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FreeSerif1" svg:font-family="FreeSerif" style:font-family-generic="system" style:font-pitch="variable"/>
    <style:font-face style:name="Liberation Mono1" svg:font-family="'Liberation Mono'"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0743in" fo:margin-top="0in" fo:margin-bottom="0in" table:align="left" style:writing-mode="lr-tb"/>
    </style:style>
    <style:style style:name="Table1.A" style:family="table-column">
      <style:table-column-properties style:column-width="1.2569in"/>
    </style:style>
    <style:style style:name="Table1.B" style:family="table-column">
      <style:table-column-properties style:column-width="5.4354in"/>
    </style:style>
    <style:style style:name="Table1.1" style:family="table-row">
      <style:table-row-properties fo:keep-together="auto"/>
    </style:style>
    <style:style style:name="Table1.A1" style:family="table-cell">
      <style:table-cell-properties fo:background-color="#ffffff" fo:padding-left="0.0313in" fo:padding-right="0.075in" fo:padding-top="0in" fo:padding-bottom="0in" fo:border="1pt solid #000001" style:writing-mode="lr-tb">
        <style:background-image/>
      </style:table-cell-properties>
    </style:style>
    <style:style style:name="Table2" style:family="table">
      <style:table-properties style:width="6.6931in" fo:margin-left="-0.0743in" fo:margin-top="0in" fo:margin-bottom="0in" table:align="left" style:writing-mode="lr-tb"/>
    </style:style>
    <style:style style:name="Table2.A" style:family="table-column">
      <style:table-column-properties style:column-width="1.2569in"/>
    </style:style>
    <style:style style:name="Table2.B" style:family="table-column">
      <style:table-column-properties style:column-width="5.4354in"/>
    </style:style>
    <style:style style:name="Table2.1" style:family="table-row">
      <style:table-row-properties fo:keep-together="auto"/>
    </style:style>
    <style:style style:name="Table2.A1" style:family="table-cell">
      <style:table-cell-properties fo:background-color="#ffffff" fo:padding-left="0.0313in" fo:padding-right="0.075in" fo:padding-top="0in" fo:padding-bottom="0in" fo:border="1pt solid #000001" style:writing-mode="lr-tb">
        <style:background-image/>
      </style:table-cell-properties>
    </style:style>
    <style:style style:name="Table3" style:family="table">
      <style:table-properties style:width="6.6889in" fo:margin-left="-0.0743in" fo:margin-top="0in" fo:margin-bottom="0in" table:align="left" style:writing-mode="lr-tb"/>
    </style:style>
    <style:style style:name="Table3.A" style:family="table-column">
      <style:table-column-properties style:column-width="0.9396in"/>
    </style:style>
    <style:style style:name="Table3.B" style:family="table-column">
      <style:table-column-properties style:column-width="5.7486in"/>
    </style:style>
    <style:style style:name="Table3.1" style:family="table-row">
      <style:table-row-properties fo:keep-together="auto"/>
    </style:style>
    <style:style style:name="Table3.A1" style:family="table-cell">
      <style:table-cell-properties fo:background-color="#ffffff" fo:padding-left="0.0313in" fo:padding-right="0.075in" fo:padding-top="0in" fo:padding-bottom="0in" fo:border="1pt solid #000001" style:writing-mode="lr-tb">
        <style:background-image/>
      </style:table-cell-properties>
    </style:style>
    <style:style style:name="Table4" style:family="table">
      <style:table-properties style:width="6.6931in" fo:margin-left="-0.0743in" fo:margin-top="0in" fo:margin-bottom="0in" table:align="left" style:writing-mode="lr-tb"/>
    </style:style>
    <style:style style:name="Table4.A" style:family="table-column">
      <style:table-column-properties style:column-width="1.2569in"/>
    </style:style>
    <style:style style:name="Table4.B" style:family="table-column">
      <style:table-column-properties style:column-width="5.4354in"/>
    </style:style>
    <style:style style:name="Table4.1" style:family="table-row">
      <style:table-row-properties fo:keep-together="auto"/>
    </style:style>
    <style:style style:name="Table4.A1" style:family="table-cell">
      <style:table-cell-properties fo:background-color="#ffffff" fo:padding-left="0.0313in" fo:padding-right="0.075in" fo:padding-top="0in" fo:padding-bottom="0in" fo:border-left="1pt solid #000001" fo:border-right="1pt solid #000001" fo:border-top="1pt solid #000001" fo:border-bottom="none" style:writing-mode="lr-tb">
        <style:background-image/>
      </style:table-cell-properties>
    </style:style>
    <style:style style:name="Table4.A2" style:family="table-cell">
      <style:table-cell-properties fo:background-color="#ffffff" fo:padding-left="0.0313in" fo:padding-right="0.075in" fo:padding-top="0in" fo:padding-bottom="0in" fo:border-left="1pt solid #000001" fo:border-right="1pt solid #000001" fo:border-top="none" fo:border-bottom="none" style:writing-mode="lr-tb">
        <style:background-image/>
      </style:table-cell-properties>
    </style:style>
    <style:style style:name="Table4.A11" style:family="table-cell">
      <style:table-cell-properties fo:background-color="#ffffff" fo:padding-left="0.0313in" fo:padding-right="0.075in" fo:padding-top="0in" fo:padding-bottom="0in" fo:border-left="1pt solid #000001" fo:border-right="1pt solid #000001" fo:border-top="none" fo:border-bottom="1pt solid #000001" style:writing-mode="lr-tb">
        <style:background-image/>
      </style:table-cell-properties>
    </style:style>
    <style:style style:name="Table5" style:family="table">
      <style:table-properties style:width="6.6931in" fo:margin-left="-0.0743in" fo:margin-top="0in" fo:margin-bottom="0in" table:align="left" style:writing-mode="lr-tb"/>
    </style:style>
    <style:style style:name="Table5.A" style:family="table-column">
      <style:table-column-properties style:column-width="1.2569in"/>
    </style:style>
    <style:style style:name="Table5.B" style:family="table-column">
      <style:table-column-properties style:column-width="5.4354in"/>
    </style:style>
    <style:style style:name="Table5.1" style:family="table-row">
      <style:table-row-properties fo:keep-together="auto"/>
    </style:style>
    <style:style style:name="Table5.A1" style:family="table-cell">
      <style:table-cell-properties fo:background-color="#ffffff" fo:padding-left="0.0313in" fo:padding-right="0.075in" fo:padding-top="0in" fo:padding-bottom="0in" fo:border="1pt solid #000001" style:writing-mode="lr-tb">
        <style:background-image/>
      </style:table-cell-properties>
    </style:style>
    <style:style style:name="Table6" style:family="table">
      <style:table-properties style:width="6.6931in" fo:margin-left="-0.0743in" fo:margin-top="0in" fo:margin-bottom="0in" table:align="left" style:writing-mode="lr-tb"/>
    </style:style>
    <style:style style:name="Table6.A" style:family="table-column">
      <style:table-column-properties style:column-width="1.2569in"/>
    </style:style>
    <style:style style:name="Table6.B" style:family="table-column">
      <style:table-column-properties style:column-width="5.4354in"/>
    </style:style>
    <style:style style:name="Table6.1" style:family="table-row">
      <style:table-row-properties fo:keep-together="auto"/>
    </style:style>
    <style:style style:name="Table6.A1" style:family="table-cell">
      <style:table-cell-properties fo:background-color="#ffffff" fo:padding-left="0.0313in" fo:padding-right="0.075in" fo:padding-top="0in" fo:padding-bottom="0in" fo:border="1pt solid #000001" style:writing-mode="lr-tb">
        <style:background-image/>
      </style:table-cell-properties>
    </style:style>
    <style:style style:name="Table7" style:family="table">
      <style:table-properties style:width="6.6931in" fo:margin-left="-0.0743in" fo:margin-top="0in" fo:margin-bottom="0in" table:align="left" style:writing-mode="lr-tb"/>
    </style:style>
    <style:style style:name="Table7.A" style:family="table-column">
      <style:table-column-properties style:column-width="1.2569in"/>
    </style:style>
    <style:style style:name="Table7.B" style:family="table-column">
      <style:table-column-properties style:column-width="5.4354in"/>
    </style:style>
    <style:style style:name="Table7.1" style:family="table-row">
      <style:table-row-properties fo:keep-together="auto"/>
    </style:style>
    <style:style style:name="Table7.A1" style:family="table-cell">
      <style:table-cell-properties fo:background-color="#ffffff" fo:padding-left="0.0313in" fo:padding-right="0.075in" fo:padding-top="0in" fo:padding-bottom="0in" fo:border="1pt solid #000001" style:writing-mode="lr-tb">
        <style:background-image/>
      </style:table-cell-properties>
    </style:style>
    <style:style style:name="Table8" style:family="table">
      <style:table-properties style:width="6.6931in" fo:margin-left="-0.0743in" fo:margin-top="0in" fo:margin-bottom="0in" table:align="left" style:writing-mode="lr-tb"/>
    </style:style>
    <style:style style:name="Table8.A" style:family="table-column">
      <style:table-column-properties style:column-width="1.2569in"/>
    </style:style>
    <style:style style:name="Table8.B" style:family="table-column">
      <style:table-column-properties style:column-width="5.4354in"/>
    </style:style>
    <style:style style:name="Table8.1" style:family="table-row">
      <style:table-row-properties fo:keep-together="auto"/>
    </style:style>
    <style:style style:name="Table8.A1" style:family="table-cell">
      <style:table-cell-properties fo:background-color="#ffffff" fo:padding-left="0.0313in" fo:padding-right="0.075in" fo:padding-top="0in" fo:padding-bottom="0in" fo:border="1pt solid #000001" style:writing-mode="lr-tb">
        <style:background-image/>
      </style:table-cell-properties>
    </style:style>
    <style:style style:name="Table9" style:family="table">
      <style:table-properties style:width="6.6889in" fo:margin-left="-0.0743in" fo:margin-top="0in" fo:margin-bottom="0in" table:align="left" style:writing-mode="lr-tb"/>
    </style:style>
    <style:style style:name="Table9.A" style:family="table-column">
      <style:table-column-properties style:column-width="1.2563in"/>
    </style:style>
    <style:style style:name="Table9.B" style:family="table-column">
      <style:table-column-properties style:column-width="5.4319in"/>
    </style:style>
    <style:style style:name="Table9.1" style:family="table-row">
      <style:table-row-properties fo:keep-together="auto"/>
    </style:style>
    <style:style style:name="Table9.A1" style:family="table-cell">
      <style:table-cell-properties fo:background-color="#ffffff" fo:padding-left="0.0313in" fo:padding-right="0.075in" fo:padding-top="0in" fo:padding-bottom="0in" fo:border="1pt solid #000001" style:writing-mode="lr-tb">
        <style:background-image/>
      </style:table-cell-properties>
    </style:style>
    <style:style style:name="Table10" style:family="table">
      <style:table-properties style:width="6.6889in" fo:margin-left="-0.0743in" fo:margin-top="0in" fo:margin-bottom="0in" table:align="left" style:writing-mode="lr-tb"/>
    </style:style>
    <style:style style:name="Table10.A" style:family="table-column">
      <style:table-column-properties style:column-width="1.2563in"/>
    </style:style>
    <style:style style:name="Table10.B" style:family="table-column">
      <style:table-column-properties style:column-width="5.4319in"/>
    </style:style>
    <style:style style:name="Table10.1" style:family="table-row">
      <style:table-row-properties fo:keep-together="auto"/>
    </style:style>
    <style:style style:name="Table10.A1" style:family="table-cell">
      <style:table-cell-properties fo:background-color="#ffffff" fo:padding-left="0.0313in" fo:padding-right="0.075in" fo:padding-top="0in" fo:padding-bottom="0in" fo:border="1pt solid #000001" style:writing-mode="lr-tb">
        <style:background-image/>
      </style:table-cell-properties>
    </style:style>
    <style:style style:name="Table11" style:family="table">
      <style:table-properties style:width="6.6889in" fo:margin-left="-0.0743in" fo:margin-top="0in" fo:margin-bottom="0in" table:align="left" style:writing-mode="lr-tb"/>
    </style:style>
    <style:style style:name="Table11.A" style:family="table-column">
      <style:table-column-properties style:column-width="1.2563in"/>
    </style:style>
    <style:style style:name="Table11.B" style:family="table-column">
      <style:table-column-properties style:column-width="5.4319in"/>
    </style:style>
    <style:style style:name="Table11.1" style:family="table-row">
      <style:table-row-properties fo:keep-together="auto"/>
    </style:style>
    <style:style style:name="Table11.A1" style:family="table-cell">
      <style:table-cell-properties fo:background-color="#ffffff" fo:padding-left="0.0313in" fo:padding-right="0.075in" fo:padding-top="0in" fo:padding-bottom="0in" fo:border="1pt solid #000001" style:writing-mode="lr-tb">
        <style:background-image/>
      </style:table-cell-properties>
    </style:style>
    <style:style style:name="Table12" style:family="table">
      <style:table-properties style:width="6.6889in" fo:margin-left="-0.0743in" fo:margin-top="0in" fo:margin-bottom="0in" table:align="left" style:writing-mode="lr-tb"/>
    </style:style>
    <style:style style:name="Table12.A" style:family="table-column">
      <style:table-column-properties style:column-width="1.2563in"/>
    </style:style>
    <style:style style:name="Table12.B" style:family="table-column">
      <style:table-column-properties style:column-width="5.4319in"/>
    </style:style>
    <style:style style:name="Table12.1" style:family="table-row">
      <style:table-row-properties fo:keep-together="auto"/>
    </style:style>
    <style:style style:name="Table12.A1" style:family="table-cell">
      <style:table-cell-properties fo:background-color="#ffffff" fo:padding-left="0.0313in" fo:padding-right="0.075in" fo:padding-top="0in" fo:padding-bottom="0in" fo:border="1pt solid #000001" style:writing-mode="lr-tb">
        <style:background-image/>
      </style:table-cell-properties>
    </style:style>
    <style:style style:name="Table13" style:family="table">
      <style:table-properties style:width="6.6889in" fo:margin-left="-0.0743in" fo:margin-top="0in" fo:margin-bottom="0in" table:align="left" style:writing-mode="lr-tb"/>
    </style:style>
    <style:style style:name="Table13.A" style:family="table-column">
      <style:table-column-properties style:column-width="1.2563in"/>
    </style:style>
    <style:style style:name="Table13.B" style:family="table-column">
      <style:table-column-properties style:column-width="5.4319in"/>
    </style:style>
    <style:style style:name="Table13.1" style:family="table-row">
      <style:table-row-properties fo:keep-together="auto"/>
    </style:style>
    <style:style style:name="Table13.A1" style:family="table-cell">
      <style:table-cell-properties fo:background-color="#ffffff" fo:padding-left="0.0313in" fo:padding-right="0.075in" fo:padding-top="0in" fo:padding-bottom="0in" fo:border="1pt solid #000001" style:writing-mode="lr-tb">
        <style:background-image/>
      </style:table-cell-properties>
    </style:style>
    <style:style style:name="Table14" style:family="table">
      <style:table-properties style:width="6.6806in" fo:margin-left="-0.0743in" fo:margin-top="0in" fo:margin-bottom="0in" table:align="left" style:writing-mode="lr-tb"/>
    </style:style>
    <style:style style:name="Table14.A" style:family="table-column">
      <style:table-column-properties style:column-width="1.2493in"/>
    </style:style>
    <style:style style:name="Table14.B" style:family="table-column">
      <style:table-column-properties style:column-width="5.4306in"/>
    </style:style>
    <style:style style:name="Table14.1" style:family="table-row">
      <style:table-row-properties fo:keep-together="auto"/>
    </style:style>
    <style:style style:name="Table14.A1" style:family="table-cell">
      <style:table-cell-properties fo:background-color="#ffffff" fo:padding-left="0.0313in" fo:padding-right="0.075in" fo:padding-top="0in" fo:padding-bottom="0in" fo:border="1pt solid #000001" style:writing-mode="lr-tb">
        <style:background-image/>
      </style:table-cell-properties>
    </style:style>
    <style:style style:name="Table15" style:family="table">
      <style:table-properties style:width="6.6806in" fo:margin-left="-0.0743in" fo:margin-top="0in" fo:margin-bottom="0in" table:align="left" style:writing-mode="lr-tb"/>
    </style:style>
    <style:style style:name="Table15.A" style:family="table-column">
      <style:table-column-properties style:column-width="1.2493in"/>
    </style:style>
    <style:style style:name="Table15.B" style:family="table-column">
      <style:table-column-properties style:column-width="5.4306in"/>
    </style:style>
    <style:style style:name="Table15.1" style:family="table-row">
      <style:table-row-properties fo:keep-together="auto"/>
    </style:style>
    <style:style style:name="Table15.A1" style:family="table-cell">
      <style:table-cell-properties fo:background-color="#ffffff" fo:padding-left="0.0313in" fo:padding-right="0.075in" fo:padding-top="0in" fo:padding-bottom="0in" fo:border="1pt solid #000001" style:writing-mode="lr-tb">
        <style:background-image/>
      </style:table-cell-properties>
    </style:style>
    <style:style style:name="Table16" style:family="table">
      <style:table-properties style:width="6.6806in" fo:margin-left="-0.0743in" fo:margin-top="0in" fo:margin-bottom="0in" table:align="left" style:writing-mode="lr-tb"/>
    </style:style>
    <style:style style:name="Table16.A" style:family="table-column">
      <style:table-column-properties style:column-width="1.2493in"/>
    </style:style>
    <style:style style:name="Table16.B" style:family="table-column">
      <style:table-column-properties style:column-width="5.4306in"/>
    </style:style>
    <style:style style:name="Table16.1" style:family="table-row">
      <style:table-row-properties fo:keep-together="auto"/>
    </style:style>
    <style:style style:name="Table16.A1" style:family="table-cell">
      <style:table-cell-properties fo:background-color="#ffffff" fo:padding-left="0.0313in" fo:padding-right="0.075in" fo:padding-top="0in" fo:padding-bottom="0in" fo:border="1pt solid #000001" style:writing-mode="lr-tb">
        <style:background-image/>
      </style:table-cell-properties>
    </style:style>
    <style:style style:name="Table16.A8" style:family="table-cell">
      <style:table-cell-properties fo:background-color="#cccccc" fo:padding-left="0.0313in" fo:padding-right="0.075in" fo:padding-top="0in" fo:padding-bottom="0in" fo:border="1pt solid #000001" style:writing-mode="lr-tb">
        <style:background-image/>
      </style:table-cell-properties>
    </style:style>
    <style:style style:name="Table17" style:family="table">
      <style:table-properties style:width="6.6757in" fo:margin-left="-0.0639in" fo:margin-top="0in" fo:margin-bottom="0in" table:align="left" style:writing-mode="lr-tb"/>
    </style:style>
    <style:style style:name="Table17.A" style:family="table-column">
      <style:table-column-properties style:column-width="1.2417in"/>
    </style:style>
    <style:style style:name="Table17.B" style:family="table-column">
      <style:table-column-properties style:column-width="5.4333in"/>
    </style:style>
    <style:style style:name="Table17.1" style:family="table-row">
      <style:table-row-properties fo:keep-together="auto"/>
    </style:style>
    <style:style style:name="Table17.A1" style:family="table-cell">
      <style:table-cell-properties fo:background-color="#ffffff" fo:padding-left="0.0313in" fo:padding-right="0.075in" fo:padding-top="0in" fo:padding-bottom="0in" fo:border="1pt solid #000001" style:writing-mode="lr-tb">
        <style:background-image/>
      </style:table-cell-properties>
    </style:style>
    <style:style style:name="Table18" style:family="table">
      <style:table-properties style:width="6.6757in" fo:margin-left="-0.0639in" fo:margin-top="0in" fo:margin-bottom="0in" table:align="left" style:writing-mode="lr-tb"/>
    </style:style>
    <style:style style:name="Table18.A" style:family="table-column">
      <style:table-column-properties style:column-width="1.2417in"/>
    </style:style>
    <style:style style:name="Table18.B" style:family="table-column">
      <style:table-column-properties style:column-width="5.4333in"/>
    </style:style>
    <style:style style:name="Table18.1" style:family="table-row">
      <style:table-row-properties fo:keep-together="auto"/>
    </style:style>
    <style:style style:name="Table18.A1" style:family="table-cell">
      <style:table-cell-properties fo:background-color="#ffffff" fo:padding-left="0.0313in" fo:padding-right="0.075in" fo:padding-top="0in" fo:padding-bottom="0in" fo:border="1pt solid #000001" style:writing-mode="lr-tb">
        <style:background-image/>
      </style:table-cell-properties>
    </style:style>
    <style:style style:name="Table18.A8" style:family="table-cell">
      <style:table-cell-properties fo:background-color="#cccccc" fo:padding-left="0.0313in" fo:padding-right="0.075in" fo:padding-top="0in" fo:padding-bottom="0in" fo:border="1pt solid #000001" style:writing-mode="lr-tb">
        <style:background-image/>
      </style:table-cell-properties>
    </style:style>
    <style:style style:name="Table19" style:family="table">
      <style:table-properties style:width="6.6757in" fo:margin-left="-0.0639in" fo:margin-top="0in" fo:margin-bottom="0in" table:align="left" style:writing-mode="lr-tb"/>
    </style:style>
    <style:style style:name="Table19.A" style:family="table-column">
      <style:table-column-properties style:column-width="1.2417in"/>
    </style:style>
    <style:style style:name="Table19.B" style:family="table-column">
      <style:table-column-properties style:column-width="5.4333in"/>
    </style:style>
    <style:style style:name="Table19.1" style:family="table-row">
      <style:table-row-properties fo:keep-together="auto"/>
    </style:style>
    <style:style style:name="Table19.A1" style:family="table-cell">
      <style:table-cell-properties fo:background-color="#ffffff" fo:padding-left="0.0313in" fo:padding-right="0.075in" fo:padding-top="0in" fo:padding-bottom="0in" fo:border="1pt solid #000001" style:writing-mode="lr-tb">
        <style:background-image/>
      </style:table-cell-properties>
    </style:style>
    <style:style style:name="Table20" style:family="table">
      <style:table-properties style:width="6.6757in" fo:margin-left="-0.0639in" fo:margin-top="0in" fo:margin-bottom="0in" table:align="left" style:writing-mode="lr-tb"/>
    </style:style>
    <style:style style:name="Table20.A" style:family="table-column">
      <style:table-column-properties style:column-width="1.2417in"/>
    </style:style>
    <style:style style:name="Table20.B" style:family="table-column">
      <style:table-column-properties style:column-width="5.4333in"/>
    </style:style>
    <style:style style:name="Table20.1" style:family="table-row">
      <style:table-row-properties fo:keep-together="auto"/>
    </style:style>
    <style:style style:name="Table20.A1" style:family="table-cell">
      <style:table-cell-properties fo:background-color="#ffffff" fo:padding-left="0.0313in" fo:padding-right="0.075in" fo:padding-top="0in" fo:padding-bottom="0in" fo:border="1pt solid #000001" style:writing-mode="lr-tb">
        <style:background-image/>
      </style:table-cell-properties>
    </style:style>
    <style:style style:name="Table21" style:family="table">
      <style:table-properties style:width="6.6757in" fo:margin-left="-0.0639in" fo:margin-top="0in" fo:margin-bottom="0in" table:align="left" style:writing-mode="lr-tb"/>
    </style:style>
    <style:style style:name="Table21.A" style:family="table-column">
      <style:table-column-properties style:column-width="1.2417in"/>
    </style:style>
    <style:style style:name="Table21.B" style:family="table-column">
      <style:table-column-properties style:column-width="5.4333in"/>
    </style:style>
    <style:style style:name="Table21.1" style:family="table-row">
      <style:table-row-properties fo:keep-together="auto"/>
    </style:style>
    <style:style style:name="Table21.A1" style:family="table-cell">
      <style:table-cell-properties fo:background-color="#ffffff" fo:padding-left="0.0313in" fo:padding-right="0.075in" fo:padding-top="0in" fo:padding-bottom="0in" fo:border="1pt solid #000001" style:writing-mode="lr-tb">
        <style:background-image/>
      </style:table-cell-properties>
    </style:style>
    <style:style style:name="Table22" style:family="table">
      <style:table-properties style:width="6.6806in" fo:margin-left="-0.0743in" fo:margin-top="0in" fo:margin-bottom="0in" table:align="left" style:writing-mode="lr-tb"/>
    </style:style>
    <style:style style:name="Table22.A" style:family="table-column">
      <style:table-column-properties style:column-width="1.2493in"/>
    </style:style>
    <style:style style:name="Table22.B" style:family="table-column">
      <style:table-column-properties style:column-width="5.4306in"/>
    </style:style>
    <style:style style:name="Table22.1" style:family="table-row">
      <style:table-row-properties fo:keep-together="auto"/>
    </style:style>
    <style:style style:name="Table22.A1" style:family="table-cell">
      <style:table-cell-properties fo:background-color="#ffffff" fo:padding-left="0.0313in" fo:padding-right="0.075in" fo:padding-top="0in" fo:padding-bottom="0in" fo:border="1pt solid #000001" style:writing-mode="lr-tb">
        <style:background-image/>
      </style:table-cell-properties>
    </style:style>
    <style:style style:name="Table23" style:family="table">
      <style:table-properties style:width="6.6757in" fo:margin-left="-0.0639in" fo:margin-top="0in" fo:margin-bottom="0in" table:align="left" style:writing-mode="lr-tb"/>
    </style:style>
    <style:style style:name="Table23.A" style:family="table-column">
      <style:table-column-properties style:column-width="1.2417in"/>
    </style:style>
    <style:style style:name="Table23.B" style:family="table-column">
      <style:table-column-properties style:column-width="5.4333in"/>
    </style:style>
    <style:style style:name="Table23.1" style:family="table-row">
      <style:table-row-properties fo:keep-together="auto"/>
    </style:style>
    <style:style style:name="Table23.A1" style:family="table-cell">
      <style:table-cell-properties fo:background-color="#ffffff" fo:padding-left="0.0313in" fo:padding-right="0.075in" fo:padding-top="0in" fo:padding-bottom="0in" fo:border="1pt solid #000001" style:writing-mode="lr-tb">
        <style:background-image/>
      </style:table-cell-properties>
    </style:style>
    <style:style style:name="Table24" style:family="table">
      <style:table-properties style:width="6.6757in" fo:margin-left="-0.0639in" fo:margin-top="0in" fo:margin-bottom="0in" table:align="left" style:writing-mode="lr-tb"/>
    </style:style>
    <style:style style:name="Table24.A" style:family="table-column">
      <style:table-column-properties style:column-width="1.2417in"/>
    </style:style>
    <style:style style:name="Table24.B" style:family="table-column">
      <style:table-column-properties style:column-width="5.4333in"/>
    </style:style>
    <style:style style:name="Table24.1" style:family="table-row">
      <style:table-row-properties fo:keep-together="auto"/>
    </style:style>
    <style:style style:name="Table24.A1" style:family="table-cell">
      <style:table-cell-properties fo:background-color="#ffffff" fo:padding-left="0.0313in" fo:padding-right="0.075in" fo:padding-top="0in" fo:padding-bottom="0in" fo:border="1pt solid #000001" style:writing-mode="lr-tb">
        <style:background-image/>
      </style:table-cell-properties>
    </style:style>
    <style:style style:name="Table25" style:family="table">
      <style:table-properties style:width="6.6757in" fo:margin-left="-0.0639in" fo:margin-top="0in" fo:margin-bottom="0in" table:align="left" style:writing-mode="lr-tb"/>
    </style:style>
    <style:style style:name="Table25.A" style:family="table-column">
      <style:table-column-properties style:column-width="1.2417in"/>
    </style:style>
    <style:style style:name="Table25.B" style:family="table-column">
      <style:table-column-properties style:column-width="5.4333in"/>
    </style:style>
    <style:style style:name="Table25.1" style:family="table-row">
      <style:table-row-properties fo:keep-together="auto"/>
    </style:style>
    <style:style style:name="Table25.A1" style:family="table-cell">
      <style:table-cell-properties fo:background-color="#ffffff" fo:padding-left="0.0313in" fo:padding-right="0.075in" fo:padding-top="0in" fo:padding-bottom="0in" fo:border="1pt solid #000001" style:writing-mode="lr-tb">
        <style:background-image/>
      </style:table-cell-properties>
    </style:style>
    <style:style style:name="Table26" style:family="table">
      <style:table-properties style:width="6.6757in" fo:margin-left="-0.0639in" fo:margin-top="0in" fo:margin-bottom="0in" table:align="left" style:writing-mode="lr-tb"/>
    </style:style>
    <style:style style:name="Table26.A" style:family="table-column">
      <style:table-column-properties style:column-width="1.2417in"/>
    </style:style>
    <style:style style:name="Table26.B" style:family="table-column">
      <style:table-column-properties style:column-width="5.4333in"/>
    </style:style>
    <style:style style:name="Table26.1" style:family="table-row">
      <style:table-row-properties fo:keep-together="auto"/>
    </style:style>
    <style:style style:name="Table26.A1" style:family="table-cell">
      <style:table-cell-properties fo:background-color="#ffffff" fo:padding-left="0.0313in" fo:padding-right="0.075in" fo:padding-top="0in" fo:padding-bottom="0in" fo:border="1pt solid #000001" style:writing-mode="lr-tb">
        <style:background-image/>
      </style:table-cell-properties>
    </style:style>
    <style:style style:name="Table27" style:family="table">
      <style:table-properties style:width="6.6889in" fo:margin-left="-0.0743in" fo:margin-top="0in" fo:margin-bottom="0in" table:align="left" style:writing-mode="lr-tb"/>
    </style:style>
    <style:style style:name="Table27.A" style:family="table-column">
      <style:table-column-properties style:column-width="1.2563in"/>
    </style:style>
    <style:style style:name="Table27.B" style:family="table-column">
      <style:table-column-properties style:column-width="5.4319in"/>
    </style:style>
    <style:style style:name="Table27.1" style:family="table-row">
      <style:table-row-properties fo:keep-together="auto"/>
    </style:style>
    <style:style style:name="Table27.A1" style:family="table-cell">
      <style:table-cell-properties fo:background-color="#ffffff" fo:padding-left="0.0313in" fo:padding-right="0.075in" fo:padding-top="0in" fo:padding-bottom="0in" fo:border="1pt solid #000001" style:writing-mode="lr-tb">
        <style:background-image/>
      </style:table-cell-properties>
    </style:style>
    <style:style style:name="Table28" style:family="table">
      <style:table-properties style:width="6.6889in" fo:margin-left="-0.0743in" fo:margin-top="0in" fo:margin-bottom="0in" table:align="left" style:writing-mode="lr-tb"/>
    </style:style>
    <style:style style:name="Table28.A" style:family="table-column">
      <style:table-column-properties style:column-width="1.2563in"/>
    </style:style>
    <style:style style:name="Table28.B" style:family="table-column">
      <style:table-column-properties style:column-width="5.4319in"/>
    </style:style>
    <style:style style:name="Table28.1" style:family="table-row">
      <style:table-row-properties fo:keep-together="auto"/>
    </style:style>
    <style:style style:name="Table28.A1" style:family="table-cell">
      <style:table-cell-properties fo:background-color="#ffffff" fo:padding-left="0.0313in" fo:padding-right="0.075in" fo:padding-top="0in" fo:padding-bottom="0in" fo:border="1pt solid #000001" style:writing-mode="lr-tb">
        <style:background-image/>
      </style:table-cell-properties>
    </style:style>
    <style:style style:name="Table29" style:family="table">
      <style:table-properties style:width="6.6757in" fo:margin-left="-0.0639in" fo:margin-top="0in" fo:margin-bottom="0in" table:align="left" style:writing-mode="lr-tb"/>
    </style:style>
    <style:style style:name="Table29.A" style:family="table-column">
      <style:table-column-properties style:column-width="1.2417in"/>
    </style:style>
    <style:style style:name="Table29.B" style:family="table-column">
      <style:table-column-properties style:column-width="5.4333in"/>
    </style:style>
    <style:style style:name="Table29.1" style:family="table-row">
      <style:table-row-properties fo:keep-together="auto"/>
    </style:style>
    <style:style style:name="Table29.A1" style:family="table-cell">
      <style:table-cell-properties fo:background-color="#ffffff" fo:padding-left="0.0313in" fo:padding-right="0.075in" fo:padding-top="0in" fo:padding-bottom="0in" fo:border="1pt solid #000001" style:writing-mode="lr-tb">
        <style:background-image/>
      </style:table-cell-properties>
    </style:style>
    <style:style style:name="Table30" style:family="table">
      <style:table-properties style:width="6.6757in" fo:margin-left="-0.0639in" fo:margin-top="0in" fo:margin-bottom="0in" table:align="left" style:writing-mode="lr-tb"/>
    </style:style>
    <style:style style:name="Table30.A" style:family="table-column">
      <style:table-column-properties style:column-width="1.2417in"/>
    </style:style>
    <style:style style:name="Table30.B" style:family="table-column">
      <style:table-column-properties style:column-width="5.4333in"/>
    </style:style>
    <style:style style:name="Table30.1" style:family="table-row">
      <style:table-row-properties fo:keep-together="auto"/>
    </style:style>
    <style:style style:name="Table30.A1" style:family="table-cell">
      <style:table-cell-properties fo:background-color="#ffffff" fo:padding-left="0.0313in" fo:padding-right="0.075in" fo:padding-top="0in" fo:padding-bottom="0in" fo:border="1pt solid #000001" style:writing-mode="lr-tb">
        <style:background-image/>
      </style:table-cell-properties>
    </style:style>
    <style:style style:name="Table31" style:family="table">
      <style:table-properties style:width="6.6757in" fo:margin-left="-0.0639in" fo:margin-top="0in" fo:margin-bottom="0in" table:align="left" style:writing-mode="lr-tb"/>
    </style:style>
    <style:style style:name="Table31.A" style:family="table-column">
      <style:table-column-properties style:column-width="1.2417in"/>
    </style:style>
    <style:style style:name="Table31.B" style:family="table-column">
      <style:table-column-properties style:column-width="5.4333in"/>
    </style:style>
    <style:style style:name="Table31.1" style:family="table-row">
      <style:table-row-properties fo:keep-together="auto"/>
    </style:style>
    <style:style style:name="Table31.A1" style:family="table-cell">
      <style:table-cell-properties fo:background-color="#ffffff" fo:padding-left="0.0313in" fo:padding-right="0.075in" fo:padding-top="0in" fo:padding-bottom="0in" fo:border="1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000000"/>
    </style:style>
    <style:style style:name="P3" style:family="paragraph" style:parent-style-name="Standard">
      <style:paragraph-properties fo:margin-top="0in" fo:margin-bottom="0in" loext:contextual-spacing="false" fo:line-height="100%" fo:orphans="2" fo:widows="2"/>
    </style:style>
    <style:style style:name="P4" style:family="paragraph" style:parent-style-name="Standard">
      <style:paragraph-properties fo:margin-top="0in" fo:margin-bottom="0in" loext:contextual-spacing="false" fo:break-before="page"/>
      <style:text-properties fo:color="#000000"/>
    </style:style>
    <style:style style:name="P5" style:family="paragraph" style:parent-style-name="Standard">
      <loext:graphic-properties draw:fill="solid" draw:fill-color="#ffffcc"/>
      <style:paragraph-properties fo:margin-top="0in" fo:margin-bottom="0in" loext:contextual-spacing="false" fo:line-height="100%" fo:orphans="2" fo:widows="2" fo:background-color="#ffffcc" fo:padding="0in" fo:border="0.74pt solid #000001"/>
    </style:style>
    <style:style style:name="P6" style:family="paragraph" style:parent-style-name="Standard">
      <loext:graphic-properties draw:fill="solid" draw:fill-color="#ffffcc"/>
      <style:paragraph-properties fo:margin-top="0in" fo:margin-bottom="0in" loext:contextual-spacing="false" fo:line-height="100%" fo:background-color="#ffffcc" fo:padding="0in" fo:border="0.74pt solid #000001"/>
      <style:text-properties fo:color="#000000"/>
    </style:style>
    <style:style style:name="P7" style:family="paragraph" style:parent-style-name="Standard" style:master-page-name="Standard">
      <style:paragraph-properties fo:margin-top="0in" fo:margin-bottom="0in" loext:contextual-spacing="false" style:page-number="1"/>
      <style:text-properties fo:font-weight="bold" style:font-weight-asian="bold"/>
    </style:style>
    <style:style style:name="P8" style:family="paragraph" style:parent-style-name="Standard">
      <loext:graphic-properties draw:fill="solid" draw:fill-color="#ffffff"/>
      <style:paragraph-properties fo:margin-left="0in" fo:margin-right="0in" fo:margin-top="0in" fo:margin-bottom="0.139in" loext:contextual-spacing="false" fo:line-height="115%" fo:text-align="start"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keep-with-next="always">
        <style:tab-stops>
          <style:tab-stop style:position="3.3465in" style:type="center"/>
          <style:tab-stop style:position="6.6929in" style:type="right"/>
        </style:tab-stops>
      </style:paragraph-properties>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ffffff" fo:keep-with-next="always">
        <style:tab-stops>
          <style:tab-stop style:position="6.6929in" style:type="right"/>
        </style:tab-stops>
      </style:paragraph-properties>
    </style:style>
    <style:style style:name="P11"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ffffff" fo:keep-with-next="always">
        <style:tab-stops>
          <style:tab-stop style:position="6.6929in" style:type="right"/>
        </style:tab-stops>
      </style:paragraph-properties>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4" style:family="paragraph" style:parent-style-name="Standard">
      <loext:graphic-properties draw:fill="solid" draw:fill-color="#ffffcc"/>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ffffcc" fo:padding="0.0138in" fo:border="0.51pt solid #000001" fo:keep-with-next="always"/>
    </style:style>
    <style:style style:name="P15" style:family="paragraph" style:parent-style-name="Standard">
      <loext:graphic-properties draw:fill="solid" draw:fill-color="#ffffcc"/>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ffffcc" fo:padding="0.0138in" fo:border="0.51pt solid #000001" fo:keep-with-next="always"/>
      <style:text-properties fo:font-variant="normal" fo:text-transform="none" fo:color="#000000" style:text-line-through-style="none" style:text-line-through-type="none" style:text-position="0% 100%" style:font-name="Liberation Mono" fo:font-size="8pt" fo:font-style="normal" style:text-underline-style="none" fo:font-weight="normal" style:font-name-asian="Liberation Mono1" style:font-size-asian="8pt" style:font-style-asian="normal" style:font-weight-asian="normal" style:font-name-complex="Liberation Mono1" style:font-size-complex="8pt"/>
    </style:style>
    <style:style style:name="P16" style:family="paragraph" style:parent-style-name="Standard">
      <loext:graphic-properties draw:fill="solid" draw:fill-color="#ffffcc"/>
      <style:paragraph-properties fo:margin-left="0in" fo:margin-right="0in" fo:margin-top="0.0398in" fo:margin-bottom="0in" loext:contextual-spacing="false" fo:line-height="100%" fo:text-align="justify" style:justify-single-word="false" fo:keep-together="auto" fo:orphans="2" fo:widows="2" fo:text-indent="0in" style:auto-text-indent="false" fo:background-color="#ffffcc" fo:padding="0.0138in" fo:border="0.51pt solid #000001" fo:keep-with-next="always"/>
    </style:style>
    <style:style style:name="P17" style:family="paragraph" style:parent-style-name="Standard">
      <loext:graphic-properties draw:fill="solid" draw:fill-color="#ffffcc"/>
      <style:paragraph-properties fo:margin-left="0in" fo:margin-right="0in" fo:margin-top="0in" fo:margin-bottom="0.0783in" loext:contextual-spacing="false" fo:line-height="100%" fo:text-align="justify" style:justify-single-word="false" fo:keep-together="auto" fo:orphans="2" fo:widows="2" fo:text-indent="0in" style:auto-text-indent="false" fo:background-color="#ffffcc" fo:padding="0.0138in" fo:border="0.51pt solid #000001" fo:keep-with-next="always"/>
    </style:style>
    <style:style style:name="P18" style:family="paragraph" style:parent-style-name="Standard" style:list-style-name="WWNum16">
      <loext:graphic-properties draw:fill="solid" draw:fill-color="#ffffff"/>
      <style:paragraph-properties fo:margin-left="0in" fo:margin-right="0in" fo:margin-top="0.139in" fo:margin-bottom="0in" loext:contextual-spacing="false" fo:line-height="115%" fo:text-align="start" style:justify-single-word="false" fo:keep-together="always" fo:orphans="2" fo:widows="2" fo:text-indent="0in" style:auto-text-indent="false" fo:background-color="#ffffff" fo:keep-with-next="always">
        <style:tab-stops>
          <style:tab-stop style:position="0in"/>
        </style:tab-stops>
      </style:paragraph-properties>
    </style:style>
    <style:style style:name="P19" style:family="paragraph" style:parent-style-name="Standard">
      <loext:graphic-properties draw:fill="solid" draw:fill-color="#ffffff"/>
      <style:paragraph-properties fo:margin-left="0.1965in" fo:margin-right="0in" fo:margin-top="0in" fo:margin-bottom="0in" loext:contextual-spacing="false" fo:line-height="100%" fo:text-align="justify" style:justify-single-word="false" fo:keep-together="auto" fo:orphans="2" fo:widows="2" fo:text-indent="0in" style:auto-text-indent="false" fo:background-color="#ffffff" fo:keep-with-next="always">
        <style:tab-stops>
          <style:tab-stop style:position="6.4965in" style:type="right"/>
        </style:tab-stops>
      </style:paragraph-properties>
    </style:style>
    <style:style style:name="P20" style:family="paragraph" style:parent-style-name="Standard">
      <loext:graphic-properties draw:fill="solid" draw:fill-color="#ffffff"/>
      <style:paragraph-properties fo:margin-left="0.1965in" fo:margin-right="0in" fo:margin-top="0in" fo:margin-bottom="0in" loext:contextual-spacing="false" fo:line-height="100%" fo:text-align="justify" style:justify-single-word="false" fo:keep-together="auto" fo:orphans="2" fo:widows="2" fo:text-indent="0in" style:auto-text-indent="false" fo:background-color="#ffffff" fo:keep-with-next="always">
        <style:tab-stops>
          <style:tab-stop style:position="6.4965in" style:type="right"/>
        </style:tab-stops>
      </style:paragraph-properties>
      <style:text-properties fo:font-variant="normal" fo:text-transform="none" fo:color="#000000" style:text-line-through-style="none" style:text-line-through-type="none" style:text-position="0% 100%" style:font-name="FreeSerif" fo:font-size="10pt" fo:font-style="normal" style:text-underline-style="none" fo:font-weight="normal" style:font-name-asian="FreeSerif1" style:font-size-asian="10pt" style:font-style-asian="normal" style:font-weight-asian="normal" style:font-name-complex="FreeSerif1" style:font-size-complex="10pt"/>
    </style:style>
    <style:style style:name="P21" style:family="paragraph" style:parent-style-name="Standard">
      <loext:graphic-properties draw:fill="solid" draw:fill-color="#ffffff"/>
      <style:paragraph-properties fo:margin-left="0.3929in" fo:margin-right="0in" fo:margin-top="0in" fo:margin-bottom="0in" loext:contextual-spacing="false" fo:line-height="100%" fo:text-align="justify" style:justify-single-word="false" fo:keep-together="auto" fo:orphans="2" fo:widows="2" fo:text-indent="0in" style:auto-text-indent="false" fo:background-color="#ffffff" fo:keep-with-next="always">
        <style:tab-stops>
          <style:tab-stop style:position="6.3in" style:type="right"/>
        </style:tab-stops>
      </style:paragraph-properties>
    </style:style>
    <style:style style:name="P22" style:family="paragraph" style:parent-style-name="Standard">
      <loext:graphic-properties draw:fill="solid" draw:fill-color="#ffffff"/>
      <style:paragraph-properties fo:margin-left="0.5898in" fo:margin-right="0in" fo:margin-top="0in" fo:margin-bottom="0in" loext:contextual-spacing="false" fo:line-height="100%" fo:text-align="justify" style:justify-single-word="false" fo:keep-together="auto" fo:orphans="2" fo:widows="2" fo:text-indent="0in" style:auto-text-indent="false" fo:background-color="#ffffff" fo:keep-with-next="always">
        <style:tab-stops>
          <style:tab-stop style:position="6.1035in" style:type="right"/>
        </style:tab-stops>
      </style:paragraph-properties>
    </style:style>
    <style:style style:name="P23" style:family="paragraph" style:parent-style-name="Standard" style:list-style-name="WWNum18">
      <style:paragraph-properties fo:margin-left="0.5in" fo:margin-right="0in" fo:text-indent="-0.25in" style:auto-text-indent="false">
        <style:tab-stops>
          <style:tab-stop style:position="0in"/>
        </style:tab-stops>
      </style:paragraph-properties>
    </style:style>
    <style:style style:name="P24" style:family="paragraph" style:parent-style-name="Standard" style:list-style-name="WWNum1">
      <style:paragraph-properties fo:margin-left="0.5in" fo:margin-right="0in" fo:text-indent="-0.25in" style:auto-text-indent="false">
        <style:tab-stops>
          <style:tab-stop style:position="0in"/>
        </style:tab-stops>
      </style:paragraph-properties>
    </style:style>
    <style:style style:name="P25" style:family="paragraph" style:parent-style-name="Standard" style:list-style-name="WWNum17">
      <style:paragraph-properties fo:margin-left="0.5in" fo:margin-right="0in" fo:text-indent="-0.25in" style:auto-text-indent="false">
        <style:tab-stops>
          <style:tab-stop style:position="0in"/>
        </style:tab-stops>
      </style:paragraph-properties>
    </style:style>
    <style:style style:name="P26" style:family="paragraph" style:parent-style-name="Standard" style:list-style-name="WWNum2">
      <style:paragraph-properties fo:margin-left="0.5in" fo:margin-right="0in" fo:text-indent="-0.25in" style:auto-text-indent="false">
        <style:tab-stops>
          <style:tab-stop style:position="0in"/>
        </style:tab-stops>
      </style:paragraph-properties>
    </style:style>
    <style:style style:name="P27" style:family="paragraph" style:parent-style-name="Standard" style:list-style-name="WWNum4">
      <style:paragraph-properties fo:margin-left="0.5in" fo:margin-right="0in" fo:text-indent="-0.25in" style:auto-text-indent="false">
        <style:tab-stops>
          <style:tab-stop style:position="0in"/>
        </style:tab-stops>
      </style:paragraph-properties>
    </style:style>
    <style:style style:name="P28" style:family="paragraph" style:parent-style-name="Standard" style:list-style-name="WWNum6">
      <style:paragraph-properties fo:margin-left="0.5in" fo:margin-right="0in" fo:text-indent="-0.25in" style:auto-text-indent="false">
        <style:tab-stops>
          <style:tab-stop style:position="0in"/>
        </style:tab-stops>
      </style:paragraph-properties>
    </style:style>
    <style:style style:name="P29" style:family="paragraph" style:parent-style-name="Standard" style:list-style-name="WWNum13">
      <style:paragraph-properties fo:margin-left="0.5in" fo:margin-right="0in" fo:text-indent="-0.25in" style:auto-text-indent="false">
        <style:tab-stops>
          <style:tab-stop style:position="0in"/>
        </style:tab-stops>
      </style:paragraph-properties>
    </style:style>
    <style:style style:name="P30" style:family="paragraph" style:parent-style-name="Standard" style:list-style-name="WWNum9">
      <style:paragraph-properties fo:margin-left="0.5in" fo:margin-right="0in" fo:text-indent="-0.25in" style:auto-text-indent="false">
        <style:tab-stops>
          <style:tab-stop style:position="0in"/>
        </style:tab-stops>
      </style:paragraph-properties>
    </style:style>
    <style:style style:name="P31" style:family="paragraph" style:parent-style-name="Standard" style:list-style-name="WWNum7">
      <style:paragraph-properties fo:margin-left="0.5in" fo:margin-right="0in" fo:text-indent="-0.25in" style:auto-text-indent="false">
        <style:tab-stops>
          <style:tab-stop style:position="0in"/>
        </style:tab-stops>
      </style:paragraph-properties>
    </style:style>
    <style:style style:name="P32" style:family="paragraph" style:parent-style-name="Standard" style:list-style-name="WWNum10">
      <style:paragraph-properties fo:margin-left="0.5in" fo:margin-right="0in" fo:text-indent="-0.25in" style:auto-text-indent="false">
        <style:tab-stops>
          <style:tab-stop style:position="0in"/>
        </style:tab-stops>
      </style:paragraph-properties>
    </style:style>
    <style:style style:name="P33" style:family="paragraph" style:parent-style-name="Standard" style:list-style-name="WWNum12">
      <style:paragraph-properties fo:margin-left="0.5in" fo:margin-right="0in" fo:text-indent="-0.25in" style:auto-text-indent="false"/>
    </style:style>
    <style:style style:name="P34" style:family="paragraph" style:parent-style-name="Standard" style:list-style-name="WWNum15">
      <style:paragraph-properties fo:margin-left="0.5in" fo:margin-right="0in" fo:text-indent="-0.25in" style:auto-text-indent="false"/>
    </style:style>
    <style:style style:name="P35" style:family="paragraph" style:parent-style-name="Standard" style:list-style-name="WWNum29">
      <style:paragraph-properties fo:margin-left="0.5in" fo:margin-right="0in" fo:text-indent="-0.25in" style:auto-text-indent="false"/>
    </style:style>
    <style:style style:name="P36" style:family="paragraph" style:parent-style-name="Standard" style:list-style-name="WWNum30">
      <style:paragraph-properties fo:margin-left="0.5in" fo:margin-right="0in" fo:text-indent="-0.25in" style:auto-text-indent="false"/>
    </style:style>
    <style:style style:name="P37" style:family="paragraph" style:parent-style-name="Standard" style:list-style-name="WWNum31">
      <style:paragraph-properties fo:margin-left="0.5in" fo:margin-right="0in" fo:text-indent="-0.25in" style:auto-text-indent="false"/>
    </style:style>
    <style:style style:name="P38" style:family="paragraph" style:parent-style-name="Standard" style:list-style-name="WWNum32">
      <style:paragraph-properties fo:margin-left="0.5in" fo:margin-right="0in" fo:text-indent="-0.25in" style:auto-text-indent="false"/>
    </style:style>
    <style:style style:name="P39" style:family="paragraph" style:parent-style-name="Standard" style:list-style-name="WWNum33">
      <style:paragraph-properties fo:margin-left="0.5in" fo:margin-right="0in" fo:text-indent="-0.25in" style:auto-text-indent="false"/>
    </style:style>
    <style:style style:name="P40" style:family="paragraph" style:parent-style-name="Standard" style:list-style-name="WWNum23">
      <style:paragraph-properties fo:margin-left="0.5in" fo:margin-right="0in" fo:text-indent="-0.25in" style:auto-text-indent="false"/>
    </style:style>
    <style:style style:name="P41" style:family="paragraph" style:parent-style-name="Standard" style:list-style-name="WWNum24">
      <style:paragraph-properties fo:margin-left="0.5in" fo:margin-right="0in" fo:text-indent="-0.25in" style:auto-text-indent="false"/>
    </style:style>
    <style:style style:name="P42" style:family="paragraph" style:parent-style-name="Standard" style:list-style-name="WWNum25">
      <style:paragraph-properties fo:margin-left="0.5in" fo:margin-right="0in" fo:text-indent="-0.25in" style:auto-text-indent="false"/>
    </style:style>
    <style:style style:name="P43" style:family="paragraph" style:parent-style-name="Standard" style:list-style-name="WWNum26">
      <style:paragraph-properties fo:margin-left="0.5in" fo:margin-right="0in" fo:text-indent="-0.25in" style:auto-text-indent="false"/>
    </style:style>
    <style:style style:name="P44" style:family="paragraph" style:parent-style-name="Standard" style:list-style-name="WWNum27">
      <style:paragraph-properties fo:margin-left="0.5in" fo:margin-right="0in" fo:text-indent="-0.25in" style:auto-text-indent="false"/>
    </style:style>
    <style:style style:name="P45" style:family="paragraph" style:parent-style-name="Standard" style:list-style-name="WWNum28">
      <style:paragraph-properties fo:margin-left="0.5in" fo:margin-right="0in" fo:text-indent="-0.25in" style:auto-text-indent="false"/>
    </style:style>
    <style:style style:name="P46" style:family="paragraph" style:parent-style-name="Standard" style:list-style-name="WWNum19">
      <style:paragraph-properties fo:margin-left="0.5in" fo:margin-right="0in" fo:text-indent="-0.25in" style:auto-text-indent="false"/>
    </style:style>
    <style:style style:name="P47" style:family="paragraph" style:parent-style-name="Standard" style:list-style-name="WWNum20">
      <style:paragraph-properties fo:margin-left="0.5in" fo:margin-right="0in" fo:text-indent="-0.25in" style:auto-text-indent="false"/>
    </style:style>
    <style:style style:name="P48" style:family="paragraph" style:parent-style-name="Standard" style:list-style-name="WWNum21">
      <style:paragraph-properties fo:margin-left="0.5in" fo:margin-right="0in" fo:text-indent="-0.25in" style:auto-text-indent="false"/>
    </style:style>
    <style:style style:name="P49" style:family="paragraph" style:parent-style-name="Standard" style:list-style-name="WWNum22">
      <style:paragraph-properties fo:margin-left="0.5in" fo:margin-right="0in" fo:text-indent="-0.25in" style:auto-text-indent="false"/>
    </style:style>
    <style:style style:name="P50" style:family="paragraph" style:parent-style-name="Standard" style:list-style-name="WWNum3">
      <style:paragraph-properties fo:margin-left="0.5in" fo:margin-right="0in" fo:text-indent="-0.25in" style:auto-text-indent="false"/>
    </style:style>
    <style:style style:name="P51" style:family="paragraph" style:parent-style-name="Standard" style:list-style-name="WWNum5">
      <style:paragraph-properties fo:margin-left="0.5in" fo:margin-right="0in" fo:text-indent="-0.25in" style:auto-text-indent="false"/>
    </style:style>
    <style:style style:name="P52" style:family="paragraph" style:parent-style-name="Standard" style:list-style-name="WWNum8">
      <style:paragraph-properties fo:margin-left="0.5in" fo:margin-right="0in" fo:text-indent="-0.25in" style:auto-text-indent="false"/>
    </style:style>
    <style:style style:name="P53" style:family="paragraph" style:parent-style-name="Standard" style:list-style-name="WWNum11">
      <style:paragraph-properties fo:margin-left="0.5in" fo:margin-right="0in" fo:text-indent="-0.25in" style:auto-text-indent="false"/>
    </style:style>
    <style:style style:name="P54" style:family="paragraph" style:parent-style-name="Standard" style:list-style-name="WWNum18">
      <style:paragraph-properties fo:margin-left="0.5in" fo:margin-right="0in" fo:line-height="100%" fo:orphans="2" fo:widows="2" fo:text-indent="-0.25in" style:auto-text-indent="false">
        <style:tab-stops>
          <style:tab-stop style:position="0in"/>
        </style:tab-stops>
      </style:paragraph-properties>
    </style:style>
    <style:style style:name="P55" style:family="paragraph" style:parent-style-name="Standard" style:list-style-name="WWNum1">
      <style:paragraph-properties fo:margin-left="0.5in" fo:margin-right="0in" fo:line-height="100%" fo:orphans="2" fo:widows="2" fo:text-indent="-0.25in" style:auto-text-indent="false">
        <style:tab-stops>
          <style:tab-stop style:position="0in"/>
        </style:tab-stops>
      </style:paragraph-properties>
    </style:style>
    <style:style style:name="P56" style:family="paragraph" style:parent-style-name="Standard" style:list-style-name="WWNum25">
      <style:paragraph-properties fo:margin-left="0.5in" fo:margin-right="0in" fo:text-indent="-0.25in" style:auto-text-indent="false" fo:break-before="page"/>
      <style:text-properties fo:color="#000000"/>
    </style:style>
    <style:style style:name="P57" style:family="paragraph" style:parent-style-name="Standard">
      <style:paragraph-properties fo:margin-top="0in" fo:margin-bottom="0.0783in" loext:contextual-spacing="false" fo:line-height="100%"/>
    </style:style>
    <style:style style:name="P58" style:family="paragraph" style:parent-style-name="Standard">
      <loext:graphic-properties draw:fill="solid" draw:fill-color="#ffffcc"/>
      <style:paragraph-properties fo:margin-top="0in" fo:margin-bottom="0.0783in" loext:contextual-spacing="false" fo:line-height="100%" fo:orphans="2" fo:widows="2" fo:background-color="#ffffcc" fo:padding="0in" fo:border="0.74pt solid #000001"/>
    </style:style>
    <style:style style:name="P59" style:family="paragraph" style:parent-style-name="Standard" style:list-style-name="WWNum4">
      <style:paragraph-properties fo:margin-left="0.75in" fo:margin-right="0in" fo:text-indent="0in" style:auto-text-indent="false">
        <style:tab-stops>
          <style:tab-stop style:position="0in"/>
        </style:tab-stops>
      </style:paragraph-properties>
    </style:style>
    <style:style style:name="P60" style:family="paragraph" style:parent-style-name="Standard" style:list-style-name="WWNum14">
      <style:paragraph-properties fo:margin-left="0.5118in" fo:margin-right="0in" fo:margin-top="0in" fo:margin-bottom="0in" loext:contextual-spacing="false" fo:line-height="100%" fo:text-align="justify" style:justify-single-word="false" fo:text-indent="-0.2362in" style:auto-text-indent="false"/>
    </style:style>
    <style:style style:name="P61" style:family="paragraph" style:parent-style-name="Standard">
      <style:paragraph-properties fo:margin-top="0in" fo:margin-bottom="0.0398in" loext:contextual-spacing="false" fo:line-height="100%"/>
    </style:style>
    <style:style style:name="P62" style:family="paragraph" style:parent-style-name="Standard" style:list-style-name="WWNum24">
      <style:paragraph-properties fo:margin-left="0.75in" fo:margin-right="0in" fo:text-indent="-0.25in" style:auto-text-indent="false"/>
    </style:style>
    <style:style style:name="P63" style:family="paragraph" style:parent-style-name="Standard" style:list-style-name="WWNum26">
      <style:paragraph-properties fo:margin-left="0.75in" fo:margin-right="0in" fo:text-indent="-0.25in" style:auto-text-indent="false"/>
    </style:style>
    <style:style style:name="P64" style:family="paragraph" style:parent-style-name="Standard" style:list-style-name="WWNum27">
      <style:paragraph-properties fo:margin-left="0.75in" fo:margin-right="0in" fo:text-indent="-0.25in" style:auto-text-indent="false"/>
    </style:style>
    <style:style style:name="P65" style:family="paragraph" style:parent-style-name="Standard">
      <style:paragraph-properties fo:margin-top="0in" fo:margin-bottom="0.0984in" loext:contextual-spacing="false" fo:line-height="100%"/>
    </style:style>
    <style:style style:name="P66" style:family="paragraph" style:parent-style-name="Standard">
      <loext:graphic-properties draw:fill="solid" draw:fill-color="#f7f7f7"/>
      <style:paragraph-properties fo:margin-left="0.0138in" fo:margin-right="0in" fo:margin-top="0in" fo:margin-bottom="0in" loext:contextual-spacing="false" fo:text-indent="0.0138in" style:auto-text-indent="false" fo:background-color="#f7f7f7"/>
    </style:style>
    <style:style style:name="P67" style:family="paragraph" style:parent-style-name="Frame_20_contents">
      <style:paragraph-properties fo:margin-left="0in" fo:margin-right="0in" fo:margin-top="0in" fo:margin-bottom="0.139in" loext:contextual-spacing="false" fo:line-height="0.1909in" fo:text-align="start" style:justify-single-word="false" fo:text-indent="0in" style:auto-text-indent="false"/>
    </style:style>
    <style:style style:name="P68" style:family="paragraph" style:parent-style-name="Frame_20_contents">
      <style:paragraph-properties fo:margin-left="0in" fo:margin-right="0in" fo:margin-top="0in" fo:margin-bottom="0.139in" loext:contextual-spacing="false" fo:line-height="0.1909in" fo:text-align="end" style:justify-single-word="false" fo:text-indent="0in" style:auto-text-indent="false"/>
    </style:style>
    <style:style style:name="P69" style:family="paragraph" style:parent-style-name="Heading_20_1">
      <style:paragraph-properties fo:margin-top="0.1965in" fo:margin-bottom="0.0783in" loext:contextual-spacing="false">
        <style:tab-stops>
          <style:tab-stop style:position="0.2256in" style:type="center"/>
          <style:tab-stop style:position="6.6929in" style:type="right"/>
        </style:tab-stops>
      </style:paragraph-properties>
    </style:style>
    <style:style style:name="P70" style:family="paragraph" style:parent-style-name="Heading_20_1">
      <style:paragraph-properties fo:margin-top="0.1965in" fo:margin-bottom="0.0783in" loext:contextual-spacing="false" fo:break-before="page">
        <style:tab-stops>
          <style:tab-stop style:position="0.2256in" style:type="center"/>
          <style:tab-stop style:position="6.6929in" style:type="right"/>
        </style:tab-stops>
      </style:paragraph-properties>
      <style:text-properties fo:color="#000000"/>
    </style:style>
    <style:style style:name="P71" style:family="paragraph" style:parent-style-name="Heading_20_2">
      <style:paragraph-properties fo:margin-top="0.1181in" fo:margin-bottom="0.0591in" loext:contextual-spacing="false">
        <style:tab-stops>
          <style:tab-stop style:position="3.3465in" style:type="center"/>
          <style:tab-stop style:position="6.6929in" style:type="right"/>
        </style:tab-stops>
      </style:paragraph-properties>
    </style:style>
    <style:style style:name="P72" style:family="paragraph" style:parent-style-name="Heading_20_2">
      <style:paragraph-properties fo:margin-top="0.1181in" fo:margin-bottom="0.0591in" loext:contextual-spacing="false" fo:line-height="100%" fo:text-align="start" style:justify-single-word="false" fo:orphans="2" fo:widows="2">
        <style:tab-stops>
          <style:tab-stop style:position="3.3465in" style:type="center"/>
          <style:tab-stop style:position="6.4429in" style:type="right"/>
          <style:tab-stop style:position="6.6929in" style:type="right"/>
        </style:tab-stops>
      </style:paragraph-properties>
    </style:style>
    <style:style style:name="P73" style:family="paragraph" style:parent-style-name="Heading_20_3">
      <style:paragraph-properties fo:margin-top="0.0783in" fo:margin-bottom="0.0398in" loext:contextual-spacing="false">
        <style:tab-stops>
          <style:tab-stop style:position="3.3465in" style:type="center"/>
          <style:tab-stop style:position="6.6929in" style:type="right"/>
        </style:tab-stops>
      </style:paragraph-properties>
    </style:style>
    <style:style style:name="P74" style:family="paragraph" style:parent-style-name="Heading_20_3">
      <style:paragraph-properties fo:margin-top="0.0783in" fo:margin-bottom="0.0591in" loext:contextual-spacing="false" fo:line-height="100%">
        <style:tab-stops>
          <style:tab-stop style:position="3.3465in" style:type="center"/>
          <style:tab-stop style:position="6.6929in" style:type="right"/>
        </style:tab-stops>
      </style:paragraph-properties>
    </style:style>
    <style:style style:name="P75" style:family="paragraph" style:parent-style-name="Heading_20_3">
      <style:paragraph-properties fo:margin-left="0.3736in" fo:margin-right="0in" fo:margin-top="0.0783in" fo:margin-bottom="0.0398in" loext:contextual-spacing="false" fo:text-indent="0in" style:auto-text-indent="false">
        <style:tab-stops>
          <style:tab-stop style:position="3.3465in" style:type="center"/>
          <style:tab-stop style:position="6.6929in" style:type="right"/>
        </style:tab-stops>
      </style:paragraph-properties>
    </style:style>
    <style:style style:name="P76" style:family="paragraph" style:parent-style-name="Heading_20_3">
      <style:paragraph-properties fo:margin-left="0.6291in" fo:margin-right="0in" fo:margin-top="0.0783in" fo:margin-bottom="0.0398in" loext:contextual-spacing="false" fo:line-height="100%" fo:text-align="start" style:justify-single-word="false" fo:orphans="2" fo:widows="2" fo:text-indent="-0.2555in" style:auto-text-indent="false">
        <style:tab-stops>
          <style:tab-stop style:position="2.7173in" style:type="center"/>
          <style:tab-stop style:position="3.3465in" style:type="center"/>
          <style:tab-stop style:position="5.8138in" style:type="right"/>
          <style:tab-stop style:position="6.4429in" style:type="right"/>
          <style:tab-stop style:position="6.6929in" style:type="right"/>
        </style:tab-stops>
      </style:paragraph-properties>
    </style:style>
    <style:style style:name="P77" style:family="paragraph" style:parent-style-name="Heading_20_4">
      <style:paragraph-properties fo:margin-top="0.0783in" fo:margin-bottom="0.0398in" loext:contextual-spacing="false">
        <style:tab-stops>
          <style:tab-stop style:position="3.3465in" style:type="center"/>
          <style:tab-stop style:position="6.6929in" style:type="right"/>
        </style:tab-stops>
      </style:paragraph-properties>
    </style:style>
    <style:style style:name="P78" style:family="paragraph" style:parent-style-name="Heading_20_4">
      <style:paragraph-properties fo:margin-top="0.0783in" fo:margin-bottom="0.0398in" loext:contextual-spacing="false" fo:text-align="start" style:justify-single-word="false">
        <style:tab-stops>
          <style:tab-stop style:position="3.3465in" style:type="center"/>
          <style:tab-stop style:position="6.6929in" style:type="right"/>
        </style:tab-stops>
      </style:paragraph-properties>
    </style:style>
    <style:style style:name="P79" style:family="paragraph" style:parent-style-name="Title">
      <style:paragraph-properties fo:margin-top="0in" fo:margin-bottom="0.2083in" loext:contextual-spacing="false"/>
    </style:style>
    <style:style style:name="P80" style:family="paragraph">
      <loext:graphic-properties draw:fill="none"/>
      <style:paragraph-properties fo:text-align="start"/>
    </style:style>
    <style:style style:name="P81" style:family="paragraph">
      <loext:graphic-properties draw:fill="solid" draw:fill-color="#c4bd97"/>
      <style:paragraph-properties fo:text-align="start"/>
    </style:style>
    <style:style style:name="P82" style:family="paragraph">
      <loext:graphic-properties draw:fill="solid" draw:fill-color="#948a54"/>
      <style:paragraph-properties fo:text-align="start"/>
    </style:style>
    <style:style style:name="P83" style:family="paragraph">
      <loext:graphic-properties draw:fill="solid" draw:fill-color="#4a452a"/>
      <style:paragraph-properties fo:text-align="start"/>
    </style:style>
    <style:style style:name="P84" style:family="paragraph">
      <loext:graphic-properties draw:fill="none"/>
      <style:paragraph-properties fo:text-align="start"/>
      <style:text-properties fo:font-size="18pt"/>
    </style:style>
    <style:style style:name="P85" style:family="paragraph">
      <loext:graphic-properties draw:fill="gradient" draw:fill-gradient-name="Gradient_20_2"/>
      <style:paragraph-properties fo:text-align="start"/>
      <style:text-properties fo:font-size="18pt"/>
    </style:style>
    <style:style style:name="T1" style:family="text">
      <style:text-properties fo:font-variant="normal" fo:text-transform="none" fo:color="#1f497d" style:text-line-through-style="none" style:text-line-through-type="none" style:text-position="0% 100%" style:font-name="Cambria" fo:font-size="20pt" fo:font-style="normal" fo:font-weight="normal" style:font-name-asian="Cambria1" style:font-size-asian="20pt" style:font-style-asian="normal" style:font-weight-asian="normal" style:font-name-complex="Cambria1"/>
    </style:style>
    <style:style style:name="T2" style:family="text">
      <style:text-properties fo:font-variant="normal" fo:text-transform="none" fo:color="#1f497d"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3" style:family="text">
      <style:text-properties fo:font-variant="normal" fo:text-transform="none" fo:color="#1f497d" style:text-line-through-style="none" style:text-line-through-type="none" style:text-position="0% 100%" style:font-name="Calibri" fo:font-size="10pt" fo:font-style="normal" fo:font-weight="bold" style:font-name-asian="Calibri1" style:font-size-asian="10pt" style:font-style-asian="normal" style:font-weight-asian="bold" style:font-name-complex="Calibri1"/>
    </style:style>
    <style:style style:name="T4"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5" style:family="text">
      <style:text-properties fo:font-variant="normal" fo:text-transform="none" fo:color="#000000" style:text-line-through-style="none" style:text-line-through-type="none" style:text-position="0% 100%" style:font-name="Calibri" fo:font-size="16pt" fo:font-style="normal" style:text-underline-style="none" fo:font-weight="bold" style:font-name-asian="Calibri1" style:font-size-asian="16pt" style:font-style-asian="normal" style:font-weight-asian="bold" style:font-name-complex="Calibri1" style:font-size-complex="16pt"/>
    </style:style>
    <style:style style:name="T6" style:family="text">
      <style:text-properties fo:font-variant="normal" fo:text-transform="none" fo:color="#000000" style:text-line-through-style="none" style:text-line-through-type="none" style:text-position="0% 100%" style:font-name="FreeSerif" fo:font-size="10pt" fo:font-style="normal" style:text-underline-style="none" fo:font-weight="normal" style:font-name-asian="FreeSerif1" style:font-size-asian="10pt" style:font-style-asian="normal" style:font-weight-asian="normal" style:font-name-complex="FreeSerif1" style:font-size-complex="10pt"/>
    </style:style>
    <style:style style:name="T7" style:family="text">
      <style:text-properties fo:font-variant="normal" fo:text-transform="none" fo:color="#000000" style:text-line-through-style="none" style:text-line-through-type="none" style:text-position="0% 100%" style:font-name="Liberation Mono" fo:font-size="8pt" fo:font-style="normal" style:text-underline-style="none" fo:font-weight="normal" style:font-name-asian="Liberation Mono1" style:font-size-asian="8pt" style:font-style-asian="normal" style:font-weight-asian="normal" style:font-name-complex="Liberation Mono1" style:font-size-complex="8pt"/>
    </style:style>
    <style:style style:name="T8" style:family="text">
      <style:text-properties fo:font-variant="normal" fo:text-transform="none" fo:color="#000000" style:text-line-through-style="none" style:text-line-through-type="none" style:text-position="0% 100%" style:font-name="Cambria" fo:font-size="13pt" fo:font-style="normal" style:text-underline-style="none" fo:font-weight="bold" style:font-name-asian="Cambria1" style:font-size-asian="13pt" style:font-style-asian="normal" style:font-weight-asian="bold" style:font-name-complex="Cambria1" style:font-size-complex="13pt"/>
    </style:style>
    <style:style style:name="T9" style:family="text">
      <style:text-properties fo:font-variant="normal" fo:text-transform="none" fo:color="#000000" style:text-line-through-style="none" style:text-line-through-type="none" style:text-position="0% 100%" style:font-name="Cambria" fo:font-size="11pt" fo:font-style="italic" style:text-underline-style="none" fo:font-weight="bold" style:font-name-asian="Cambria1" style:font-size-asian="11pt" style:font-style-asian="italic" style:font-weight-asian="bold" style:font-name-complex="Cambria1" style:font-size-complex="11pt"/>
    </style:style>
    <style:style style:name="T10" style:family="text">
      <style:text-properties fo:color="#000000"/>
    </style:style>
    <style:style style:name="T11" style:family="text">
      <style:text-properties fo:color="#000000" fo:font-weight="bold" style:font-weight-asian="bold"/>
    </style:style>
    <style:style style:name="T12" style:family="text">
      <style:text-properties fo:color="#000000" fo:font-weight="normal" style:font-weight-asian="normal"/>
    </style:style>
    <style:style style:name="T13" style:family="text">
      <style:text-properties fo:color="#000000" fo:font-style="italic" style:font-style-asian="italic"/>
    </style:style>
    <style:style style:name="T14" style:family="text">
      <style:text-properties fo:color="#000000" fo:font-style="italic" fo:font-weight="bold" style:font-style-asian="italic" style:font-weight-asian="bold"/>
    </style:style>
    <style:style style:name="T15" style:family="text">
      <style:text-properties fo:color="#000000" fo:font-style="italic" fo:font-weight="bold" style:font-style-asian="italic" style:font-weight-asian="bold" fo:background-color="#c0c0c0"/>
    </style:style>
    <style:style style:name="T16" style:family="text">
      <style:text-properties fo:color="#000000" fo:font-style="italic" fo:font-weight="normal" style:font-style-asian="italic" style:font-weight-asian="normal"/>
    </style:style>
    <style:style style:name="T17" style:family="text">
      <style:text-properties fo:color="#000000" fo:font-style="normal" style:font-style-asian="normal"/>
    </style:style>
    <style:style style:name="T18" style:family="text">
      <style:text-properties fo:color="#000000" fo:font-style="normal" fo:font-weight="bold" style:font-style-asian="normal" style:font-weight-asian="bold"/>
    </style:style>
    <style:style style:name="T19" style:family="text">
      <style:text-properties fo:color="#000000" fo:font-style="normal" fo:font-weight="normal" style:font-style-asian="normal" style:font-weight-asian="normal"/>
    </style:style>
    <style:style style:name="T20" style:family="text">
      <style:text-properties fo:color="#000000" style:text-underline-style="solid" style:text-underline-width="auto" style:text-underline-color="font-color"/>
    </style:style>
    <style:style style:name="T21" style:family="text">
      <style:text-properties fo:color="#000000" style:font-name="Calibri" fo:font-size="10pt" style:font-name-asian="Calibri1" style:font-size-asian="10pt" style:font-name-complex="Calibri1" style:font-size-complex="10pt"/>
    </style:style>
    <style:style style:name="T22" style:family="text">
      <style:text-properties fo:color="#000000" style:font-name="Calibri" fo:font-size="10pt" fo:font-weight="bold" style:font-name-asian="Calibri1" style:font-size-asian="10pt" style:font-weight-asian="bold" style:font-name-complex="Calibri1" style:font-size-complex="10pt"/>
    </style:style>
    <style:style style:name="T23" style:family="text">
      <style:text-properties fo:color="#000000" style:font-name="Calibri" fo:font-size="10pt" fo:font-style="italic" style:font-name-asian="Calibri1" style:font-size-asian="10pt" style:font-style-asian="italic" style:font-name-complex="Calibri1" style:font-size-complex="10pt"/>
    </style:style>
    <style:style style:name="T24" style:family="text">
      <style:text-properties fo:color="#000000" style:font-name="Calibri" fo:font-size="10pt" fo:font-style="italic" fo:font-weight="bold" style:font-name-asian="Calibri1" style:font-size-asian="10pt" style:font-style-asian="italic" style:font-weight-asian="bold" style:font-name-complex="Calibri1" style:font-size-complex="10pt"/>
    </style:style>
    <style:style style:name="T25" style:family="text">
      <style:text-properties fo:color="#000000" fo:font-size="10pt" style:font-size-asian="10pt" style:font-size-complex="10pt"/>
    </style:style>
    <style:style style:name="T26" style:family="text">
      <style:text-properties fo:color="#000000" style:font-name="Liberation Mono" fo:font-size="8pt" style:font-name-asian="Liberation Mono1" style:font-size-asian="8pt" style:font-name-complex="Liberation Mono1" style:font-size-complex="8pt"/>
    </style:style>
    <style:style style:name="T27" style:family="text">
      <style:text-properties fo:color="#ff3333" fo:font-weight="bold" style:font-weight-asian="bold"/>
    </style:style>
    <style:style style:name="T28" style:family="text">
      <style:text-properties fo:color="#0047ff" style:font-name="Cambria" fo:font-size="14pt" fo:font-weight="bold" style:font-name-asian="Cambria1" style:font-size-asian="14pt" style:font-weight-asian="bold" style:font-name-complex="Cambria1" style:font-size-complex="14pt"/>
    </style:style>
    <style:style style:name="T29" style:family="text">
      <style:text-properties fo:color="#2baad5" style:font-name="Cambria" fo:font-size="13pt" fo:font-weight="bold" style:font-name-asian="Cambria1" style:font-size-asian="13pt" style:font-weight-asian="bold" style:font-name-complex="Cambria1" style:font-size-complex="13pt"/>
    </style:style>
    <style:style style:name="T30" style:family="text">
      <style:text-properties fo:color="#444444" style:font-name="Open Sans" fo:font-size="10pt" fo:font-style="normal" fo:font-weight="normal" style:font-name-asian="Open Sans1" style:font-size-asian="10pt" style:font-style-asian="normal" style:font-weight-asian="normal" style:font-name-complex="Open Sans1" style:font-size-complex="10pt"/>
    </style:style>
    <style:style style:name="T31" style:family="text">
      <style:text-properties fo:color="#444444" style:font-name="Open Sans" fo:font-style="normal" fo:font-weight="normal" style:font-name-asian="Open Sans1" style:font-style-asian="normal" style:font-weight-asian="normal" style:font-name-complex="Open Sans1"/>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style:run-through="background"/>
    </style:style>
    <style:style style:name="gr3" style:family="graphic">
      <style:graphic-properties draw:stroke="none" svg:stroke-width="0in" draw:fill="none" draw:textarea-vertical-align="middle" draw:auto-grow-height="false" draw:fit-to-size="false" fo:min-height="0.6063in" fo:min-width="0.2244in" fo:padding-top="0.1in" fo:padding-bottom="0.1in" fo:padding-left="0.1in" fo:padding-right="0.1in" fo:wrap-option="wrap" style:run-through="background"/>
    </style:style>
    <style:style style:name="gr4" style:family="graphic">
      <style:graphic-properties draw:stroke="none" svg:stroke-width="0in" draw:fill="solid" draw:fill-color="#c4bd97" draw:textarea-vertical-align="middle" draw:auto-grow-height="false" draw:fit-to-size="false" fo:min-height="0.2236in" fo:min-width="0.1492in" fo:padding-top="0.1in" fo:padding-bottom="0.1in" fo:padding-left="0.1in" fo:padding-right="0.1in" fo:wrap-option="wrap" style:run-through="background"/>
    </style:style>
    <style:style style:name="gr5" style:family="graphic">
      <style:graphic-properties draw:stroke="none" svg:stroke-width="0in" draw:fill="solid" draw:fill-color="#948a54" draw:textarea-vertical-align="middle" draw:auto-grow-height="false" draw:fit-to-size="false" fo:min-height="0.2236in" fo:min-width="0.15in" fo:padding-top="0.1in" fo:padding-bottom="0.1in" fo:padding-left="0.1in" fo:padding-right="0.1in" fo:wrap-option="wrap" style:run-through="background"/>
    </style:style>
    <style:style style:name="gr6" style:family="graphic">
      <style:graphic-properties draw:stroke="none" svg:stroke-width="0in" draw:fill="solid" draw:fill-color="#4a452a" draw:textarea-vertical-align="middle" draw:auto-grow-height="false" draw:fit-to-size="false" fo:min-height="0.2236in" fo:min-width="0.1492in" fo:padding-top="0.1in" fo:padding-bottom="0.1in" fo:padding-left="0.1in" fo:padding-right="0.1in" fo:wrap-option="wrap" style:run-through="background"/>
    </style:style>
    <style:style style:name="gr7" style:family="graphic" style:parent-style-name="Frame">
      <style:graphic-properties draw:stroke="none" svg:stroke-width="0in" draw:fill="none" draw:textarea-vertical-align="top" draw:auto-grow-height="false" fo:min-height="1.3008in" fo:min-width="3.1201in" fo:padding-top="0.1in" fo:padding-bottom="0.1in" fo:padding-left="0.1in" fo:padding-right="0.1in" fo:wrap-option="wrap" fo:margin-left="0in" fo:margin-right="0in" fo:margin-top="0in" fo:margin-bottom="0.139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8" style:family="graphic" style:parent-style-name="Frame">
      <style:graphic-properties draw:stroke="none" svg:stroke-width="0in" draw:fill="none" draw:textarea-vertical-align="top" draw:auto-grow-height="false" fo:min-height="1.3118in" fo:min-width="3.6756in" fo:padding-top="0.2in" fo:padding-bottom="0.1in" fo:padding-left="0.1in" fo:padding-right="0.1in" fo:wrap-option="wrap" fo:margin-left="0in" fo:margin-right="0in" fo:margin-top="0in" fo:margin-bottom="0.139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9" style:family="graphic">
      <style:graphic-properties draw:stroke="none" svg:stroke-width="0in" draw:fill="gradient" draw:fill-gradient-name="Gradient_20_2" draw:textarea-vertical-align="top" draw:auto-grow-height="false" fo:min-height="6.6236in" fo:min-width="7.1638in" fo:padding-top="0.0492in" fo:padding-bottom="0.0492in" fo:padding-left="0.0984in" fo:padding-right="0.0984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custom-shape text:anchor-type="paragraph" draw:z-index="3" draw:style-name="gr9" draw:text-style-name="P85" svg:width="7.3614in" svg:height="6.7224in" svg:x="0.4445in" svg:y="-0.5138in"><text:p/><draw:enhanced-geometry draw:mirror-horizontal="false" draw:mirror-vertical="false" drawooo:sub-view-size="120000 120000" svg:viewBox="0 0 6732359 6143759" draw:type="ooxml-non-primitive" draw:enhanced-path="M 0 0 L 120000 0 120000 120000 0 120000 Z N"/></draw:custom-shape><draw:custom-shape text:anchor-type="paragraph" draw:z-index="2" draw:style-name="gr8" draw:text-style-name="P84" svg:width="3.8752in" svg:height="1.6114in" svg:x="0.0138in" svg:y="6.1945in"><text:p text:style-name="P67"><text:span text:style-name="T1">Gilbert ARMENGAUD </text:span><text:span text:style-name="T4"><text:s/>AUTHOR <text:s/>AUTHOR </text:span></text:p><text:p text:style-name="P67"><text:span text:style-name="T4"><text:s/>SUBJECT créer, gérer et afficher des pages Intranet / Internet </text:span><text:span text:style-name="T2"><text:s/>dans le cadre de la norme HTML5 couplé au déclaration style et formatage CSS3</text:span></text:p><text:p text:style-name="P6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style-name="gr7" draw:text-style-name="P84" svg:width="3.3197in" svg:height="1.5004in" svg:x="3.6252in" svg:y="8.889in"><text:p text:style-name="P68"><text:span text:style-name="T3">[Affiliation]</text:span></text:p><text:p text:style-name="P68"><text:span text:style-name="T3">[Address]</text:span></text:p><text:p text:style-name="P68"><text:span text:style-name="T3">[Phone]</text:span></text:p><text:p text:style-name="P68"><text:span text:style-name="T3">[Fax]</text:span></text:p><text:p text:style-name="P68"><text:span text:style-name="T3">[</text:span><text:span text:style-name="T4"> DATE \@"dd/MM/yyyy" 24/04/2017</text:span><text:span text:style-name="T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jdgxs"/></text:p>
      <text:p text:style-name="P8"/>
      <text:p text:style-name="P8"><draw:g text:anchor-type="paragraph" draw:z-index="0" draw:style-name="gr1"><draw:g draw:style-name="gr2"><draw:custom-shape draw:name="Shape 4" draw:style-name="gr3" draw:text-style-name="P80" svg:width="0.424in" svg:height="0.8059in" svg:x="5.8681in" svg:y="5.708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 draw:text-style-name="P81" svg:width="0.3496in" svg:height="0.424in" draw:transform="rotate (-1.5707963267949) translate (5.86805555555556in 6.16388888888889in)"><text:p/><draw:enhanced-geometry draw:mirror-horizontal="false" draw:mirror-vertical="false" drawooo:sub-view-size="120000 120000" svg:viewBox="0 0 338400 740520" draw:type="ooxml-non-primitive" draw:enhanced-path="M 0 60000 L 120000 60000 10909 180000 120000 90000 0 90000 109090 180000 Z N"/></draw:custom-shape><draw:custom-shape draw:name="Shape 6" draw:style-name="gr5" draw:text-style-name="P82" svg:width="0.3504in" svg:height="0.424in" draw:transform="rotate (-1.5707963267949) translate (5.86805555555556in 5.93541666666667in)"><text:p/><draw:enhanced-geometry draw:mirror-horizontal="false" draw:mirror-vertical="false" drawooo:sub-view-size="120000 120000" svg:viewBox="0 0 338400 740520" draw:type="ooxml-non-primitive" draw:enhanced-path="M 0 60000 L 120000 60000 10909 180000 120000 90000 0 90000 109090 180000 Z N"/></draw:custom-shape><draw:custom-shape draw:name="Shape 7" draw:style-name="gr6" draw:text-style-name="P83" svg:width="0.3496in" svg:height="0.424in" draw:transform="rotate (-1.5707963267949) translate (5.86805555555556in 5.70833333333333in)"><text:p/><draw:enhanced-geometry draw:mirror-horizontal="false" draw:mirror-vertical="false" drawooo:sub-view-size="120000 120000" svg:viewBox="0 0 338400 740520" draw:type="ooxml-non-primitive" draw:enhanced-path="M 0 60000 L 120000 60000 10909 180000 120000 90000 0 90000 109090 180000 Z N"/></draw:custom-shape></draw:g></draw:g></text:p>
      <text:p text:style-name="P8"/>
      <text:p text:style-name="P8"/>
      <text:p text:style-name="P8"/>
      <text:p text:style-name="P79"><text:span text:style-name="T10">Graphic Object Templating</text:span></text:p>
      <text:p text:style-name="P2"/>
      <text:p text:style-name="Standard"/>
      <text:p text:style-name="P4"/>
      <text:p text:style-name="P2"/>
      <text:p text:style-name="P9"><text:span text:style-name="T5">Table 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6">Préambule<text:tab/>4</text:span></text:p>
          <text:p text:style-name="P10"><text:span text:style-name="T6">OObject – Original Object<text:tab/>5</text:span></text:p>
          <text:p text:style-name="P19"><text:span text:style-name="T6">Méthodes de l'objet<text:tab/>5</text:span></text:p>
          <text:p text:style-name="P19"><text:span text:style-name="T6">Propriétés de l'objet<text:tab/>6</text:span></text:p>
          <text:p text:style-name="P10"><text:span text:style-name="T6">OSContainer – Object Structure Container<text:tab/>7</text:span></text:p>
          <text:p text:style-name="P19"><text:span text:style-name="T6">Méthodes de l'objet<text:tab/>7</text:span></text:p>
          <text:p text:style-name="P19"><text:span text:style-name="T6">Propriétés de l'objet<text:tab/>7</text:span></text:p>
          <text:p text:style-name="P19"><text:span text:style-name="T6">Objets de détail – Objets Spécialisés<text:tab/>8</text:span></text:p>
          <text:p text:style-name="P21"><text:span text:style-name="T6">OSPage – Object Structure Container Page<text:tab/>8</text:span></text:p>
          <text:p text:style-name="P22"><text:span text:style-name="T6">Méthodes de l'objet<text:tab/>8</text:span></text:p>
          <text:p text:style-name="P22"><text:span text:style-name="T6">Propriété de l'objet<text:tab/>8</text:span></text:p>
          <text:p text:style-name="P21"><text:span text:style-name="T6">OSHeader – Object Structure Container Header<text:tab/>9</text:span></text:p>
          <text:p text:style-name="P22"><text:span text:style-name="T6">Méthodes de l'objet<text:tab/>9</text:span></text:p>
          <text:p text:style-name="P22"><text:span text:style-name="T6">Propriété de l'objet<text:tab/>9</text:span></text:p>
          <text:p text:style-name="P21"><text:span text:style-name="T6">OSNav – Object Structure Container Navigation<text:tab/>9</text:span></text:p>
          <text:p text:style-name="P22"><text:span text:style-name="T6">Méthodes de l'objet<text:tab/>10</text:span></text:p>
          <text:p text:style-name="P22"><text:span text:style-name="T6">Propriété de l'objet<text:tab/>10</text:span></text:p>
          <text:p text:style-name="P21"><text:span text:style-name="T6">OSSection – Object Structure Container Section<text:tab/>10</text:span></text:p>
          <text:p text:style-name="P22"><text:span text:style-name="T6">Propriété de l'objet<text:tab/>10</text:span></text:p>
          <text:p text:style-name="P21"><text:span text:style-name="T6">OSFooter – Object Structure Container Footer<text:tab/>11</text:span></text:p>
          <text:p text:style-name="P22"><text:span text:style-name="T6">Propriété de l'objet<text:tab/>11</text:span></text:p>
          <text:p text:style-name="P21"><text:soft-page-break/><text:span text:style-name="T6">OSArticle – Object Structure Container Article<text:tab/>11</text:span></text:p>
          <text:p text:style-name="P22"><text:span text:style-name="T6">Méthodes de l'objet<text:tab/>11</text:span></text:p>
          <text:p text:style-name="P22"><text:span text:style-name="T6">Propriété de l'objet<text:tab/>12</text:span></text:p>
          <text:p text:style-name="P21"><text:span text:style-name="T6">OSAside – Object Structure Container Aside<text:tab/>12</text:span></text:p>
          <text:p text:style-name="P22"><text:span text:style-name="T6">Méthodes de l'objet<text:tab/>12</text:span></text:p>
          <text:p text:style-name="P22"><text:span text:style-name="T6">Propriété de l'objet<text:tab/>12</text:span></text:p>
          <text:p text:style-name="P21"><text:span text:style-name="T6">OSDiv – Object Structure Container Division<text:tab/>13</text:span></text:p>
          <text:p text:style-name="P22"><text:span text:style-name="T6">Propriété de l'objet<text:tab/>13</text:span></text:p>
          <text:p text:style-name="P21"><text:span text:style-name="T6">OSDialog – Object Structure Container Dialog (fenêtre modale)<text:tab/>13</text:span></text:p>
          <text:p text:style-name="P22"><text:span text:style-name="T6">Propriété de l'objet<text:tab/>14</text:span></text:p>
          <text:p text:style-name="P21"><text:span text:style-name="T6">OSWizard – Object Structure Container Wizard (formulaire multi-pages)<text:tab/>14</text:span></text:p>
          <text:p text:style-name="P22"><text:span text:style-name="T6">Méthodes de l'objet<text:tab/>14</text:span></text:p>
          <text:p text:style-name="P22"><text:span text:style-name="T6">Propriété de l'objet<text:tab/>15</text:span></text:p>
          <text:p text:style-name="P21"><text:span text:style-name="T6">OSMessageFlash – Object Structure Container MessageFlash<text:tab/>15</text:span></text:p>
          <text:p text:style-name="P22"><text:span text:style-name="T6">Propriété de l'objet<text:tab/>15</text:span></text:p>
          <text:p text:style-name="P10"><text:span text:style-name="T6">ODContent – Object Data Content<text:tab/>17</text:span></text:p>
          <text:p text:style-name="P19"><text:span text:style-name="T6">Méthodes de l'objet<text:tab/>17</text:span></text:p>
          <text:p text:style-name="P19"><text:span text:style-name="T6">Propriétés de l'objet<text:tab/>17</text:span></text:p>
          <text:p text:style-name="P19"><text:span text:style-name="T6">Objets de détail – Objets Spécialisés<text:tab/>17</text:span></text:p>
          <text:p text:style-name="P21"><text:span text:style-name="T6">ODBlock – Object Data Content Block<text:tab/>17</text:span></text:p>
          <text:p text:style-name="P22"><text:span text:style-name="T6">Propriété de l'objet<text:tab/>17</text:span></text:p>
          <text:p text:style-name="P21"><text:span text:style-name="T6">ODInput – Object Data Content Input<text:tab/>17</text:span></text:p>
          <text:p text:style-name="P22"><text:span text:style-name="T6">Propriété de l'objet<text:tab/>18</text:span></text:p>
          <text:p text:style-name="P21"><text:span text:style-name="T6">ODDatePicker – Object Data Content DatePicker<text:tab/>18</text:span></text:p>
          <text:p text:style-name="P22"><text:soft-page-break/><text:span text:style-name="T6">Propriété de l'objet<text:tab/>18</text:span></text:p>
          <text:p text:style-name="P21"><text:span text:style-name="T6">ODButton – Object Data Content Button<text:tab/>18</text:span></text:p>
          <text:p text:style-name="P22"><text:span text:style-name="T6">Propriété de l'objet<text:tab/>18</text:span></text:p>
          <text:p text:style-name="P21"><text:span text:style-name="T6">ODSelect – Object Data Content Select<text:tab/>19</text:span></text:p>
          <text:p text:style-name="P22"><text:span text:style-name="T6">Propriété de l'objet<text:tab/>19</text:span></text:p>
          <text:p text:style-name="P21"><text:span text:style-name="T6">ODRadio – Object Data Content Radio<text:tab/>19</text:span></text:p>
          <text:p text:style-name="P22"><text:span text:style-name="T6">Propriété de l'objet<text:tab/>19</text:span></text:p>
          <text:p text:style-name="P21"><text:span text:style-name="T6">ODCheckbox – Object Data Content Checkbox<text:tab/>19</text:span></text:p>
          <text:p text:style-name="P22"><text:span text:style-name="T6">Propriété de l'objet<text:tab/>20</text:span></text:p>
          <text:p text:style-name="P21"><text:span text:style-name="T6">ODTable – Object Data Content Table<text:tab/>20</text:span></text:p>
          <text:p text:style-name="P22"><text:span text:style-name="T6">Méthodes de l'objet<text:tab/>20</text:span></text:p>
          <text:p text:style-name="P22"><text:span text:style-name="T6">Propriétés de l'objet<text:tab/>21</text:span></text:p>
          <text:p text:style-name="P21"><text:span text:style-name="T6">ODImage – Object Data Content Image<text:tab/>21</text:span></text:p>
          <text:p text:style-name="P22"><text:span text:style-name="T6">Propriétés de l'objet<text:tab/>21</text:span></text:p>
          <text:p text:style-name="P21"><text:span text:style-name="T6">ODIcon – Object Data Content Icon<text:tab/>21</text:span></text:p>
          <text:p text:style-name="P22"><text:span text:style-name="T6">Propriétés de l'objet<text:tab/>21</text:span></text:p>
          <text:p text:style-name="P21"><text:span text:style-name="T6">ODVideo – Object Data Content Video<text:tab/>22</text:span></text:p>
          <text:p text:style-name="P22"><text:span text:style-name="T6">Propriétés de l'objet<text:tab/>22</text:span></text:p>
          <text:p text:style-name="P21"><text:span text:style-name="T6">ODSound – Object Data Content Sound<text:tab/>22</text:span></text:p>
          <text:p text:style-name="P22"><text:span text:style-name="T6">Propriétés de l'objet<text:tab/>22</text:span></text:p>
          <text:p text:style-name="P21"><text:span text:style-name="T6">ODLink – Object Data Content Link<text:tab/>22</text:span></text:p>
          <text:p text:style-name="P22"><text:span text:style-name="T6">Méthodes de l'objet<text:tab/>22</text:span></text:p>
          <text:p text:style-name="P22"><text:span text:style-name="T6">Propriété de l'objet<text:tab/>22</text:span></text:p>
          <text:p text:style-name="P21"><text:span text:style-name="T6">ODAnchor – Object Data Content Anchor<text:tab/>23</text:span></text:p>
          <text:p text:style-name="P22"><text:soft-page-break/><text:span text:style-name="T6">Méthodes de l'objet<text:tab/>23</text:span></text:p>
          <text:p text:style-name="P22"><text:span text:style-name="T6">Propriété de l'objet<text:tab/>23</text:span></text:p>
          <text:p text:style-name="P21"><text:span text:style-name="T6">ODSpan – Object Data Content Span<text:tab/>23</text:span></text:p>
          <text:p text:style-name="P22"><text:span text:style-name="T6">Propriété de l'objet<text:tab/>23</text:span></text:p>
          <text:p text:style-name="P21"><text:span text:style-name="T6">ODHR – Object Data Content HR<text:tab/>23</text:span></text:p>
          <text:p text:style-name="P22"><text:span text:style-name="T6">Propriété de l'objet<text:tab/>24</text:span></text:p>
          <text:p text:style-name="P21"><text:span text:style-name="T6">ODList – Object Data Content List<text:tab/>24</text:span></text:p>
          <text:p text:style-name="P22"><text:span text:style-name="T6">Propriété de l'objet<text:tab/>24</text:span></text:p>
          <text:p text:style-name="P21"><text:span text:style-name="T6">ODNestable – Object Data Content Nestable<text:tab/>24</text:span></text:p>
          <text:p text:style-name="P22"><text:span text:style-name="T6">Méthodes de l'objet<text:tab/>24</text:span></text:p>
          <text:p text:style-name="P10"><text:span text:style-name="T6">Mode de communication<text:tab/>26</text:span></text:p>
          <text:p text:style-name="P19"><text:span text:style-name="T6">Implémentation des sessions sous Zend Framework 2<text:tab/>26</text:span></text:p>
          <text:p text:style-name="P21"><text:span text:style-name="T6">Fichier de configuration<text:tab/>26</text:span></text:p>
          <text:p text:style-name="P21"><text:span text:style-name="T6">Dans la classe Module :<text:tab/>26</text:span></text:p>
          <text:p text:style-name="P21"><text:span text:style-name="T6">Dans le Controller<text:tab/>26</text:span></text:p>
          <text:p text:style-name="P19"><text:span text:style-name="T6">Appel direct – Appel via une URL<text:tab/>27</text:span></text:p>
          <text:p text:style-name="P12"><text:span text:style-name="T6">Appel indirect – Appel via une requête Ajax<text:tab/>27</text:span></text:p>
        </text:index-body>
      </text:table-of-content>
      <text:p text:style-name="P20"/>
      <text:p text:style-name="P2"/>
      <text:p text:style-name="Standard"/>
      <text:p text:style-name="P4"/>
      <text:p text:style-name="P2"/>
      <text:p text:style-name="P69"><text:bookmark text:name="_30j0zll"/><text:span text:style-name="T10">Préambule</text:span></text:p>
      <text:p text:style-name="P1"><text:span text:style-name="T10">Ce projet vise à la construction de page Intranet/Internet dans la norme </text:span><text:span text:style-name="T11">HTML5</text:span><text:span text:style-name="T12"> à</text:span><text:span text:style-name="T10"> l'aide de briques unitaires assurant tant la présentation, que la gestion bas niveau de la dite page.</text:span></text:p>
      <text:p text:style-name="P1"><text:span text:style-name="T10">De fait, le programmeur pourra s'appuyer sur des composants de types contenant et contenu pour construire sa page. Une page au format </text:span><text:span text:style-name="T11">HTML5</text:span><text:span text:style-name="T10"> est composée de conteneurs de base :</text:span></text:p>
      <text:list xml:id="list823355861575328643" text:style-name="WWNum18">
        <text:list-item>
          <text:p text:style-name="P23"><text:span text:style-name="T11">HEADER</text:span><text:span text:style-name="T10">, l'entête de page,</text:span></text:p>
        </text:list-item>
        <text:list-item>
          <text:p text:style-name="P23"><text:span text:style-name="T11">NAV</text:span><text:span text:style-name="T10">, menu de navigation de la page,</text:span></text:p>
        </text:list-item>
        <text:list-item>
          <text:p text:style-name="P23"><text:span text:style-name="T11">SECTION</text:span><text:span text:style-name="T10">, le corps proprement dit de la page,</text:span></text:p>
        </text:list-item>
        <text:list-item>
          <text:p text:style-name="P23"><text:span text:style-name="T11">FOOTER</text:span><text:span text:style-name="T10">, le pied de page.</text:span></text:p>
        </text:list-item>
      </text:list>
      <text:p text:style-name="P1"><text:span text:style-name="T10">Dans le concept </text:span><text:span text:style-name="T11">HTML</text:span><text:span text:style-name="T10">, une page peut être juste une présentation de données pour lecture avec des liens de navigation, ou un formulaire, entité formée de zones de saisie ou sélections permettant l'interaction entre l'opérateur et le système (le serveur Internet). Cette dernière considération se traduit par l'utilisation de la balise </text:span><text:span text:style-name="T13">&lt;form&gt;</text:span><text:span text:style-name="T10"> … </text:span><text:span text:style-name="T13">&lt;/form&gt;</text:span><text:span text:style-name="T10"> qui délimite de fait la zone d'interaction de la page.</text:span></text:p>
      <text:p text:style-name="P1"><text:span text:style-name="T10">La conception moderne des sites Internet où Intranet, nous amène à revoir cette vision pour aboutir à dire que tout élément d'une page doit avoir la capacité d'induire une interaction avec le reste de la page ou avec l'extérieur (autre page ou acquisition de données externes via </text:span><text:span text:style-name="T13">Ajax</text:span><text:span text:style-name="T10">, par exemple). De fait, toute page est et n'est pas à la fois formulaire. Ceci implique donc, que tout élément doit pouvoir supporter la gestion d’événements : on*** (</text:span><text:span text:style-name="T13">onClick</text:span><text:span text:style-name="T10">, </text:span><text:span text:style-name="T13">onFocus</text:span><text:span text:style-name="T10">, …), même s'il ne présente pas cette fonctionnalité en base (coté </text:span><text:span text:style-name="T11">HTML</text:span><text:span text:style-name="T10">).</text:span></text:p>
      <text:p text:style-name="P1"><text:span text:style-name="T10">On aura donc 2 types d'objets :</text:span></text:p>
      <text:list xml:id="list3702485314759761732" text:style-name="WWNum1">
        <text:list-item>
          <text:p text:style-name="P24"><text:span text:style-name="T10">les objets de type contenant : </text:span><text:span text:style-name="T11">OSContainer</text:span><text:span text:style-name="T10"> (</text:span><text:span text:style-name="T11">Object</text:span><text:span text:style-name="T10"> </text:span><text:span text:style-name="T11">Structure</text:span><text:span text:style-name="T10"> </text:span><text:span text:style-name="T11">Container</text:span><text:span text:style-name="T10">),</text:span></text:p>
        </text:list-item>
        <text:list-item>
          <text:p text:style-name="P24"><text:span text:style-name="T10">les objets de type contenu : </text:span><text:span text:style-name="T11">ODContent</text:span><text:span text:style-name="T10"> (</text:span><text:span text:style-name="T11">Object</text:span><text:span text:style-name="T10"> </text:span><text:span text:style-name="T11">Data</text:span><text:span text:style-name="T10"> </text:span><text:span text:style-name="T11">Content</text:span><text:span text:style-name="T10">).</text:span></text:p>
        </text:list-item>
      </text:list>
      <text:p text:style-name="P1"><text:span text:style-name="T10">Postulat de base pour la suite du document : tout objet devra être déclaré avec un identifiant unique pour pouvoir être affecté, recherché et modifié au besoin. Le corps de la page, </text:span><text:span text:style-name="T11">SECTION</text:span><text:span text:style-name="T10">, peut également contenir des contenants, comme des contenus. En contenant, on peut disposer de :</text:span></text:p>
      <text:list xml:id="list3522119954432829484" text:style-name="WWNum17">
        <text:list-item>
          <text:p text:style-name="P25"><text:span text:style-name="T11">HEADER</text:span><text:span text:style-name="T10">, bloc l'entête de la section, peut s'appliquer également à un contenant </text:span><text:span text:style-name="T11">ARTICLE</text:span><text:span text:style-name="T10">,</text:span></text:p>
        </text:list-item>
        <text:list-item>
          <text:p text:style-name="P25"><text:span text:style-name="T11">ARTICLE</text:span><text:span text:style-name="T10">, article ou bloc de contenu apparenté autonome dans un document,</text:span></text:p>
        </text:list-item>
        <text:list-item>
          <text:p text:style-name="P25"><text:span text:style-name="T11">ASIDE</text:span><text:span text:style-name="T10">, généralement bloc d'explication d'un contenant </text:span><text:span text:style-name="T11">ARTICLE</text:span><text:span text:style-name="T10">, ce bloc se place de coté (gauche ou droite) du contenu principal de la page (possible hors </text:span><text:span text:style-name="T11">SECTION</text:span><text:span text:style-name="T10">),</text:span></text:p>
        </text:list-item>
        <text:list-item>
          <text:p text:style-name="P25"><text:span text:style-name="T11">SECTION</text:span><text:span text:style-name="T10">, subdivision de la page alors,</text:span></text:p>
        </text:list-item>
        <text:list-item>
          <text:p text:style-name="P25"><text:span text:style-name="T11">DIV</text:span><text:span text:style-name="T10">, contenu non typé,</text:span></text:p>
        </text:list-item>
        <text:list-item>
          <text:p text:style-name="P25"><text:span text:style-name="T11">FOOTER</text:span><text:span text:style-name="T10">, pied de section dans ce cas.</text:span></text:p>
        </text:list-item>
      </text:list>
      <text:p text:style-name="Standard"/>
      <text:p text:style-name="P4"/>
      <text:p text:style-name="P69"><text:span text:style-name="T10">OObject – Original Object</text:span></text:p>
      <text:p text:style-name="P1"><text:span text:style-name="T11">OObject</text:span><text:span text:style-name="T10"> est l'objet de base permettant la création et instanciation de l'ensemble des autres objets du projet </text:span><text:span text:style-name="T11">G</text:span><text:span text:style-name="T10">.</text:span><text:span text:style-name="T11">O</text:span><text:span text:style-name="T10">.</text:span><text:span text:style-name="T11">T</text:span><text:span text:style-name="T10">. (</text:span><text:span text:style-name="T11">Graphic</text:span><text:span text:style-name="T10"> </text:span><text:span text:style-name="T11">Object</text:span><text:span text:style-name="T10"> </text:span><text:span text:style-name="T11">Templating</text:span><text:span text:style-name="T10">). Avec cet objet, on décrira le comportement de base de chaque objet.</text:span></text:p>
      <text:p text:style-name="P1"><text:span text:style-name="T10">Le premier de ces comportements, sera l'obligation de fournir un identifiant à l'instanciation de chaque objet, ceci au travers de la méthode de construction de l'objet [méthode </text:span><text:span text:style-name="T13">__construct()</text:span><text:span text:style-name="T10">].</text:span></text:p>
      <text:p text:style-name="P1"><text:span text:style-name="T10">Dans le cadre de </text:span><text:span text:style-name="T11">OObjet</text:span><text:span text:style-name="T10">, le constructeur attendra 2 valeurs :</text:span></text:p>
      <text:list xml:id="list4104183137286331077" text:style-name="WWNum2">
        <text:list-item>
          <text:p text:style-name="P26"><text:span text:style-name="T10">le type de l'objet,</text:span></text:p>
        </text:list-item>
        <text:list-item>
          <text:p text:style-name="P26"><text:span text:style-name="T10">l'identifiant de l'objet lui-même.</text:span></text:p>
        </text:list-item>
      </text:list>
      <text:p text:style-name="P1"><text:span text:style-name="T27">ATTENTION </text:span><text:span text:style-name="T10">: le programmeur devra veiller à l'unicité de l'identifiant d'objet, afin d'éviter conflit et autre soucis dans la recherche d'objets pour modification / altération des propriétés associées. (cette fonctionnalité pourra faire l'objet d'une évolution de </text:span><text:span text:style-name="T11">G.O.T.</text:span><text:span text:style-name="T10">, suivant les retours fait sur son utilisation)</text:span></text:p>
      <text:p text:style-name="P1"><text:span text:style-name="T10">Les objets héritant de l'objet </text:span><text:span text:style-name="T11">OObject</text:span><text:span text:style-name="T10"> par extension, surchargeront leur constructeurs afin de fournir automatiquement le type de l'objet et en demandant lors de leur instanciation, de fournir seulement l'identifiant de ce dernier.</text:span></text:p>
      <text:p text:style-name="P57"><text:span text:style-name="T10">Il aura également en charge la création du tableau associatif </text:span><text:span text:style-name="T13">properties</text:span><text:span text:style-name="T10">, qui contiendra l'ensemble des attributs de l'objet déclaré en faisant référence à un fichier de paramétrage.</text:span></text:p>
      <text:p text:style-name="P1"><text:span text:style-name="T10">Dans le cadre de la limitation du volume d'informations communiqués pour permettre la persistance des données de définition de tout objet </text:span><text:span text:style-name="T11">OObject</text:span><text:span text:style-name="T10">, comme des objets héritant de ce dernier, il faut penser la structure de stockage à deux niveaux :</text:span></text:p>
      <text:list xml:id="list4351028194158559068" text:style-name="WWNum12">
        <text:list-item>
          <text:p text:style-name="P33"><text:span text:style-name="T10">avoir la définition la plus fine des attributs de l'objet pour faciliter son rendu </text:span><text:span text:style-name="T11">HTML</text:span><text:span text:style-name="T10">,</text:span></text:p>
        </text:list-item>
        <text:list-item>
          <text:p text:style-name="P33"><text:span text:style-name="T10">limiter à l'essentiel les données manipulées afin d'en réduire la taille.</text:span></text:p>
        </text:list-item>
      </text:list>
      <text:p text:style-name="P1"><text:span text:style-name="T10">De ce fait, même si l'on définit au travers de fichier les attributs définissant l'objet, il faut de fait en supprimer tous les attributs qui n’auront aucun contenu ( =&gt; pas d'initialisation ou à vide ). Ceci implique de fait la mise en œuvre d'une méthode visant à optimiser la définition de chaque objet : </text:span><text:span text:style-name="T14">compressDefinition()</text:span><text:span text:style-name="T10">. Mais également, l'on de la ré-instanciation de l'objet, il faudra le recréer avec la totalité de ces attributs (cF. le fichier de configuration de l'objet). La méthode en charge de cette opération, </text:span><text:span text:style-name="T14">loadDefinition()</text:span><text:span text:style-name="T10">, aura à prendre le tableau associatif de définition des attributs de l'objet et à le compléter avec ceux présent dans le fichier de configuration manquant dans ce dernier.</text:span></text:p>
      <text:p text:style-name="P1"><text:span text:style-name="T10">Les fichiers visant à définir et permettre la restitution </text:span><text:span text:style-name="T11">HTML</text:span><text:span text:style-name="T10"> de chaque objet déclaré, seront à stocker dans un répertoire défini. Par défaut, on les trouvera dans le module </text:span><text:span text:style-name="T14">GraphicObjectTemplating</text:span><text:span text:style-name="T10"> dans le répertoire </text:span><text:span text:style-name="T13">view</text:span><text:span text:style-name="T17">. On trouvera les fichiers dans les répertoires ayant pour nom et organisation : </text:span><text:span text:style-name="T13">nom_type_objet</text:span><text:span text:style-name="T17">/</text:span><text:span text:style-name="T13">nom_objet</text:span><text:span text:style-name="T17">/ et le fichier de définition aura pour nom : </text:span><text:span text:style-name="T13">nom_objet.config.phtml</text:span><text:span text:style-name="T17">, le modèle de restitution HTML : </text:span><text:span text:style-name="T13">nom_objet.phtml</text:span><text:span text:style-name="T17">. De fait, il faut définir une constante d'accès au répertoire de stocke, par défaut : view, pour faciliter l'accès, comme permettre de déplacer le dit stockage de fichier. Son nom sera </text:span><text:span text:style-name="T18">PATH_OBJECT</text:span><text:span text:style-name="T17"> et sera défini dans </text:span><text:span text:style-name="T18">OObject</text:span><text:span text:style-name="T17">, le chemin ainsi donné sera obligatoirement relatif par rapport au répertoire de stockage des classes </text:span><text:span text:style-name="T18">Php</text:span><text:span text:style-name="T17"> de définition des objets.</text:span></text:p>
      <text:p text:style-name="P71"><text:span text:style-name="T10">Méthodes de l'objet</text:span></text:p>
      <text:p text:style-name="P1"><text:span text:style-name="T10">Le constructeur de l'objet </text:span><text:span text:style-name="T11">OObject</text:span><text:span text:style-name="T10"> en plus de permettre l’instanciation de l'objet enfant avec un identifiant unique, aura la fonction d'aller chercher le fichier de configuration de l'objet déclaré pris en paramètre de la création d'un objet </text:span><text:span text:style-name="T14">Config</text:span><text:span text:style-name="T10">() (objet </text:span><text:span text:style-name="T11">Zend</text:span><text:span text:style-name="T10"> </text:span><text:span text:style-name="T11">Framework</text:span><text:span text:style-name="T10"> </text:span><text:span text:style-name="T11">2</text:span><text:span text:style-name="T10">) comme attribut </text:span><text:span text:style-name="T13">properties</text:span><text:span text:style-name="T10"> du nouvel objet. Ainsi, les méthodes de bases de l'objet </text:span><text:span text:style-name="T11">OObject</text:span><text:span text:style-name="T10"> seront :</text:span></text:p>
      <text:list xml:id="list3359159645459596645" text:style-name="WWNum4">
        <text:list-item>
          <text:p text:style-name="P27"><text:span text:style-name="T14">__construct($is, $defArray) </text:span><text:span text:style-name="T19">: constructeur de l'objet demandant de fournir</text:span></text:p>
          <text:list>
            <text:list-item>
              <text:p text:style-name="P59"><text:span text:style-name="T19"><text:s/></text:span><text:span text:style-name="T16">$id</text:span><text:span text:style-name="T19"><text:tab/>: l'identifiant de l'objet,</text:span></text:p>
            </text:list-item>
            <text:list-item>
              <text:p text:style-name="P59"><text:span text:style-name="T19"><text:s/></text:span><text:span text:style-name="T16">$defArray</text:span><text:span text:style-name="T19"><text:tab/>: l'URL d'accès au fichier de configuration du tableau </text:span><text:span text:style-name="T16">properties</text:span><text:span text:style-name="T19">,</text:span></text:p>
            </text:list-item>
          </text:list>
        </text:list-item>
        <text:list-item>
          <text:p text:style-name="P27"><text:span text:style-name="T14">getId()</text:span><text:span text:style-name="T10"><text:tab/><text:tab/><text:tab/>: lecture et restitution de l'identifiant de l'objet,</text:span></text:p>
        </text:list-item>
        <text:list-item>
          <text:p text:style-name="P27"><text:span text:style-name="T14">setId($id)</text:span><text:span text:style-name="T10"><text:tab/><text:tab/>: affectation de l'identifiant à l'objet,</text:span></text:p>
        </text:list-item>
        <text:list-item>
          <text:p text:style-name="P27"><text:span text:style-name="T14">getProperties()</text:span><text:span text:style-name="T10"><text:tab/><text:tab/>: lecture et restitution de l'objet </text:span><text:span text:style-name="T14">Config()</text:span><text:span text:style-name="T10"> associé à l'objet,</text:span></text:p>
        </text:list-item>
        <text:list-item>
          <text:p text:style-name="P27"><text:span text:style-name="T14">setProperties($prot)</text:span><text:span text:style-name="T10"><text:tab/>: affectation et transformation du tableau </text:span><text:span text:style-name="T13">$prot</text:span><text:span text:style-name="T10"> en objet </text:span><text:span text:style-name="T14">Config</text:span><text:span text:style-name="T11">()</text:span><text:span text:style-name="T12">,</text:span></text:p>
        </text:list-item>
        <text:list-item>
          <text:p text:style-name="P27"><text:soft-page-break/><text:span text:style-name="T14">initProperties($defArray)</text:span><text:span text:style-name="T10"><text:tab/>: méthode d'initialisation du tableau associatif </text:span><text:span text:style-name="T13">properties</text:span></text:p>
        </text:list-item>
        <text:list-item>
          <text:p text:style-name="P27"><text:span text:style-name="T14">compressDefinition()</text:span><text:span text:style-name="T17"><text:tab/>: méthode visant à supprimer l'ensemble des attributs de l'objet sans valeur</text:span></text:p>
        </text:list-item>
        <text:list-item>
          <text:p text:style-name="P27"><text:span text:style-name="T14">loadDefinition($def)</text:span><text:span text:style-name="T17"><text:tab/>: méthode utilisée au rechargement de l'objet pour lui redonner l'ensemble de ces attributs, même ceux sans valeur, à partir de ceux ayant une valeur, le tableau </text:span><text:span text:style-name="T13">$def</text:span><text:span text:style-name="T17">.</text:span></text:p>
        </text:list-item>
      </text:list>
      <text:p text:style-name="P1"><text:span text:style-name="T10">Afin de pouvoir mettre en œuvre l'attribution de style (</text:span><text:span text:style-name="T11">CSS</text:span><text:span text:style-name="T10">) à tout objet, on pourra alimenter l'attribut </text:span><text:span text:style-name="T13">class</text:span><text:span text:style-name="T10">, tableau de chaîne de caractères, stocké dans le tableau associatif </text:span><text:span text:style-name="T13">properties</text:span><text:span text:style-name="T10">, avec les méthodes suivantes :</text:span></text:p>
      <text:list xml:id="list1396610508559354497" text:style-name="WWNum14">
        <text:list-item>
          <text:p text:style-name="P60"><text:span text:style-name="T14">addClass($class)</text:span><text:span text:style-name="T10"><text:tab/><text:tab/>: ajout d'une classe de formatage de l'objet,</text:span></text:p>
        </text:list-item>
        <text:list-item>
          <text:p text:style-name="P60"><text:span text:style-name="T14">removeClass($class)<text:tab/></text:span><text:span text:style-name="T10">: suppression dans le tableau, de la classe $</text:span><text:span text:style-name="T13">class</text:span><text:span text:style-name="T10">, si cette dernière existe,</text:span></text:p>
        </text:list-item>
        <text:list-item>
          <text:p text:style-name="P60"><text:span text:style-name="T14">getClasses()</text:span><text:span text:style-name="T10"><text:tab/><text:tab/>: lecture et restitution du tableau des classes de formatage,</text:span></text:p>
        </text:list-item>
        <text:list-item>
          <text:p text:style-name="P60"><text:span text:style-name="T14">hasClass($class)</text:span><text:span text:style-name="T10"><text:tab/><text:tab/>: fonction booléenne indiquant la présence de la classe $</text:span><text:span text:style-name="T13">class</text:span><text:span text:style-name="T10"> dans le tableau.</text:span></text:p>
        </text:list-item>
      </text:list>
      <text:p text:style-name="P13"><text:span text:style-name="T10">Autre propriété indispensable, la notion de visibilité d'un objet, quel qu’en soit le type :</text:span></text:p>
      <text:list xml:id="list52040092743089" text:continue-numbering="true" text:style-name="WWNum14">
        <text:list-item>
          <text:p text:style-name="P60"><text:span text:style-name="T14">setDisplay($display)</text:span><text:span text:style-name="T10"><text:tab/>: fixe la visibilité d'un objet, ou </text:span><text:span text:style-name="T13">$display</text:span><text:span text:style-name="T10"> reprend les attributs d'affichage de la propriété </text:span><text:span text:style-name="T11">CSS</text:span><text:span text:style-name="T10"> </text:span><text:span text:style-name="T13">display</text:span><text:span text:style-name="T10">, (en base : </text:span><text:span text:style-name="T13">'none'</text:span><text:span text:style-name="T10">, </text:span><text:span text:style-name="T13">'block'</text:span><text:span text:style-name="T10">, </text:span><text:span text:style-name="T13">'inline'</text:span><text:span text:style-name="T10"> &amp; </text:span><text:span text:style-name="T13">'inline-block'</text:span><text:span text:style-name="T10">)</text:span></text:p>
        </text:list-item>
        <text:list-item>
          <text:p text:style-name="P60"><text:span text:style-name="T14">getDisplay()</text:span><text:span text:style-name="T10"><text:tab/><text:tab/><text:tab/>: lecture et restitution du type d'affichage de l'objet.</text:span></text:p>
        </text:list-item>
      </text:list>
      <text:p text:style-name="P71"><text:span text:style-name="T10">Propriétés de l'objet</text:span></text:p>
      <table:table table:name="Table1" table:style-name="Table1">
        <table:table-column table:style-name="Table1.A"/>
        <table:table-column table:style-name="Table1.B"/>
        <text:soft-page-break/>
        <table:table-row table:style-name="Table1.1">
          <table:table-cell table:style-name="Table1.A1" office:value-type="string">
            <text:p text:style-name="P1"><text:span text:style-name="T14">id</text:span></text:p>
          </table:table-cell>
          <table:table-cell table:style-name="Table1.A1" office:value-type="string">
            <text:p text:style-name="P1"><text:span text:style-name="T10">Identifiant de l'objet (obligatoire) [hérité de </text:span><text:span text:style-name="T11">OObject</text:span><text:span text:style-name="T10">]</text:span></text:p>
          </table:table-cell>
        </table:table-row>
        <table:table-row table:style-name="Table1.1">
          <table:table-cell table:style-name="Table1.A1" office:value-type="string">
            <text:p text:style-name="P1"><text:span text:style-name="T14">properties</text:span></text:p>
          </table:table-cell>
          <table:table-cell table:style-name="Table1.A1" office:value-type="string">
            <text:p text:style-name="P1"><text:span text:style-name="T10">Objet </text:span><text:span text:style-name="T14">Config</text:span><text:span text:style-name="T10">() contenant l'ensemble des attributs de l'objet [hérité de </text:span><text:span text:style-name="T11">Oobject</text:span><text:span text:style-name="T10">]</text:span></text:p>
          </table:table-cell>
        </table:table-row>
        <table:table-row table:style-name="Table1.1">
          <table:table-cell table:style-name="Table1.A1" office:value-type="string">
            <text:p text:style-name="P1"><text:span text:style-name="T14">class</text:span></text:p>
          </table:table-cell>
          <table:table-cell table:style-name="Table1.A1" office:value-type="string">
            <text:p text:style-name="P1"><text:span text:style-name="T10">Tableau de chaîne de caractères : liste des classes de mise en forme de l'objet</text:span></text:p>
          </table:table-cell>
        </table:table-row>
        <table:table-row table:style-name="Table1.1">
          <table:table-cell table:style-name="Table1.A1" office:value-type="string">
            <text:p text:style-name="P1"><text:span text:style-name="T14">display</text:span></text:p>
          </table:table-cell>
          <table:table-cell table:style-name="Table1.A1" office:value-type="string">
            <text:p text:style-name="P1"><text:span text:style-name="T10">Notion du type d'affichage affecté à l'objet</text:span></text:p>
          </table:table-cell>
        </table:table-row>
      </table:table>
      <text:p text:style-name="Standard"><text:soft-page-break/></text:p>
      <text:p text:style-name="P70"/>
      <text:p text:style-name="P69"><text:span text:style-name="T10">OSContainer – Object Structure Container</text:span></text:p>
      <text:p text:style-name="P71"><text:span text:style-name="T10">Méthodes de l'objet</text:span></text:p>
      <text:p text:style-name="P1"><text:span text:style-name="T10">Ce type d'objet, contenant, implique la description de l'ensemble des objets le formant dans la cadre des besoins induits par le rendu </text:span><text:span text:style-name="T11">HTML</text:span><text:span text:style-name="T10">. Ceci sera fait au travers de l'attribut </text:span><text:span text:style-name="T13">children</text:span><text:span text:style-name="T10">, tableau d'objets. Cet attribut contiendra donc une collection d'objets que l'on pourra manipuler avec les méthodes suivantes :</text:span></text:p>
      <text:list xml:id="list4878376016126610391" text:style-name="WWNum6">
        <text:list-item>
          <text:p text:style-name="P28"><text:span text:style-name="T14">addChild($child)</text:span><text:span text:style-name="T10"><text:tab/><text:tab/>: ajout de l'objet </text:span><text:span text:style-name="T16">$child</text:span><text:span text:style-name="T10">, s'il n'est déjà présent,</text:span></text:p>
        </text:list-item>
        <text:list-item>
          <text:p text:style-name="P28"><text:span text:style-name="T14">removeChild($idChild)</text:span><text:span text:style-name="T10"><text:tab/>: suppression de l'objet identifié par</text:span><text:span text:style-name="T12"> </text:span><text:span text:style-name="T16">$idChild</text:span><text:span text:style-name="T12"> </text:span><text:span text:style-name="T10">si présent,</text:span></text:p>
        </text:list-item>
        <text:list-item>
          <text:p text:style-name="P28"><text:span text:style-name="T14">updateChild($idChild)</text:span><text:span text:style-name="T10"><text:tab/>: permet de mettre à jour l'objet identifié par</text:span><text:span text:style-name="T13"> $idChild,</text:span><text:span text:style-name="T10"> s'il existe, ou le crée,</text:span></text:p>
        </text:list-item>
        <text:list-item>
          <text:p text:style-name="P28"><text:span text:style-name="T14">isChild($idChild)</text:span><text:span text:style-name="T10"><text:tab/>: recherche si l'objet identifié par </text:span><text:span text:style-name="T13">$idChild</text:span><text:span text:style-name="T10"> est présent dans l'attribut </text:span><text:span text:style-name="T13">children</text:span><text:span text:style-name="T10">,</text:span></text:p>
        </text:list-item>
        <text:list-item>
          <text:p text:style-name="P28"><text:span text:style-name="T14">getChild($idChild)</text:span><text:span text:style-name="T10"><text:tab/>: recherche et restitution de l'objet identifié par </text:span><text:span text:style-name="T16">$idChild</text:span><text:span text:style-name="T10"> si présent,</text:span></text:p>
        </text:list-item>
        <text:list-item>
          <text:p text:style-name="P28"><text:span text:style-name="T14">hasChild()</text:span><text:span text:style-name="T10"><text:tab/><text:tab/>: booléen indiquant si l'objet a des enfants ou non,</text:span></text:p>
        </text:list-item>
        <text:list-item>
          <text:p text:style-name="P28"><text:span text:style-name="T14">getChildren()</text:span><text:span text:style-name="T10"><text:tab/><text:tab/>: recherche et restitution du tableau d'objets enfants.</text:span></text:p>
        </text:list-item>
        <text:list-item>
          <text:p text:style-name="P28"><text:span text:style-name="T14">setWidth($width)</text:span><text:span text:style-name="T10"><text:tab/>: affectation de sa largeur à l'objet contenant,</text:span></text:p>
        </text:list-item>
        <text:list-item>
          <text:p text:style-name="P28"><text:span text:style-name="T14">getWidth()</text:span><text:span text:style-name="T10"><text:tab/><text:tab/>: lecture et restitution de la largeur à l'objet contenant,</text:span></text:p>
        </text:list-item>
        <text:list-item>
          <text:p text:style-name="P28"><text:span text:style-name="T14">setHeight($height)</text:span><text:span text:style-name="T10"><text:tab/>: affectation de sa hauteur à l'objet contenant,</text:span></text:p>
        </text:list-item>
        <text:list-item>
          <text:p text:style-name="P28"><text:span text:style-name="T14">getHeight()</text:span><text:span text:style-name="T10"><text:tab/><text:tab/>: lecture et restitution de la hauteur à l'objet contenant,</text:span></text:p>
        </text:list-item>
        <text:list-item>
          <text:p text:style-name="P28"><text:span text:style-name="T14">setPosition($pos, $posAtt) </text:span><text:span text:style-name="T10">: affectation du type de positionnement à l'objet contenant, avec ses paramètres (</text:span><text:span text:style-name="T16">$posAtt</text:span><text:span text:style-name="T10">) qui sont ici facultatif (=&gt; </text:span><text:span text:style-name="T16">$posAtt</text:span><text:span text:style-name="T12"> </text:span><text:span text:style-name="T10">= </text:span><text:span text:style-name="T11">NULL</text:span><text:span text:style-name="T10">),</text:span></text:p>
        </text:list-item>
        <text:list-item>
          <text:p text:style-name="P28"><text:span text:style-name="T14">getPosition()</text:span><text:span text:style-name="T10"><text:tab/><text:tab/>: lecture et restitution du type de positionnement à l'objet contenant,</text:span></text:p>
        </text:list-item>
        <text:list-item>
          <text:p text:style-name="P28"><text:span text:style-name="T14">setPositioning($posAtt)</text:span><text:span text:style-name="T10"><text:tab/>: affectation des paramètres du type de positionnement à l'objet contenant,</text:span></text:p>
        </text:list-item>
        <text:list-item>
          <text:p text:style-name="P28"><text:span text:style-name="T14">getPositioning()</text:span><text:span text:style-name="T10"><text:tab/><text:tab/>: lecture et restitution des paramètres du type de positionnement à l'objet contenant,</text:span></text:p>
        </text:list-item>
        <text:list-item>
          <text:p text:style-name="P28"><text:span text:style-name="T14">setFloat($float)</text:span><text:span text:style-name="T10"><text:tab/><text:tab/>: affectation du type de positionnement horizontal flottant, ou sa suppression, de l'objet contenant,</text:span></text:p>
        </text:list-item>
        <text:list-item>
          <text:p text:style-name="P28"><text:span text:style-name="T14">getFloat()</text:span><text:span text:style-name="T10"><text:tab/><text:tab/>: lecture et restitution du type de positionnement horizontal flottant de l'objet contenant.</text:span></text:p>
        </text:list-item>
      </text:list>
      <text:p text:style-name="P1"><text:span text:style-name="T10">Physiquement, le stockage d'objets enfants se fera au travers de l'attribut </text:span><text:span text:style-name="T13">properties</text:span><text:span text:style-name="T10"> de chaque objet ajouté, en indiçant dans le tableau </text:span><text:span text:style-name="T13">children</text:span><text:span text:style-name="T10"> par l'identifiant (attribut </text:span><text:span text:style-name="T13">id</text:span><text:span text:style-name="T10">) de l'objet ajouté. Ceci en facilitera la gestion tant en recherche, qu'en manipulation (ajout / modification / suppression).</text:span></text:p>
      <text:p text:style-name="P61"><text:span text:style-name="T10">Dans le cadre de faciliter la mise en œuvre de ces objets, on mettra en place l'utilisation de la méthode magique </text:span><text:span text:style-name="T13">__get()</text:span><text:span text:style-name="T10"> pour permettre l'altération d'objet inclus dans un objet </text:span><text:span text:style-name="T11">OSContainer</text:span><text:span text:style-name="T10"> plus facilement. La syntaxe alors sera :</text:span></text:p>
      <text:p text:style-name="P16"><text:span text:style-name="T7">$objContainer = new OSContainer('container');</text:span></text:p>
      <text:p text:style-name="P14"><text:soft-page-break/><text:span text:style-name="T7">$objContent <text:s text:c="2"/>= new ODContent('content');</text:span></text:p>
      <text:p text:style-name="P14"><text:span text:style-name="T7">$objContainer→addChild($objetContent);</text:span></text:p>
      <text:p text:style-name="P17"><text:span text:style-name="T7">$objContainer → content → addClass('displayNone')</text:span></text:p>
      <text:p text:style-name="P1"><text:span text:style-name="T10">La dernière ligne, ci-dessus, permettra donc d'ajouter la classe </text:span><text:span text:style-name="T13">displayNone</text:span><text:span text:style-name="T10"> à l'objet </text:span><text:span text:style-name="T13">$objContent</text:span><text:span text:style-name="T10"> inclus dans l'objet </text:span><text:span text:style-name="T13">$objContainer</text:span><text:span text:style-name="T10">.</text:span></text:p>
      <text:list xml:id="list4239311781544122519" text:style-name="WWNum16">
        <text:list-item>
          <text:list>
            <text:list-item>
              <text:p text:style-name="P18"><text:span text:style-name="T8">Propriétés de l'objet</text:span></text:p>
            </text:list-item>
          </text:list>
        </text:list-item>
      </text:list>
      <table:table table:name="Table2" table:style-name="Table2">
        <table:table-column table:style-name="Table2.A"/>
        <table:table-column table:style-name="Table2.B"/>
        <text:soft-page-break/>
        <table:table-row table:style-name="Table2.1">
          <table:table-cell table:style-name="Table2.A1" office:value-type="string">
            <text:p text:style-name="P1"><text:span text:style-name="T14">id</text:span></text:p>
          </table:table-cell>
          <table:table-cell table:style-name="Table2.A1" office:value-type="string">
            <text:p text:style-name="P1"><text:span text:style-name="T10">Identifiant de l'objet </text:span></text:p>
          </table:table-cell>
        </table:table-row>
        <table:table-row table:style-name="Table2.1">
          <table:table-cell table:style-name="Table2.A1" office:value-type="string">
            <text:p text:style-name="P1"><text:span text:style-name="T14">properties</text:span></text:p>
          </table:table-cell>
          <table:table-cell table:style-name="Table2.A1" office:value-type="string">
            <text:p text:style-name="P1"><text:span text:style-name="T10">Tableau global contenant l'ensemble des paramètres et caractéristiques de l'objet</text:span></text:p>
          </table:table-cell>
        </table:table-row>
        <table:table-row table:style-name="Table2.1">
          <table:table-cell table:style-name="Table2.A1" office:value-type="string">
            <text:p text:style-name="P1"><text:span text:style-name="T14">class</text:span></text:p>
          </table:table-cell>
          <table:table-cell table:style-name="Table2.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1">
          <table:table-cell table:style-name="Table2.A1" office:value-type="string">
            <text:p text:style-name="P1"><text:span text:style-name="T14">display</text:span></text:p>
          </table:table-cell>
          <table:table-cell table:style-name="Table2.A1" office:value-type="string">
            <text:p text:style-name="P1"><text:span text:style-name="T10">Notion du type d'affichage affecté à l'objet</text:span></text:p>
          </table:table-cell>
        </table:table-row>
        <table:table-row table:style-name="Table2.1">
          <table:table-cell table:style-name="Table2.A1" office:value-type="string">
            <text:p text:style-name="P1"><text:span text:style-name="T14">children</text:span></text:p>
          </table:table-cell>
          <table:table-cell table:style-name="Table2.A1" office:value-type="string">
            <text:p text:style-name="P1"><text:span text:style-name="T10">Tableau collection d'objets détails</text:span></text:p>
          </table:table-cell>
        </table:table-row>
        <table:table-row table:style-name="Table2.1">
          <table:table-cell table:style-name="Table2.A1" office:value-type="string">
            <text:p text:style-name="P1"><text:span text:style-name="T14">with</text:span></text:p>
          </table:table-cell>
          <table:table-cell table:style-name="Table2.A1" office:value-type="string">
            <text:p text:style-name="P1"><text:span text:style-name="T10">Largeur de l'objet contenant sur la page (tableau </text:span><text:span text:style-name="T13">properties</text:span><text:span text:style-name="T10">)</text:span></text:p>
          </table:table-cell>
        </table:table-row>
        <table:table-row table:style-name="Table2.1">
          <table:table-cell table:style-name="Table2.A1" office:value-type="string">
            <text:p text:style-name="P1"><text:span text:style-name="T14">height</text:span></text:p>
          </table:table-cell>
          <table:table-cell table:style-name="Table2.A1" office:value-type="string">
            <text:p text:style-name="P1"><text:span text:style-name="T10">Hauteur de l'objet contenant sur le page (tableau </text:span><text:span text:style-name="T13">properties</text:span><text:span text:style-name="T10">)</text:span></text:p>
          </table:table-cell>
        </table:table-row>
        <table:table-row table:style-name="Table2.1">
          <table:table-cell table:style-name="Table2.A1" office:value-type="string">
            <text:p text:style-name="P1"><text:span text:style-name="T14">position</text:span></text:p>
          </table:table-cell>
          <table:table-cell table:style-name="Table2.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2.1">
          <table:table-cell table:style-name="Table2.A1" office:value-type="string">
            <text:p text:style-name="P1"><text:span text:style-name="T14">positioning</text:span></text:p>
          </table:table-cell>
          <table:table-cell table:style-name="Table2.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2.1">
          <table:table-cell table:style-name="Table2.A1" office:value-type="string">
            <text:p text:style-name="P1"><text:span text:style-name="T14">float</text:span></text:p>
          </table:table-cell>
          <table:table-cell table:style-name="Table2.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
      <text:p text:style-name="P71"><text:soft-page-break/><text:span text:style-name="T10">Objets de détail – Objets Spécialisés</text:span></text:p>
      <text:p text:style-name="P73"><text:span text:style-name="T10">OSPage – Object Structure Container Page</text:span></text:p>
      <text:p text:style-name="P1"><text:span text:style-name="T10">L'objet </text:span><text:span text:style-name="T11">OSPage</text:span><text:span text:style-name="T10"> est le premier objet de type contenant à créer pour la construction d'une page. C'est lui qui sera appelé pour générer le rendu </text:span><text:span text:style-name="T11">HTML</text:span><text:span text:style-name="T10"> proprement dit de la page.</text:span></text:p>
      <text:p text:style-name="P1"><text:span text:style-name="T10">On lui lira l'ensemble des objets contenants et/ou contenus constituant la page en tant qu'objet enfant.</text:span></text:p>
      <text:p text:style-name="P1"><text:span text:style-name="T10">Dans le contexte de </text:span><text:span text:style-name="T11">OSPage</text:span><text:span text:style-name="T10">, il avoir la capacité de donner le contexte technique :</text:span></text:p>
      <text:list xml:id="list6185492173214745818" text:style-name="WWNum13">
        <text:list-item>
          <text:p text:style-name="P29"><text:span text:style-name="T10">les feuilles de styles (</text:span><text:span text:style-name="T11">CSS</text:span><text:span text:style-name="T10">) à utiliser,</text:span></text:p>
        </text:list-item>
        <text:list-item>
          <text:p text:style-name="P29"><text:span text:style-name="T10">les scripts (</text:span><text:span text:style-name="T11">Js</text:span><text:span text:style-name="T10">) à inclure en base.</text:span></text:p>
        </text:list-item>
      </text:list>
      <text:p text:style-name="P1"><text:span text:style-name="T10">Ceci impactera directement le contenu de la balise </text:span><text:span text:style-name="T13">&lt;head&gt;</text:span><text:span text:style-name="T10"> … </text:span><text:span text:style-name="T13">&lt;/head&gt;</text:span><text:span text:style-name="T10"> du rendu de la page </text:span><text:span text:style-name="T11">HTML</text:span><text:span text:style-name="T10">.</text:span></text:p>
      <text:p text:style-name="P1"><text:span text:style-name="T10">De plus, afin d'en assurer une totale flexibilité, on pourra interagir sur les </text:span><text:span text:style-name="T11">CSS</text:span><text:span text:style-name="T10"> et </text:span><text:span text:style-name="T11">Js</text:span><text:span text:style-name="T10"> au travers de méthodes :</text:span></text:p>
      <text:list xml:id="list4476583808403084798" text:style-name="WWNum9">
        <text:list-item>
          <text:p text:style-name="P30"><text:span text:style-name="T10">ajouter un fichier,</text:span></text:p>
        </text:list-item>
        <text:list-item>
          <text:p text:style-name="P30"><text:span text:style-name="T10">supprimer un fichier,</text:span></text:p>
        </text:list-item>
        <text:list-item>
          <text:p text:style-name="P30"><text:span text:style-name="T10">désactiver un fichier (à exclure du rendu </text:span><text:span text:style-name="T11">HTML</text:span><text:span text:style-name="T10">),</text:span></text:p>
        </text:list-item>
        <text:list-item>
          <text:p text:style-name="P30"><text:span text:style-name="T10">activer un fichier (précédemment désactivé)</text:span></text:p>
        </text:list-item>
        <text:list-item>
          <text:p text:style-name="P30"><text:span text:style-name="T10">connaître le statut d'un fichier : activé / désactivé.</text:span></text:p>
        </text:list-item>
      </text:list>
      <text:p text:style-name="P1"><text:span text:style-name="T10">Dans le cadre de base d'une page Internet , mais également Intranet, on doit pouvoir mettre en place :</text:span></text:p>
      <text:list xml:id="list7805342501624827067" text:style-name="WWNum15">
        <text:list-item>
          <text:p text:style-name="P34"><text:span text:style-name="T10">donner un titre à la page (affiché dans le titre de la fenêtre du <text:s/>navigateur, de l'onglet un navigateur,</text:span></text:p>
        </text:list-item>
        <text:list-item>
          <text:p text:style-name="P34"><text:span text:style-name="T10">donner un ensemble de mots en tant que mots clés (</text:span><text:span text:style-name="T13">keywords</text:span><text:span text:style-name="T10">) servant pour le référencement naturel de la page par les robots sur internet.</text:span></text:p>
        </text:list-item>
      </text:list>
      <text:p text:style-name="P77"><text:span text:style-name="T10">Méthodes de l'objet</text:span></text:p>
      <text:list xml:id="list4503605071245361699" text:style-name="WWNum29">
        <text:list-item>
          <text:p text:style-name="P35"><text:span text:style-name="T14">addCSS($file)</text:span><text:span text:style-name="T10"><text:tab/><text:tab/>: ajout d'une référence de fichier </text:span><text:span text:style-name="T11">CSS</text:span><text:span text:style-name="T10">,</text:span></text:p>
        </text:list-item>
        <text:list-item>
          <text:p text:style-name="P35"><text:span text:style-name="T14">removeCSS($file)<text:tab/></text:span><text:span text:style-name="T10"><text:tab/>: suppression d'une référence de fichier </text:span><text:span text:style-name="T11">CSS</text:span><text:span text:style-name="T10">,</text:span></text:p>
        </text:list-item>
        <text:list-item>
          <text:p text:style-name="P35"><text:span text:style-name="T14">disableCSS($file)<text:tab/></text:span><text:span text:style-name="T10"><text:tab/>: désactive l'utilisation de la référence de fichier </text:span><text:span text:style-name="T11">CSS</text:span><text:span text:style-name="T10">,</text:span></text:p>
        </text:list-item>
        <text:list-item>
          <text:p text:style-name="P35"><text:span text:style-name="T14">enableCSS($file)<text:tab/></text:span><text:span text:style-name="T10"><text:tab/>: active l'utilisation de la référence de fichier </text:span><text:span text:style-name="T11">CSS</text:span><text:span text:style-name="T10">,</text:span></text:p>
        </text:list-item>
        <text:list-item>
          <text:p text:style-name="P35"><text:span text:style-name="T14">assJs($file)</text:span><text:span text:style-name="T10"><text:tab/><text:tab/>: ajout d'une référence de fichier </text:span><text:span text:style-name="T11">Js</text:span><text:span text:style-name="T10">,</text:span></text:p>
        </text:list-item>
        <text:list-item>
          <text:p text:style-name="P35"><text:span text:style-name="T14">removeJs($file)<text:tab/></text:span><text:span text:style-name="T10"><text:tab/>: suppression d'une référence <text:s/>de fichier </text:span><text:span text:style-name="T11">Js</text:span><text:span text:style-name="T10">,</text:span></text:p>
        </text:list-item>
        <text:list-item>
          <text:p text:style-name="P35"><text:soft-page-break/><text:span text:style-name="T14">disableJs($file)</text:span><text:span text:style-name="T10"><text:tab/><text:tab/>: désactive l'utilisation de la référence de fichier </text:span><text:span text:style-name="T11">Js</text:span><text:span text:style-name="T10">,</text:span></text:p>
        </text:list-item>
        <text:list-item>
          <text:p text:style-name="P35"><text:span text:style-name="T14">enableJs($file)</text:span><text:span text:style-name="T10"><text:tab/><text:tab/>: active l'utilisation de la référence de fichier </text:span><text:span text:style-name="T11">Js</text:span><text:span text:style-name="T12">.</text:span></text:p>
        </text:list-item>
        <text:list-item>
          <text:p text:style-name="P35"><text:span text:style-name="T14">addKeyword($word)</text:span><text:span text:style-name="T12"><text:tab/>: ajout d'un mot clé à la liste pour la page,</text:span></text:p>
        </text:list-item>
        <text:list-item>
          <text:p text:style-name="P35"><text:span text:style-name="T14">addKeywords($words)</text:span><text:span text:style-name="T12"><text:tab/>: ajout d'un tableau de mots clés,</text:span></text:p>
        </text:list-item>
        <text:list-item>
          <text:p text:style-name="P35"><text:span text:style-name="T14">clearKeywords()</text:span><text:span text:style-name="T12"><text:tab/><text:tab/>: vidage de la liste des mots clés,</text:span></text:p>
        </text:list-item>
        <text:list-item>
          <text:p text:style-name="P35"><text:span text:style-name="T14">removeKeyword($word)</text:span><text:span text:style-name="T12"><text:tab/>: suppression de la liste du mot </text:span><text:span text:style-name="T16">$word</text:span><text:span text:style-name="T12">.</text:span></text:p>
        </text:list-item>
        <text:list-item>
          <text:p text:style-name="P35"><text:span text:style-name="T14">setPageTitle($titre)</text:span><text:span text:style-name="T12"><text:tab/>: affectation d'un titre à la page balise </text:span><text:span text:style-name="T16">&lt;title&gt;</text:span><text:span text:style-name="T12"> … </text:span><text:span text:style-name="T16">&lt;/title&gt;</text:span><text:span text:style-name="T12">,</text:span></text:p>
        </text:list-item>
        <text:list-item>
          <text:p text:style-name="P35"><text:span text:style-name="T14">getPageTitle()</text:span><text:span text:style-name="T12"><text:tab/><text:tab/>: lecture et restitution du titre de la page.</text:span></text:p>
        </text:list-item>
      </text:list>
      <text:list xml:id="list52041370481314" text:continue-list="list4239311781544122519" text:style-name="WWNum16">
        <text:list-item>
          <text:list>
            <text:list-item>
              <text:list>
                <text:list-item>
                  <text:list>
                    <text:list-item>
                      <text:p text:style-name="P18"><text:span text:style-name="T9">Propriété de l'objet</text:span></text:p>
                    </text:list-item>
                  </text:list>
                </text:list-item>
              </text:list>
            </text:list-item>
          </text:list>
        </text:list-item>
      </text:list>
      <table:table table:name="Table3" table:style-name="Table3">
        <table:table-column table:style-name="Table3.A"/>
        <table:table-column table:style-name="Table3.B"/>
        <text:soft-page-break/>
        <table:table-row table:style-name="Table3.1">
          <table:table-cell table:style-name="Table3.A1" office:value-type="string">
            <text:p text:style-name="P1"><text:span text:style-name="T14">id</text:span></text:p>
          </table:table-cell>
          <table:table-cell table:style-name="Table3.A1" office:value-type="string">
            <text:p text:style-name="P1"><text:span text:style-name="T10">Identifiant de l'objet </text:span></text:p>
          </table:table-cell>
        </table:table-row>
        <table:table-row table:style-name="Table3.1">
          <table:table-cell table:style-name="Table3.A1" office:value-type="string">
            <text:p text:style-name="P1"><text:span text:style-name="T14">properties</text:span></text:p>
          </table:table-cell>
          <table:table-cell table:style-name="Table3.A1" office:value-type="string">
            <text:p text:style-name="P1"><text:span text:style-name="T10">Tableau global contenant l'ensemble des paramètres et caractéristiques de l'objet</text:span></text:p>
          </table:table-cell>
        </table:table-row>
        <table:table-row table:style-name="Table3.1">
          <table:table-cell table:style-name="Table3.A1" office:value-type="string">
            <text:p text:style-name="P1"><text:span text:style-name="T14">class</text:span></text:p>
          </table:table-cell>
          <table:table-cell table:style-name="Table3.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3.1">
          <table:table-cell table:style-name="Table3.A1" office:value-type="string">
            <text:p text:style-name="P1"><text:span text:style-name="T14">display</text:span></text:p>
          </table:table-cell>
          <table:table-cell table:style-name="Table3.A1" office:value-type="string">
            <text:p text:style-name="P1"><text:span text:style-name="T10">Notion du type d'affichage affecté à l'objet</text:span></text:p>
          </table:table-cell>
        </table:table-row>
        <table:table-row table:style-name="Table3.1">
          <table:table-cell table:style-name="Table3.A1" office:value-type="string">
            <text:p text:style-name="P1"><text:span text:style-name="T14">children</text:span></text:p>
          </table:table-cell>
          <table:table-cell table:style-name="Table3.A1" office:value-type="string">
            <text:p text:style-name="P1"><text:span text:style-name="T10">Tableau collection d'objets détails</text:span></text:p>
          </table:table-cell>
        </table:table-row>
        <table:table-row table:style-name="Table3.1">
          <table:table-cell table:style-name="Table3.A1" office:value-type="string">
            <text:p text:style-name="P1"><text:span text:style-name="T14">with</text:span></text:p>
          </table:table-cell>
          <table:table-cell table:style-name="Table3.A1" office:value-type="string">
            <text:p text:style-name="P1"><text:span text:style-name="T10">Largeur de l'objet contenant sur la page (tableau </text:span><text:span text:style-name="T13">properties</text:span><text:span text:style-name="T10">)</text:span></text:p>
          </table:table-cell>
        </table:table-row>
        <table:table-row table:style-name="Table3.1">
          <table:table-cell table:style-name="Table3.A1" office:value-type="string">
            <text:p text:style-name="P1"><text:span text:style-name="T14">height</text:span></text:p>
          </table:table-cell>
          <table:table-cell table:style-name="Table3.A1" office:value-type="string">
            <text:p text:style-name="P1"><text:span text:style-name="T10">Hauteur de l'objet contenant sur le page (tableau </text:span><text:span text:style-name="T13">properties</text:span><text:span text:style-name="T10">)</text:span></text:p>
          </table:table-cell>
        </table:table-row>
        <table:table-row table:style-name="Table3.1">
          <table:table-cell table:style-name="Table3.A1" office:value-type="string">
            <text:p text:style-name="P1"><text:span text:style-name="T14">position</text:span></text:p>
          </table:table-cell>
          <table:table-cell table:style-name="Table3.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3.1">
          <table:table-cell table:style-name="Table3.A1" office:value-type="string">
            <text:p text:style-name="P1"><text:span text:style-name="T14">positioning</text:span></text:p>
          </table:table-cell>
          <table:table-cell table:style-name="Table3.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3.1">
          <table:table-cell table:style-name="Table3.A1" office:value-type="string">
            <text:p text:style-name="P1"><text:span text:style-name="T14">float</text:span></text:p>
          </table:table-cell>
          <table:table-cell table:style-name="Table3.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row table:style-name="Table3.1">
          <table:table-cell table:style-name="Table3.A1" office:value-type="string">
            <text:p text:style-name="P13"><text:span text:style-name="T14">css</text:span></text:p>
          </table:table-cell>
          <table:table-cell table:style-name="Table3.A1" office:value-type="string">
            <text:p text:style-name="P13"><text:span text:style-name="T10">Tableau dans l'attribut </text:span><text:span text:style-name="T13">properties</text:span><text:span text:style-name="T10">, contenant les références des fichiers </text:span><text:span text:style-name="T11">CSS</text:span><text:span text:style-name="T10"> à utiliser (avec un booléen d'activation)</text:span></text:p>
          </table:table-cell>
        </table:table-row>
        <table:table-row table:style-name="Table3.1">
          <table:table-cell table:style-name="Table3.A1" office:value-type="string">
            <text:p text:style-name="P13"><text:span text:style-name="T14">js</text:span></text:p>
          </table:table-cell>
          <table:table-cell table:style-name="Table3.A1" office:value-type="string">
            <text:p text:style-name="P13"><text:span text:style-name="T10">Tableau dans l'attribut </text:span><text:span text:style-name="T13">properties</text:span><text:span text:style-name="T10">, contenant les références des fichiers </text:span><text:span text:style-name="T11">Js</text:span><text:span text:style-name="T10"> à utiliser (avec un booléen d'activation)</text:span></text:p>
          </table:table-cell>
        </table:table-row>
        <table:table-row table:style-name="Table3.1">
          <table:table-cell table:style-name="Table3.A1" office:value-type="string">
            <text:p text:style-name="P13"><text:span text:style-name="T14">keywords</text:span></text:p>
          </table:table-cell>
          <table:table-cell table:style-name="Table3.A1" office:value-type="string">
            <text:p text:style-name="P13"><text:span text:style-name="T10">Tableau de mots pour permettre le référencement naturel de la page sur internet</text:span></text:p>
          </table:table-cell>
        </table:table-row>
        <table:table-row table:style-name="Table3.1">
          <table:table-cell table:style-name="Table3.A1" office:value-type="string">
            <text:p text:style-name="P13"><text:span text:style-name="T14">pageTitle</text:span></text:p>
          </table:table-cell>
          <table:table-cell table:style-name="Table3.A1" office:value-type="string">
            <text:p text:style-name="P13"><text:span text:style-name="T10">Titre de la page (balise </text:span><text:span text:style-name="T13">&lt;title&gt;</text:span><text:span text:style-name="T10"> ... </text:span><text:span text:style-name="T13">&lt;/title&gt;</text:span><text:span text:style-name="T10"> dans le bloc </text:span><text:span text:style-name="T11">HTML</text:span><text:span text:style-name="T10"> </text:span><text:span text:style-name="T13">&lt;head&gt;</text:span><text:span text:style-name="T10"> … </text:span><text:span text:style-name="T13">&lt;head&gt;</text:span></text:p>
          </table:table-cell>
        </table:table-row>
      </table:table>
      <text:p text:style-name="P73"><text:soft-page-break/><text:span text:style-name="T10">OSHeader – Object Structure Container Header</text:span></text:p>
      <text:p text:style-name="P1"><text:span text:style-name="T10">L'objet </text:span><text:span text:style-name="T11">OSHeader</text:span><text:span text:style-name="T10">, ou entête, peut entrer dans la composition de la page, comme d'une section. De fait, on ne pourra pas avoir la même présentation et/ou taille de texte suivant le contexte.</text:span></text:p>
      <text:p text:style-name="P77"><text:span text:style-name="T10">Méthodes de l'objet</text:span></text:p>
      <text:list xml:id="list754852963173446590" text:style-name="WWNum30">
        <text:list-item>
          <text:p text:style-name="P36"><text:span text:style-name="T14">setTitle($title)</text:span><text:span text:style-name="T10"><text:tab/><text:tab/>: affectation du titre à afficher dans l'objet </text:span><text:span text:style-name="T11">OSHeader</text:span><text:span text:style-name="T10">,</text:span></text:p>
        </text:list-item>
        <text:list-item>
          <text:p text:style-name="P36"><text:span text:style-name="T14">getTitle()</text:span><text:span text:style-name="T10"><text:tab/><text:tab/>: lecture et restitution du titre de l'objet </text:span><text:span text:style-name="T11">OSHeader</text:span><text:span text:style-name="T10">.</text:span></text:p>
        </text:list-item>
      </text:list>
      <text:p text:style-name="P77"><text:span text:style-name="T10">Propriété de l'objet</text:span></text:p>
      <table:table table:name="Table4" table:style-name="Table4">
        <table:table-column table:style-name="Table4.A"/>
        <table:table-column table:style-name="Table4.B"/>
        <text:soft-page-break/>
        <table:table-row table:style-name="Table4.1">
          <table:table-cell table:style-name="Table4.A1" office:value-type="string">
            <text:p text:style-name="P1"><text:span text:style-name="T14">id</text:span></text:p>
          </table:table-cell>
          <table:table-cell table:style-name="Table4.A1" office:value-type="string">
            <text:p text:style-name="P1"><text:span text:style-name="T10">Identifiant de l'objet </text:span></text:p>
          </table:table-cell>
        </table:table-row>
        <table:table-row table:style-name="Table4.1">
          <table:table-cell table:style-name="Table4.A2" office:value-type="string">
            <text:p text:style-name="P1"><text:span text:style-name="T14">properties</text:span></text:p>
          </table:table-cell>
          <table:table-cell table:style-name="Table4.A2" office:value-type="string">
            <text:p text:style-name="P1"><text:span text:style-name="T10">Tableau global contenant l'ensemble des paramètres et caractéristiques de l'objet</text:span></text:p>
          </table:table-cell>
        </table:table-row>
        <table:table-row table:style-name="Table4.1">
          <table:table-cell table:style-name="Table4.A2" office:value-type="string">
            <text:p text:style-name="P1"><text:span text:style-name="T14">class</text:span></text:p>
          </table:table-cell>
          <table:table-cell table:style-name="Table4.A2"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4.1">
          <table:table-cell table:style-name="Table4.A2" office:value-type="string">
            <text:p text:style-name="P1"><text:span text:style-name="T14">display</text:span></text:p>
          </table:table-cell>
          <table:table-cell table:style-name="Table4.A2" office:value-type="string">
            <text:p text:style-name="P1"><text:span text:style-name="T10">Notion du type d'affichage affecté à l'objet</text:span></text:p>
          </table:table-cell>
        </table:table-row>
        <table:table-row table:style-name="Table4.1">
          <table:table-cell table:style-name="Table4.A2" office:value-type="string">
            <text:p text:style-name="P1"><text:span text:style-name="T14">children</text:span></text:p>
          </table:table-cell>
          <table:table-cell table:style-name="Table4.A2" office:value-type="string">
            <text:p text:style-name="P1"><text:span text:style-name="T10">Tableau collection d'objets détails</text:span></text:p>
          </table:table-cell>
        </table:table-row>
        <table:table-row table:style-name="Table4.1">
          <table:table-cell table:style-name="Table4.A2" office:value-type="string">
            <text:p text:style-name="P1"><text:span text:style-name="T14">with</text:span></text:p>
          </table:table-cell>
          <table:table-cell table:style-name="Table4.A2" office:value-type="string">
            <text:p text:style-name="P1"><text:span text:style-name="T10">Largeur de l'objet contenant sur la page (tableau </text:span><text:span text:style-name="T13">properties</text:span><text:span text:style-name="T10">)</text:span></text:p>
          </table:table-cell>
        </table:table-row>
        <table:table-row table:style-name="Table4.1">
          <table:table-cell table:style-name="Table4.A2" office:value-type="string">
            <text:p text:style-name="P1"><text:span text:style-name="T14">height</text:span></text:p>
          </table:table-cell>
          <table:table-cell table:style-name="Table4.A2" office:value-type="string">
            <text:p text:style-name="P1"><text:span text:style-name="T10">Hauteur de l'objet contenant sur le page (tableau </text:span><text:span text:style-name="T13">properties</text:span><text:span text:style-name="T10">)</text:span></text:p>
          </table:table-cell>
        </table:table-row>
        <table:table-row table:style-name="Table4.1">
          <table:table-cell table:style-name="Table4.A2" office:value-type="string">
            <text:p text:style-name="P1"><text:span text:style-name="T14">position</text:span></text:p>
          </table:table-cell>
          <table:table-cell table:style-name="Table4.A2"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4.1">
          <table:table-cell table:style-name="Table4.A2" office:value-type="string">
            <text:p text:style-name="P1"><text:span text:style-name="T14">positioning</text:span></text:p>
          </table:table-cell>
          <table:table-cell table:style-name="Table4.A2"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4.1">
          <table:table-cell table:style-name="Table4.A2" office:value-type="string">
            <text:p text:style-name="P1"><text:span text:style-name="T14">float</text:span></text:p>
          </table:table-cell>
          <table:table-cell table:style-name="Table4.A2"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row table:style-name="Table4.1">
          <table:table-cell table:style-name="Table4.A11" office:value-type="string">
            <text:p text:style-name="P1"><text:span text:style-name="T14">title</text:span></text:p>
          </table:table-cell>
          <table:table-cell table:style-name="Table4.A11" office:value-type="string">
            <text:p text:style-name="P1"><text:span text:style-name="T10">Titre associé à l'entête (page ou section) [attribut stocké dans </text:span><text:span text:style-name="T11">OObject</text:span><text:span text:style-name="T10">.</text:span><text:span text:style-name="T13">properties</text:span><text:span text:style-name="T10">]</text:span></text:p>
          </table:table-cell>
        </table:table-row>
      </table:table>
      <text:p text:style-name="P1"><text:soft-page-break/><text:span text:style-name="T10">Dans le cadre d'une page (dans objet </text:span><text:span text:style-name="T11">OSPage</text:span><text:span text:style-name="T10">), la propriété </text:span><text:span text:style-name="T13">title</text:span><text:span text:style-name="T10"> sera présentée entre les balises </text:span><text:span text:style-name="T13">&lt;h1&gt;</text:span><text:span text:style-name="T10"> … </text:span><text:span text:style-name="T13">&lt;/h1&gt;</text:span><text:span text:style-name="T10">. Pour le cas de l'utilisation de l'objet </text:span><text:span text:style-name="T11">OSHeader</text:span><text:span text:style-name="T10"> ailleurs, la propriété </text:span><text:span text:style-name="T13">title</text:span><text:span text:style-name="T10"> sera présentée entre les balises </text:span><text:span text:style-name="T13">&lt;h2&gt;</text:span><text:span text:style-name="T10"> … </text:span><text:span text:style-name="T13">&lt;/h2&gt;</text:span><text:span text:style-name="T10">.</text:span></text:p>
      <text:p text:style-name="P1"><text:span text:style-name="T10">On doit également noter, que l'objet </text:span><text:span text:style-name="T11">OSHeader</text:span><text:span text:style-name="T10"> pourra être décomposé en objets </text:span><text:span text:style-name="T11">OSContainer</text:span><text:span text:style-name="T10"> et / ou </text:span><text:span text:style-name="T11">ODContent</text:span><text:span text:style-name="T10"> pour définir son contenu. De ce fait, on devra pouvoir affecter des attributs de présentation, comme celui de visibilité. Ceci devra faire partie de la base de chaque fichier de configuration du tableau associatif </text:span><text:span text:style-name="T13">properties</text:span><text:span text:style-name="T10">.</text:span></text:p>
      <text:p text:style-name="P73"><text:span text:style-name="T10">OSNav – Object Structure Container Navigation</text:span></text:p>
      <text:p text:style-name="P1"><text:span text:style-name="T10">L'objet </text:span><text:span text:style-name="T11">OSNav</text:span><text:span text:style-name="T10">, généralement utilisé dans l'objet </text:span><text:span text:style-name="T11">OSPage</text:span><text:span text:style-name="T10">, permet de mettre en place des liens et menus de navigation du site, de l'application. Toutefois, il peut être également utilisé dans une section (objet </text:span><text:span text:style-name="T11">OSSection</text:span><text:span text:style-name="T10">) comme menu local.</text:span></text:p>
      <text:p text:style-name="P1"><text:span text:style-name="T10">On peut donc y affecter 2 types de données :</text:span></text:p>
      <text:list xml:id="list2015198110978973655" text:style-name="WWNum7">
        <text:list-item>
          <text:p text:style-name="P31"><text:span text:style-name="T10">des liens, comme l'on trouve généralement présenté dans l'objet </text:span><text:span text:style-name="T11">OSFooter</text:span><text:span text:style-name="T10">, mais ici dans le corps de la page,</text:span></text:p>
        </text:list-item>
        <text:list-item>
          <text:p text:style-name="P31"><text:span text:style-name="T10">un menu de navigation dans le site, l'application.</text:span></text:p>
        </text:list-item>
      </text:list>
      <text:p text:style-name="P1"><text:span text:style-name="T10">Dans le cas de menu, il faut pouvoir en donner la présentation (rendu </text:span><text:span text:style-name="T11">HTML</text:span><text:span text:style-name="T10">) et le mode de sélection des options de menu (lien direct où appel </text:span><text:span text:style-name="T13">Ajax</text:span><text:span text:style-name="T10">). Ce dernier point sera directement inclus dans la représentation (rendu </text:span><text:span text:style-name="T11">HTML</text:span><text:span text:style-name="T10">) de l'objet </text:span><text:span text:style-name="T11">OSNav</text:span><text:span text:style-name="T10">. Reste toutefois la question de l'alimentation en liens ou menu de l'objet </text:span><text:span text:style-name="T11">OSNav</text:span><text:span text:style-name="T10">.</text:span></text:p>
      <text:p text:style-name="P1"><text:span text:style-name="T10">Au vue de ce qui existe actuellement, on doit pouvoir définir 2 attributs principaux pour un objet </text:span><text:span text:style-name="T11">OSNav </text:span><text:span text:style-name="T10">:</text:span></text:p>
      <text:list xml:id="list307980396895176827" text:style-name="WWNum31">
        <text:list-item>
          <text:p text:style-name="P37"><text:span text:style-name="T10">le type de menu : à plat, déroulant ou en accordéon,</text:span></text:p>
        </text:list-item>
        <text:list-item>
          <text:p text:style-name="P37"><text:span text:style-name="T10">le sens d'ouverture du menu : vertical ou horizontal.</text:span></text:p>
        </text:list-item>
      </text:list>
      <text:p text:style-name="P1"><text:span text:style-name="T10">Physiquement, le menu est une liste, balise </text:span><text:span text:style-name="T13">&lt;ul&gt;</text:span><text:span text:style-name="T10"> </text:span><text:span text:style-name="T13">&lt;li&gt;</text:span><text:span text:style-name="T10"> … </text:span><text:span text:style-name="T13">&lt;/li&gt;</text:span><text:span text:style-name="T10"> </text:span><text:span text:style-name="T13">&lt;/ul&gt;</text:span><text:span text:style-name="T10"> niveau </text:span><text:span text:style-name="T11">HTML</text:span><text:span text:style-name="T10">. De fait, la structure de stockage du menu peut être sous la forme d'un tableau associatif, ayant comme structure de base :</text:span></text:p>
      <text:list xml:id="list8765202308539495260" text:style-name="WWNum32">
        <text:list-item>
          <text:p text:style-name="P38"><text:span text:style-name="T13">'order'<text:tab/><text:tab/></text:span><text:span text:style-name="T17">: numéro d'ordre de présention de l'option à son niveau</text:span></text:p>
        </text:list-item>
        <text:list-item>
          <text:p text:style-name="P38"><text:span text:style-name="T13">'libel'</text:span><text:span text:style-name="T10"><text:tab/><text:tab/>: libellé à afficher comme texte de l'option de menu,</text:span></text:p>
        </text:list-item>
        <text:list-item>
          <text:p text:style-name="P38"><text:span text:style-name="T13">'link'</text:span><text:span text:style-name="T10"><text:tab/><text:tab/>: lien , URL, permettant d'accéder au contenu pointé par l'option de menu,</text:span></text:p>
        </text:list-item>
        <text:list-item>
          <text:p text:style-name="P38"><text:span text:style-name="T13">'children'</text:span><text:span text:style-name="T10"><text:tab/>: tableau stockant d'autre structure de base pour les option de sous menu.</text:span></text:p>
        </text:list-item>
      </text:list>
      <text:p text:style-name="P1"><text:span text:style-name="T10">Si </text:span><text:span text:style-name="T13">'children'</text:span><text:span text:style-name="T10"> est vide =&gt; pas de sous menu à afficher. Toutefois, pour initialiser cette structure, on pourra utiliser 2 méthodes :</text:span></text:p>
      <text:list xml:id="list6868819841569136181" text:style-name="WWNum33">
        <text:list-item>
          <text:p text:style-name="P39"><text:span text:style-name="T10">alimentation totale via un tableau associatif,</text:span></text:p>
        </text:list-item>
        <text:list-item>
          <text:p text:style-name="P39"><text:span text:style-name="T10">alimentation unitaire par option de menu / sous-menu.</text:span></text:p>
        </text:list-item>
      </text:list>
      <text:p text:style-name="P1"><text:span text:style-name="T10">L'alimentation globale induit que le tableau associatif aura pour forme :</text:span></text:p>
      <text:list xml:id="list5027612024740883510" text:style-name="WWNum23">
        <text:list-item>
          <text:p text:style-name="P40"><text:span text:style-name="T13">'order'</text:span><text:span text:style-name="T17"><text:tab/><text:tab/>: numéro d'ordre de l'option à son niveau,</text:span></text:p>
        </text:list-item>
        <text:list-item>
          <text:p text:style-name="P40"><text:span text:style-name="T13">'libel'</text:span><text:span text:style-name="T10"><text:tab/><text:tab/>: libellé à afficher comme texte de l'option de menu,</text:span></text:p>
        </text:list-item>
        <text:list-item>
          <text:p text:style-name="P40"><text:span text:style-name="T13">'link'</text:span><text:span text:style-name="T10"><text:tab/><text:tab/>: lien , URL, permettant d'accéder au contenu pointé par l'option de menu,</text:span></text:p>
        </text:list-item>
        <text:list-item>
          <text:p text:style-name="P40"><text:span text:style-name="T13">'idParent'</text:span><text:span text:style-name="T10"><text:tab/>: indice de la structure parent dans le présent tableau.</text:span></text:p>
        </text:list-item>
      </text:list>
      <text:p text:style-name="P1"><text:soft-page-break/><text:span text:style-name="T10">Si </text:span><text:span text:style-name="T13">'idParent'</text:span><text:span text:style-name="T10"> == 0 =&gt; option de menu niveau initial (niveau dit 0).</text:span></text:p>
      <text:p text:style-name="P77"><text:span text:style-name="T10">Méthodes de l'objet</text:span></text:p>
      <text:list xml:id="list430322159499661713" text:style-name="WWNum24">
        <text:list-item>
          <text:p text:style-name="P41"><text:span text:style-name="T14">setMenu($menu)</text:span><text:span text:style-name="T10"><text:tab/><text:tab/>: </text:span><text:span text:style-name="T12">alimentation globale d'un menu via un tableau associatif, </text:span><text:span text:style-name="T16">$menu</text:span><text:span text:style-name="T10">,</text:span></text:p>
        </text:list-item>
        <text:list-item>
          <text:p text:style-name="P41"><text:span text:style-name="T11">addMenuItem($order, $lib, $link, $parent)</text:span><text:span text:style-name="T10"> : ajout d'une option de menu :</text:span></text:p>
          <text:list>
            <text:list-item>
              <text:p text:style-name="P62"><text:span text:style-name="T13">$order</text:span><text:span text:style-name="T10"><text:tab/><text:tab/>: numéro d'ordre de l'option à son niveau,</text:span></text:p>
            </text:list-item>
            <text:list-item>
              <text:p text:style-name="P62"><text:span text:style-name="T13">$lib</text:span><text:span text:style-name="T10"><text:tab/><text:tab/>: texte à afficher,</text:span></text:p>
            </text:list-item>
            <text:list-item>
              <text:p text:style-name="P62"><text:span text:style-name="T13">$link</text:span><text:span text:style-name="T10"><text:tab/><text:tab/>: lien, URL, d'accés au contenu pointé par l'option de menu,</text:span></text:p>
            </text:list-item>
            <text:list-item>
              <text:p text:style-name="P62"><text:span text:style-name="T13">$parent</text:span><text:span text:style-name="T10"><text:tab/><text:tab/>: chaîne de caractère précisant l'emplacement de l'option parent de l'option à insérer</text:span></text:p>
            </text:list-item>
          </text:list>
        </text:list-item>
      </text:list>
      <text:p text:style-name="P77"><text:span text:style-name="T10">Propriété de l'objet</text:span></text:p>
      <table:table table:name="Table5" table:style-name="Table5">
        <table:table-column table:style-name="Table5.A"/>
        <table:table-column table:style-name="Table5.B"/>
        <text:soft-page-break/>
        <table:table-row table:style-name="Table5.1">
          <table:table-cell table:style-name="Table5.A1" office:value-type="string">
            <text:p text:style-name="P1"><text:span text:style-name="T14">id</text:span></text:p>
          </table:table-cell>
          <table:table-cell table:style-name="Table5.A1" office:value-type="string">
            <text:p text:style-name="P1"><text:span text:style-name="T10">Identifiant de l'objet </text:span></text:p>
          </table:table-cell>
        </table:table-row>
        <table:table-row table:style-name="Table5.1">
          <table:table-cell table:style-name="Table5.A1" office:value-type="string">
            <text:p text:style-name="P1"><text:span text:style-name="T14">properties</text:span></text:p>
          </table:table-cell>
          <table:table-cell table:style-name="Table5.A1" office:value-type="string">
            <text:p text:style-name="P1"><text:span text:style-name="T10">Tableau global contenant l'ensemble des paramètres et caractéristiques de l'objet</text:span></text:p>
          </table:table-cell>
        </table:table-row>
        <table:table-row table:style-name="Table5.1">
          <table:table-cell table:style-name="Table5.A1" office:value-type="string">
            <text:p text:style-name="P1"><text:span text:style-name="T14">class</text:span></text:p>
          </table:table-cell>
          <table:table-cell table:style-name="Table5.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5.1">
          <table:table-cell table:style-name="Table5.A1" office:value-type="string">
            <text:p text:style-name="P1"><text:span text:style-name="T14">display</text:span></text:p>
          </table:table-cell>
          <table:table-cell table:style-name="Table5.A1" office:value-type="string">
            <text:p text:style-name="P1"><text:span text:style-name="T10">Notion du type d'affichage affecté à l'objet</text:span></text:p>
          </table:table-cell>
        </table:table-row>
        <table:table-row table:style-name="Table5.1">
          <table:table-cell table:style-name="Table5.A1" office:value-type="string">
            <text:p text:style-name="P1"><text:span text:style-name="T14">children</text:span></text:p>
          </table:table-cell>
          <table:table-cell table:style-name="Table5.A1" office:value-type="string">
            <text:p text:style-name="P1"><text:span text:style-name="T10">Tableau collection d'objets détails</text:span></text:p>
          </table:table-cell>
        </table:table-row>
        <table:table-row table:style-name="Table5.1">
          <table:table-cell table:style-name="Table5.A1" office:value-type="string">
            <text:p text:style-name="P1"><text:span text:style-name="T14">with</text:span></text:p>
          </table:table-cell>
          <table:table-cell table:style-name="Table5.A1" office:value-type="string">
            <text:p text:style-name="P1"><text:span text:style-name="T10">Largeur de l'objet contenant sur la page (tableau </text:span><text:span text:style-name="T13">properties</text:span><text:span text:style-name="T10">)</text:span></text:p>
          </table:table-cell>
        </table:table-row>
        <table:table-row table:style-name="Table5.1">
          <table:table-cell table:style-name="Table5.A1" office:value-type="string">
            <text:p text:style-name="P1"><text:span text:style-name="T14">height</text:span></text:p>
          </table:table-cell>
          <table:table-cell table:style-name="Table5.A1" office:value-type="string">
            <text:p text:style-name="P1"><text:span text:style-name="T10">Hauteur de l'objet contenant sur le page (tableau </text:span><text:span text:style-name="T13">properties</text:span><text:span text:style-name="T10">)</text:span></text:p>
          </table:table-cell>
        </table:table-row>
        <table:table-row table:style-name="Table5.1">
          <table:table-cell table:style-name="Table5.A1" office:value-type="string">
            <text:p text:style-name="P1"><text:span text:style-name="T14">position</text:span></text:p>
          </table:table-cell>
          <table:table-cell table:style-name="Table5.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5.1">
          <table:table-cell table:style-name="Table5.A1" office:value-type="string">
            <text:p text:style-name="P1"><text:span text:style-name="T14">positioning</text:span></text:p>
          </table:table-cell>
          <table:table-cell table:style-name="Table5.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5.1">
          <table:table-cell table:style-name="Table5.A1" office:value-type="string">
            <text:p text:style-name="P1"><text:span text:style-name="T14">float</text:span></text:p>
          </table:table-cell>
          <table:table-cell table:style-name="Table5.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row table:style-name="Table5.1">
          <table:table-cell table:style-name="Table5.A1" office:value-type="string">
            <text:p text:style-name="P1"><text:span text:style-name="T14">orientation</text:span></text:p>
          </table:table-cell>
          <table:table-cell table:style-name="Table5.A1" office:value-type="string">
            <text:p text:style-name="P1"><text:span text:style-name="T10">Présentation du menu horizontale (</text:span><text:span text:style-name="T13">H</text:span><text:span text:style-name="T10">) ou verticale (</text:span><text:span text:style-name="T13">V</text:span><text:span text:style-name="T10">)</text:span></text:p>
          </table:table-cell>
        </table:table-row>
        <table:table-row table:style-name="Table5.1">
          <table:table-cell table:style-name="Table5.A1" office:value-type="string">
            <text:p text:style-name="P1"><text:span text:style-name="T14">type</text:span></text:p>
          </table:table-cell>
          <table:table-cell table:style-name="Table5.A1" office:value-type="string">
            <text:p text:style-name="P1"><text:span text:style-name="T10">Type de menu : à plat (</text:span><text:span text:style-name="T13">flat</text:span><text:span text:style-name="T10">), déroulant (</text:span><text:span text:style-name="T13">dropdown</text:span><text:span text:style-name="T10">) ou en accordéon (</text:span><text:span text:style-name="T13">accordeon</text:span><text:span text:style-name="T10">)</text:span></text:p>
          </table:table-cell>
        </table:table-row>
        <table:table-row table:style-name="Table5.1">
          <table:table-cell table:style-name="Table5.A1" office:value-type="string">
            <text:p text:style-name="P1"><text:span text:style-name="T14">itemChildren</text:span></text:p>
          </table:table-cell>
          <table:table-cell table:style-name="Table5.A1" office:value-type="string">
            <text:p text:style-name="P1"><text:span text:style-name="T10">Tableau consignant niveau par niveau, un menu</text:span></text:p>
          </table:table-cell>
        </table:table-row>
      </table:table>
      <text:p text:style-name="P73"><text:soft-page-break/><text:span text:style-name="T10">OSSection – Object Structure Container Section</text:span></text:p>
      <text:p text:style-name="P1"><text:span text:style-name="T10">L'objet </text:span><text:span text:style-name="T11">OSSection</text:span><text:span text:style-name="T10"> est un objet visant à structurer le contenu de la page. On lui associe obligatoirement d'autres objets </text:span><text:span text:style-name="T11">OSContainer</text:span><text:span text:style-name="T10">, afin de mettre en forme les informations affichées dans la page, la section de page.</text:span></text:p>
      <text:p text:style-name="P1"><text:span text:style-name="T10">On peut faire un parallèle entre l'objet </text:span><text:span text:style-name="T11">OSSection</text:span><text:span text:style-name="T10"> et l'objet </text:span><text:span text:style-name="T11">OSDiv</text:span><text:span text:style-name="T10"> (contenant général, non typé en </text:span><text:span text:style-name="T11">HTML</text:span><text:span text:style-name="T10">). Les deux objets sont des contenants dont il sera possible de définir, taille (largeur et hauteur), positionnement sue la page (position, <text:s/>distance à gauche/haut/droite/bas), comme la visibilité (non ou suivant le type). Ceci comme tout objet </text:span><text:span text:style-name="T11">OSContainer</text:span><text:span text:style-name="T10">.</text:span></text:p>
      <text:p text:style-name="P77"><text:span text:style-name="T10">Propriété de l'objet</text:span></text:p>
      <table:table table:name="Table6" table:style-name="Table6">
        <table:table-column table:style-name="Table6.A"/>
        <table:table-column table:style-name="Table6.B"/>
        <text:soft-page-break/>
        <table:table-row table:style-name="Table6.1">
          <table:table-cell table:style-name="Table6.A1" office:value-type="string">
            <text:p text:style-name="P1"><text:span text:style-name="T14">id</text:span></text:p>
          </table:table-cell>
          <table:table-cell table:style-name="Table6.A1" office:value-type="string">
            <text:p text:style-name="P1"><text:span text:style-name="T10">Identifiant de l'objet </text:span></text:p>
          </table:table-cell>
        </table:table-row>
        <table:table-row table:style-name="Table6.1">
          <table:table-cell table:style-name="Table6.A1" office:value-type="string">
            <text:p text:style-name="P1"><text:span text:style-name="T14">properties</text:span></text:p>
          </table:table-cell>
          <table:table-cell table:style-name="Table6.A1" office:value-type="string">
            <text:p text:style-name="P1"><text:span text:style-name="T10">Tableau global contenant l'ensemble des paramètres et caractéristiques de l'objet</text:span></text:p>
          </table:table-cell>
        </table:table-row>
        <table:table-row table:style-name="Table6.1">
          <table:table-cell table:style-name="Table6.A1" office:value-type="string">
            <text:p text:style-name="P1"><text:span text:style-name="T14">class</text:span></text:p>
          </table:table-cell>
          <table:table-cell table:style-name="Table6.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6.1">
          <table:table-cell table:style-name="Table6.A1" office:value-type="string">
            <text:p text:style-name="P1"><text:span text:style-name="T14">display</text:span></text:p>
          </table:table-cell>
          <table:table-cell table:style-name="Table6.A1" office:value-type="string">
            <text:p text:style-name="P1"><text:span text:style-name="T10">Notion du type d'affichage affecté à l'objet</text:span></text:p>
          </table:table-cell>
        </table:table-row>
        <table:table-row table:style-name="Table6.1">
          <table:table-cell table:style-name="Table6.A1" office:value-type="string">
            <text:p text:style-name="P1"><text:span text:style-name="T14">children</text:span></text:p>
          </table:table-cell>
          <table:table-cell table:style-name="Table6.A1" office:value-type="string">
            <text:p text:style-name="P1"><text:span text:style-name="T10">Tableau collection d'objets détails</text:span></text:p>
          </table:table-cell>
        </table:table-row>
        <table:table-row table:style-name="Table6.1">
          <table:table-cell table:style-name="Table6.A1" office:value-type="string">
            <text:p text:style-name="P1"><text:span text:style-name="T14">with</text:span></text:p>
          </table:table-cell>
          <table:table-cell table:style-name="Table6.A1" office:value-type="string">
            <text:p text:style-name="P1"><text:span text:style-name="T10">Largeur de l'objet contenant sur la page (tableau </text:span><text:span text:style-name="T13">properties</text:span><text:span text:style-name="T10">)</text:span></text:p>
          </table:table-cell>
        </table:table-row>
        <table:table-row table:style-name="Table6.1">
          <table:table-cell table:style-name="Table6.A1" office:value-type="string">
            <text:p text:style-name="P1"><text:span text:style-name="T14">height</text:span></text:p>
          </table:table-cell>
          <table:table-cell table:style-name="Table6.A1" office:value-type="string">
            <text:p text:style-name="P1"><text:span text:style-name="T10">Hauteur de l'objet contenant sur le page (tableau </text:span><text:span text:style-name="T13">properties</text:span><text:span text:style-name="T10">)</text:span></text:p>
          </table:table-cell>
        </table:table-row>
        <table:table-row table:style-name="Table6.1">
          <table:table-cell table:style-name="Table6.A1" office:value-type="string">
            <text:p text:style-name="P1"><text:span text:style-name="T14">position</text:span></text:p>
          </table:table-cell>
          <table:table-cell table:style-name="Table6.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6.1">
          <table:table-cell table:style-name="Table6.A1" office:value-type="string">
            <text:p text:style-name="P1"><text:span text:style-name="T14">positioning</text:span></text:p>
          </table:table-cell>
          <table:table-cell table:style-name="Table6.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6.1">
          <table:table-cell table:style-name="Table6.A1" office:value-type="string">
            <text:p text:style-name="P1"><text:span text:style-name="T14">float</text:span></text:p>
          </table:table-cell>
          <table:table-cell table:style-name="Table6.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
      <text:p text:style-name="P73"><text:soft-page-break/><text:span text:style-name="T10">OSFooter – Object Structure Container Footer</text:span></text:p>
      <text:p text:style-name="P1"><text:span text:style-name="T10">Le pied de page est l'espace ou sont consignées des informations sur le site, l'application, des liens vers des tiers, …</text:span></text:p>
      <text:p text:style-name="P1"><text:span text:style-name="T10">On le compose généralement en colonnes dans les quelles sont placées des blocs de contenus (objet </text:span><text:span text:style-name="T11">OCBlock</text:span><text:span text:style-name="T10">).</text:span></text:p>
      <text:p text:style-name="P77"><text:span text:style-name="T10">Propriété de l'objet</text:span></text:p>
      <table:table table:name="Table7" table:style-name="Table7">
        <table:table-column table:style-name="Table7.A"/>
        <table:table-column table:style-name="Table7.B"/>
        <text:soft-page-break/>
        <table:table-row table:style-name="Table7.1">
          <table:table-cell table:style-name="Table7.A1" office:value-type="string">
            <text:p text:style-name="P1"><text:span text:style-name="T14">id</text:span></text:p>
          </table:table-cell>
          <table:table-cell table:style-name="Table7.A1" office:value-type="string">
            <text:p text:style-name="P1"><text:span text:style-name="T10">Identifiant de l'objet </text:span></text:p>
          </table:table-cell>
        </table:table-row>
        <table:table-row table:style-name="Table7.1">
          <table:table-cell table:style-name="Table7.A1" office:value-type="string">
            <text:p text:style-name="P1"><text:span text:style-name="T14">properties</text:span></text:p>
          </table:table-cell>
          <table:table-cell table:style-name="Table7.A1" office:value-type="string">
            <text:p text:style-name="P1"><text:span text:style-name="T10">Tableau global contenant l'ensemble des paramètres et caractéristiques de l'objet</text:span></text:p>
          </table:table-cell>
        </table:table-row>
        <table:table-row table:style-name="Table7.1">
          <table:table-cell table:style-name="Table7.A1" office:value-type="string">
            <text:p text:style-name="P1"><text:span text:style-name="T14">class</text:span></text:p>
          </table:table-cell>
          <table:table-cell table:style-name="Table7.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7.1">
          <table:table-cell table:style-name="Table7.A1" office:value-type="string">
            <text:p text:style-name="P1"><text:span text:style-name="T14">display</text:span></text:p>
          </table:table-cell>
          <table:table-cell table:style-name="Table7.A1" office:value-type="string">
            <text:p text:style-name="P1"><text:span text:style-name="T10">Notion du type d'affichage affecté à l'objet</text:span></text:p>
          </table:table-cell>
        </table:table-row>
        <table:table-row table:style-name="Table7.1">
          <table:table-cell table:style-name="Table7.A1" office:value-type="string">
            <text:p text:style-name="P1"><text:span text:style-name="T14">children</text:span></text:p>
          </table:table-cell>
          <table:table-cell table:style-name="Table7.A1" office:value-type="string">
            <text:p text:style-name="P1"><text:span text:style-name="T10">Tableau collection d'objets détails</text:span></text:p>
          </table:table-cell>
        </table:table-row>
        <table:table-row table:style-name="Table7.1">
          <table:table-cell table:style-name="Table7.A1" office:value-type="string">
            <text:p text:style-name="P1"><text:span text:style-name="T14">with</text:span></text:p>
          </table:table-cell>
          <table:table-cell table:style-name="Table7.A1" office:value-type="string">
            <text:p text:style-name="P1"><text:span text:style-name="T10">Largeur de l'objet contenant sur la page (tableau </text:span><text:span text:style-name="T13">properties</text:span><text:span text:style-name="T10">)</text:span></text:p>
          </table:table-cell>
        </table:table-row>
        <table:table-row table:style-name="Table7.1">
          <table:table-cell table:style-name="Table7.A1" office:value-type="string">
            <text:p text:style-name="P1"><text:span text:style-name="T14">height</text:span></text:p>
          </table:table-cell>
          <table:table-cell table:style-name="Table7.A1" office:value-type="string">
            <text:p text:style-name="P1"><text:span text:style-name="T10">Hauteur de l'objet contenant sur le page (tableau </text:span><text:span text:style-name="T13">properties</text:span><text:span text:style-name="T10">)</text:span></text:p>
          </table:table-cell>
        </table:table-row>
        <table:table-row table:style-name="Table7.1">
          <table:table-cell table:style-name="Table7.A1" office:value-type="string">
            <text:p text:style-name="P1"><text:span text:style-name="T14">position</text:span></text:p>
          </table:table-cell>
          <table:table-cell table:style-name="Table7.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7.1">
          <table:table-cell table:style-name="Table7.A1" office:value-type="string">
            <text:p text:style-name="P1"><text:span text:style-name="T14">positioning</text:span></text:p>
          </table:table-cell>
          <table:table-cell table:style-name="Table7.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7.1">
          <table:table-cell table:style-name="Table7.A1" office:value-type="string">
            <text:p text:style-name="P1"><text:span text:style-name="T14">float</text:span></text:p>
          </table:table-cell>
          <table:table-cell table:style-name="Table7.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
      <text:p text:style-name="P73"><text:soft-page-break/><text:span text:style-name="T10">OSArticle – Object Structure Container Article</text:span></text:p>
      <text:p text:style-name="P1"><text:span text:style-name="T10">En </text:span><text:span text:style-name="T11">HTML5</text:span><text:span text:style-name="T10">, la balise </text:span><text:span text:style-name="T13">&lt;article&gt;</text:span><text:span text:style-name="T10"> … </text:span><text:span text:style-name="T13">&lt;/article&gt;</text:span><text:span text:style-name="T10"> est utilisée pour délimiter un contenu indépendant, que l'on pourrait déplacer dans un autre site. Il contient généralement, un message posté sur un forum, un blog, un article de presse, un commentaire.</text:span></text:p>
      <text:p text:style-name="P1"><text:span text:style-name="T10">Certains attributs seront affectables et en altéreront la rendu </text:span><text:span text:style-name="T11">HTML</text:span><text:span text:style-name="T10">. Il y aura : le titre, l'auteur, la date de publication et plus du contenu par lui -même.</text:span></text:p>
      <text:p text:style-name="P1"><text:span text:style-name="T10">Le contenu pourra être composé d'objet </text:span><text:span text:style-name="T11">OSContainer</text:span><text:span text:style-name="T10">, comme </text:span><text:span text:style-name="T11">OSAside</text:span><text:span text:style-name="T10">, </text:span><text:span text:style-name="T11">OSDiv</text:span><text:span text:style-name="T10">, </text:span><text:span text:style-name="T11">OSSection</text:span><text:span text:style-name="T10"> pour en citer quelques uns, mais plus encore d'objets </text:span><text:span text:style-name="T11">ODContent</text:span><text:span text:style-name="T10">, sans distinction.</text:span></text:p>
      <text:p text:style-name="P77"><text:span text:style-name="T10">Méthodes de l'objet</text:span></text:p>
      <text:list xml:id="list52040316865437" text:continue-numbering="true" text:style-name="WWNum24">
        <text:list-item>
          <text:p text:style-name="P41"><text:span text:style-name="T14">setTitleArticle($title)</text:span><text:span text:style-name="T10"><text:tab/><text:tab/>: affecte à l'article son titre</text:span><text:span text:style-name="T12">, </text:span><text:span text:style-name="T16">$title</text:span><text:span text:style-name="T10">,</text:span></text:p>
        </text:list-item>
        <text:list-item>
          <text:p text:style-name="P41"><text:span text:style-name="T14">getTitleArticle()</text:span><text:span text:style-name="T10"><text:tab/><text:tab/><text:tab/>: lecture et restitution du titre de l'article</text:span><text:span text:style-name="T12">,</text:span></text:p>
        </text:list-item>
        <text:list-item>
          <text:p text:style-name="P41"><text:span text:style-name="T14">setSubtitleArticle($subtitle)</text:span><text:span text:style-name="T12"><text:tab/>: affecte à l'article son sous-titre, </text:span><text:span text:style-name="T16">$subtitle</text:span><text:span text:style-name="T12">,</text:span></text:p>
        </text:list-item>
        <text:list-item>
          <text:p text:style-name="P41"><text:span text:style-name="T14">getSubtitleArticle()</text:span><text:span text:style-name="T12"><text:tab/><text:tab/>: lecture et restitution du sous-titre</text:span><text:span text:style-name="T19"> de l'article</text:span><text:span text:style-name="T12">,</text:span></text:p>
        </text:list-item>
        <text:list-item>
          <text:p text:style-name="P41"><text:span text:style-name="T14">setAuthor($author)</text:span><text:span text:style-name="T12"><text:tab/><text:tab/>: affecte à l'article le nom de son auteur, </text:span><text:span text:style-name="T16">$author</text:span><text:span text:style-name="T12">,</text:span></text:p>
        </text:list-item>
        <text:list-item>
          <text:p text:style-name="P41"><text:span text:style-name="T14">qetAuthor($author)</text:span><text:span text:style-name="T12"><text:tab/><text:tab/>: lecture et restitution du nom de l'auteur</text:span><text:span text:style-name="T19"> de l'article</text:span><text:span text:style-name="T12">,</text:span></text:p>
        </text:list-item>
        <text:list-item>
          <text:p text:style-name="P41"><text:span text:style-name="T14">setPublished($datePublisdhed)</text:span><text:span text:style-name="T12"><text:tab/>: affecte à l'article sa date de publication, </text:span><text:span text:style-name="T16">$datePublished</text:span><text:span text:style-name="T12">,</text:span></text:p>
        </text:list-item>
        <text:list-item>
          <text:p text:style-name="P41"><text:span text:style-name="T14">getPublished($datePublisdhed)</text:span><text:span text:style-name="T12"><text:tab/>: lecture et restitution de la <text:s/>date de publication</text:span><text:span text:style-name="T19"> de l'article.</text:span></text:p>
        </text:list-item>
      </text:list>
      <text:p text:style-name="P77"><text:span text:style-name="T10">Propriété de l'objet</text:span></text:p>
      <table:table table:name="Table8" table:style-name="Table8">
        <table:table-column table:style-name="Table8.A"/>
        <table:table-column table:style-name="Table8.B"/>
        <text:soft-page-break/>
        <table:table-row table:style-name="Table8.1">
          <table:table-cell table:style-name="Table8.A1" office:value-type="string">
            <text:p text:style-name="P1"><text:span text:style-name="T14">id</text:span></text:p>
          </table:table-cell>
          <table:table-cell table:style-name="Table8.A1" office:value-type="string">
            <text:p text:style-name="P1"><text:span text:style-name="T10">Identifiant de l'objet </text:span></text:p>
          </table:table-cell>
        </table:table-row>
        <table:table-row table:style-name="Table8.1">
          <table:table-cell table:style-name="Table8.A1" office:value-type="string">
            <text:p text:style-name="P1"><text:span text:style-name="T14">properties</text:span></text:p>
          </table:table-cell>
          <table:table-cell table:style-name="Table8.A1" office:value-type="string">
            <text:p text:style-name="P1"><text:span text:style-name="T10">Tableau global contenant l'ensemble des paramètres et caractéristiques de l'objet</text:span></text:p>
          </table:table-cell>
        </table:table-row>
        <table:table-row table:style-name="Table8.1">
          <table:table-cell table:style-name="Table8.A1" office:value-type="string">
            <text:p text:style-name="P1"><text:span text:style-name="T14">class</text:span></text:p>
          </table:table-cell>
          <table:table-cell table:style-name="Table8.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8.1">
          <table:table-cell table:style-name="Table8.A1" office:value-type="string">
            <text:p text:style-name="P1"><text:span text:style-name="T14">display</text:span></text:p>
          </table:table-cell>
          <table:table-cell table:style-name="Table8.A1" office:value-type="string">
            <text:p text:style-name="P1"><text:span text:style-name="T10">Notion du type d'affichage affecté à l'objet</text:span></text:p>
          </table:table-cell>
        </table:table-row>
        <table:table-row table:style-name="Table8.1">
          <table:table-cell table:style-name="Table8.A1" office:value-type="string">
            <text:p text:style-name="P1"><text:span text:style-name="T14">children</text:span></text:p>
          </table:table-cell>
          <table:table-cell table:style-name="Table8.A1" office:value-type="string">
            <text:p text:style-name="P1"><text:span text:style-name="T10">Tableau collection d'objets détails</text:span></text:p>
          </table:table-cell>
        </table:table-row>
        <table:table-row table:style-name="Table8.1">
          <table:table-cell table:style-name="Table8.A1" office:value-type="string">
            <text:p text:style-name="P1"><text:span text:style-name="T14">with</text:span></text:p>
          </table:table-cell>
          <table:table-cell table:style-name="Table8.A1" office:value-type="string">
            <text:p text:style-name="P1"><text:span text:style-name="T10">Largeur de l'objet contenant sur la page (tableau </text:span><text:span text:style-name="T13">properties</text:span><text:span text:style-name="T10">)</text:span></text:p>
          </table:table-cell>
        </table:table-row>
        <table:table-row table:style-name="Table8.1">
          <table:table-cell table:style-name="Table8.A1" office:value-type="string">
            <text:p text:style-name="P1"><text:span text:style-name="T14">height</text:span></text:p>
          </table:table-cell>
          <table:table-cell table:style-name="Table8.A1" office:value-type="string">
            <text:p text:style-name="P1"><text:span text:style-name="T10">Hauteur de l'objet contenant sur le page (tableau </text:span><text:span text:style-name="T13">properties</text:span><text:span text:style-name="T10">)</text:span></text:p>
          </table:table-cell>
        </table:table-row>
        <table:table-row table:style-name="Table8.1">
          <table:table-cell table:style-name="Table8.A1" office:value-type="string">
            <text:p text:style-name="P1"><text:span text:style-name="T14">position</text:span></text:p>
          </table:table-cell>
          <table:table-cell table:style-name="Table8.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8.1">
          <table:table-cell table:style-name="Table8.A1" office:value-type="string">
            <text:p text:style-name="P1"><text:span text:style-name="T14">positioning</text:span></text:p>
          </table:table-cell>
          <table:table-cell table:style-name="Table8.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8.1">
          <table:table-cell table:style-name="Table8.A1" office:value-type="string">
            <text:p text:style-name="P1"><text:span text:style-name="T14">float</text:span></text:p>
          </table:table-cell>
          <table:table-cell table:style-name="Table8.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row table:style-name="Table8.1">
          <table:table-cell table:style-name="Table8.A1" office:value-type="string">
            <text:p text:style-name="P1"><text:span text:style-name="T14">titleArticle</text:span></text:p>
          </table:table-cell>
          <table:table-cell table:style-name="Table8.A1" office:value-type="string">
            <text:p text:style-name="P1"><text:span text:style-name="T10">Titre associé à l'entête (page ou section) [attribut stocké dans </text:span><text:span text:style-name="T11">Oobject</text:span><text:span text:style-name="T10">.</text:span><text:span text:style-name="T13">properties</text:span><text:span text:style-name="T10">]</text:span></text:p>
          </table:table-cell>
        </table:table-row>
        <table:table-row table:style-name="Table8.1">
          <table:table-cell table:style-name="Table8.A1" office:value-type="string">
            <text:p text:style-name="P1"><text:span text:style-name="T14">subtitleArticle</text:span></text:p>
          </table:table-cell>
          <table:table-cell table:style-name="Table8.A1" office:value-type="string">
            <text:p text:style-name="P1"><text:span text:style-name="T10">Un sous titre (facultatif) pour expliciter le titre de l'article</text:span></text:p>
          </table:table-cell>
        </table:table-row>
        <table:table-row table:style-name="Table8.1">
          <table:table-cell table:style-name="Table8.A1" office:value-type="string">
            <text:p text:style-name="P1"><text:span text:style-name="T14">author</text:span></text:p>
          </table:table-cell>
          <table:table-cell table:style-name="Table8.A1" office:value-type="string">
            <text:p text:style-name="P1"><text:span text:style-name="T10">Auteur de l'article</text:span></text:p>
          </table:table-cell>
        </table:table-row>
        <table:table-row table:style-name="Table8.1">
          <table:table-cell table:style-name="Table8.A1" office:value-type="string">
            <text:p text:style-name="P1"><text:span text:style-name="T14">published</text:span></text:p>
          </table:table-cell>
          <table:table-cell table:style-name="Table8.A1" office:value-type="string">
            <text:p text:style-name="P1"><text:span text:style-name="T10">Date de publication ou mise en ligne de l'article</text:span></text:p>
          </table:table-cell>
        </table:table-row>
      </table:table>
      <text:p text:style-name="P1"><text:soft-page-break/><text:span text:style-name="T10">Plus l'ensemble des propriétés héritées de l'objet </text:span><text:span text:style-name="T11">OSContainer</text:span><text:span text:style-name="T10">.</text:span></text:p>
      <text:p text:style-name="P73"><text:span text:style-name="T10">OSAside – Object Structure Container Aside</text:span></text:p>
      <text:p text:style-name="P1"><text:span text:style-name="T10">En </text:span><text:span text:style-name="T11">HTML5</text:span><text:span text:style-name="T10">, la balise </text:span><text:span text:style-name="T13">&lt;aside&gt;</text:span><text:span text:style-name="T10"> … </text:span><text:span text:style-name="T13">&lt;/aside&gt;</text:span><text:span text:style-name="T10"> permet la définition d'un contenu directement lié à un autre environnent. Soit l'autre contenu l'englobe, soit il est positionné à coté. De fait, il se comporte comme un contenu </text:span><text:span text:style-name="T11">OSArticle</text:span><text:span text:style-name="T10">. C'est au programmeur de le positionner correctement.</text:span></text:p>
      <text:p text:style-name="P1"><text:span text:style-name="T10">Dans un première évolution, on peut étudier comment rendre captif l'objet </text:span><text:span text:style-name="T11">OSAside</text:span><text:span text:style-name="T10"> d'un autre objet </text:span><text:span text:style-name="T11">OSContainer</text:span><text:span text:style-name="T10">, et d'en impliquer :</text:span></text:p>
      <text:list xml:id="list8956009702993185145" text:style-name="WWNum25">
        <text:list-item>
          <text:p text:style-name="P42"><text:span text:style-name="T10">un positionnement relatif de l'objet </text:span><text:span text:style-name="T11">OSAside</text:span><text:span text:style-name="T10">, par rapport à </text:span><text:span text:style-name="T11">l'OSContainer</text:span><text:span text:style-name="T10">,</text:span></text:p>
        </text:list-item>
        <text:list-item>
          <text:p text:style-name="P42"><text:span text:style-name="T10">un positionnement global du groupe </text:span><text:span text:style-name="T11">OSAside</text:span><text:span text:style-name="T10"> / </text:span><text:span text:style-name="T11">OSContainer</text:span><text:span text:style-name="T10">.</text:span></text:p>
        </text:list-item>
      </text:list>
      <text:p text:style-name="P78"><text:span text:style-name="T10">Méthodes de l'objet</text:span></text:p>
      <text:list xml:id="list52041583744874" text:continue-numbering="true" text:style-name="WWNum25">
        <text:list-item>
          <text:p text:style-name="P42"><text:span text:style-name="T14">setObjectLinked($object)</text:span><text:span text:style-name="T10"><text:tab/><text:tab/>: précise à quel objet</text:span><text:span text:style-name="T12">, </text:span><text:span text:style-name="T16">$object</text:span><text:span text:style-name="T10">, l'objet </text:span><text:span text:style-name="T11">OSAside</text:span><text:span text:style-name="T10"> est lié,</text:span></text:p>
        </text:list-item>
        <text:list-item>
          <text:p text:style-name="P42"><text:span text:style-name="T14">getObjectLinked()</text:span><text:span text:style-name="T10"><text:tab/><text:tab/>: </text:span><text:span text:style-name="T12">lecture et restitution de</text:span><text:span text:style-name="T10"> objet</text:span><text:span text:style-name="T12">, </text:span><text:span text:style-name="T19">identifiant</text:span><text:span text:style-name="T10">, auquel l'objet </text:span><text:span text:style-name="T11">OSAside</text:span><text:span text:style-name="T10"> est lié,</text:span></text:p>
        </text:list-item>
        <text:list-item>
          <text:p text:style-name="P42"><text:span text:style-name="T14">setKeySentence($keySentence)</text:span><text:span text:style-name="T10"><text:tab/>: précise le mot ou la phrase auquel l'objet </text:span><text:span text:style-name="T11">OSAside</text:span><text:span text:style-name="T10"> est lié,</text:span></text:p>
        </text:list-item>
        <text:list-item>
          <text:p text:style-name="P42"><text:span text:style-name="T14">getKeySentence()</text:span><text:span text:style-name="T10"><text:tab/><text:tab/>²<text:tab/>: </text:span><text:span text:style-name="T12">lecture et restitution du mot, de la phrase auquel l'objet </text:span><text:span text:style-name="T11">OSAside</text:span><text:span text:style-name="T12"> est lié</text:span><text:span text:style-name="T10">,</text:span></text:p>
        </text:list-item>
        <text:list-item>
          <text:p text:style-name="P42"><text:span text:style-name="T14">setPlace($place)</text:span><text:span text:style-name="T10"><text:tab/><text:tab/><text:tab/>: précise l'emplacement ou l'objet </text:span><text:span text:style-name="T11">OSAside</text:span><text:span text:style-name="T10"> sera placé par rapport à l'</text:span><text:span text:style-name="T11">OSContainer</text:span><text:span text:style-name="T10"> lié,</text:span></text:p>
        </text:list-item>
        <text:list-item>
          <text:p text:style-name="P42"><text:span text:style-name="T14">getPlace()</text:span><text:span text:style-name="T10"><text:tab/><text:tab/><text:tab/>: </text:span><text:span text:style-name="T12">lecture et restitution de l'emplacement ou l'objet </text:span><text:span text:style-name="T11">OSAside</text:span><text:span text:style-name="T12"> sera placé par rapport à l'</text:span><text:span text:style-name="T11">OSContainer</text:span><text:span text:style-name="T12"> lié</text:span><text:span text:style-name="T10">,</text:span></text:p>
        </text:list-item>
        <text:list-item>
          <text:p text:style-name="P42"><text:span text:style-name="T14">setSide($side)</text:span><text:span text:style-name="T10"><text:tab/><text:tab/><text:tab/>: précise le coté ou l'objet </text:span><text:span text:style-name="T11">OSAside</text:span><text:span text:style-name="T10"> sera placé par rapport à l'</text:span><text:span text:style-name="T11">OSContainer</text:span><text:span text:style-name="T10"> lié,</text:span></text:p>
        </text:list-item>
        <text:list-item>
          <text:p text:style-name="P42"><text:span text:style-name="T14">getSide()</text:span><text:span text:style-name="T10"><text:tab/><text:tab/><text:tab/>: </text:span><text:span text:style-name="T12">lecture et restitution du coté ou l'objet </text:span><text:span text:style-name="T11">OSAside</text:span><text:span text:style-name="T12"> sera placé par rapport à l'</text:span><text:span text:style-name="T11">OSContainer</text:span><text:span text:style-name="T12"> lié</text:span><text:span text:style-name="T10">,</text:span></text:p>
        </text:list-item>
      </text:list>
      <text:p text:style-name="P77"><text:span text:style-name="T10">Propriété de l'objet</text:span></text:p>
      <table:table table:name="Table9" table:style-name="Table9">
        <table:table-column table:style-name="Table9.A"/>
        <table:table-column table:style-name="Table9.B"/>
        <text:soft-page-break/>
        <table:table-row table:style-name="Table9.1">
          <table:table-cell table:style-name="Table9.A1" office:value-type="string">
            <text:p text:style-name="P1"><text:span text:style-name="T14">id</text:span></text:p>
          </table:table-cell>
          <table:table-cell table:style-name="Table9.A1" office:value-type="string">
            <text:p text:style-name="P1"><text:span text:style-name="T10">Identifiant de l'objet </text:span></text:p>
          </table:table-cell>
        </table:table-row>
        <table:table-row table:style-name="Table9.1">
          <table:table-cell table:style-name="Table9.A1" office:value-type="string">
            <text:p text:style-name="P1"><text:span text:style-name="T14">properties</text:span></text:p>
          </table:table-cell>
          <table:table-cell table:style-name="Table9.A1" office:value-type="string">
            <text:p text:style-name="P1"><text:span text:style-name="T10">Tableau global contenant l'ensemble des paramètres et caractéristiques de l'objet</text:span></text:p>
          </table:table-cell>
        </table:table-row>
        <table:table-row table:style-name="Table9.1">
          <table:table-cell table:style-name="Table9.A1" office:value-type="string">
            <text:p text:style-name="P1"><text:span text:style-name="T14">class</text:span></text:p>
          </table:table-cell>
          <table:table-cell table:style-name="Table9.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9.1">
          <table:table-cell table:style-name="Table9.A1" office:value-type="string">
            <text:p text:style-name="P1"><text:span text:style-name="T14">display</text:span></text:p>
          </table:table-cell>
          <table:table-cell table:style-name="Table9.A1" office:value-type="string">
            <text:p text:style-name="P1"><text:span text:style-name="T10">Notion du type d'affichage affecté à l'objet</text:span></text:p>
          </table:table-cell>
        </table:table-row>
        <table:table-row table:style-name="Table9.1">
          <table:table-cell table:style-name="Table9.A1" office:value-type="string">
            <text:p text:style-name="P1"><text:span text:style-name="T14">children</text:span></text:p>
          </table:table-cell>
          <table:table-cell table:style-name="Table9.A1" office:value-type="string">
            <text:p text:style-name="P1"><text:span text:style-name="T10">Tableau collection d'objets détails</text:span></text:p>
          </table:table-cell>
        </table:table-row>
        <table:table-row table:style-name="Table9.1">
          <table:table-cell table:style-name="Table9.A1" office:value-type="string">
            <text:p text:style-name="P1"><text:span text:style-name="T14">with</text:span></text:p>
          </table:table-cell>
          <table:table-cell table:style-name="Table9.A1" office:value-type="string">
            <text:p text:style-name="P1"><text:span text:style-name="T10">Largeur de l'objet contenant sur la page (tableau </text:span><text:span text:style-name="T13">properties</text:span><text:span text:style-name="T10">)</text:span></text:p>
          </table:table-cell>
        </table:table-row>
        <table:table-row table:style-name="Table9.1">
          <table:table-cell table:style-name="Table9.A1" office:value-type="string">
            <text:p text:style-name="P1"><text:span text:style-name="T14">height</text:span></text:p>
          </table:table-cell>
          <table:table-cell table:style-name="Table9.A1" office:value-type="string">
            <text:p text:style-name="P1"><text:span text:style-name="T10">Hauteur de l'objet contenant sur le page (tableau </text:span><text:span text:style-name="T13">properties</text:span><text:span text:style-name="T10">)</text:span></text:p>
          </table:table-cell>
        </table:table-row>
        <table:table-row table:style-name="Table9.1">
          <table:table-cell table:style-name="Table9.A1" office:value-type="string">
            <text:p text:style-name="P1"><text:span text:style-name="T14">position</text:span></text:p>
          </table:table-cell>
          <table:table-cell table:style-name="Table9.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9.1">
          <table:table-cell table:style-name="Table9.A1" office:value-type="string">
            <text:p text:style-name="P1"><text:span text:style-name="T14">positioning</text:span></text:p>
          </table:table-cell>
          <table:table-cell table:style-name="Table9.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9.1">
          <table:table-cell table:style-name="Table9.A1" office:value-type="string">
            <text:p text:style-name="P1"><text:span text:style-name="T14">float</text:span></text:p>
          </table:table-cell>
          <table:table-cell table:style-name="Table9.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row table:style-name="Table9.1">
          <table:table-cell table:style-name="Table9.A1" office:value-type="string">
            <text:p text:style-name="P1"><text:span text:style-name="T14">objectLinked</text:span></text:p>
          </table:table-cell>
          <table:table-cell table:style-name="Table9.A1" office:value-type="string">
            <text:p text:style-name="P1"><text:span text:style-name="T10">Objet </text:span><text:span text:style-name="T11">OSContainer</text:span><text:span text:style-name="T10"> auquel l'objet est liée (en tant que explication)</text:span></text:p>
          </table:table-cell>
        </table:table-row>
        <table:table-row table:style-name="Table9.1">
          <table:table-cell table:style-name="Table9.A1" office:value-type="string">
            <text:p text:style-name="P1"><text:span text:style-name="T14">keySentence</text:span></text:p>
          </table:table-cell>
          <table:table-cell table:style-name="Table9.A1" office:value-type="string">
            <text:p text:style-name="P1"><text:span text:style-name="T10">Phrase ou ensemble de mots auxquels l'objet est réellement lié</text:span></text:p>
          </table:table-cell>
        </table:table-row>
        <table:table-row table:style-name="Table9.1">
          <table:table-cell table:style-name="Table9.A1" office:value-type="string">
            <text:p text:style-name="P1"><text:span text:style-name="T14">place</text:span></text:p>
          </table:table-cell>
          <table:table-cell table:style-name="Table9.A1" office:value-type="string">
            <text:p text:style-name="P1"><text:span text:style-name="T10">Emplacement ou sera l'objet : </text:span><text:span text:style-name="T13">in</text:span><text:span text:style-name="T10"> (dans l'</text:span><text:span text:style-name="T11">OSContainer</text:span><text:span text:style-name="T10"> lié) ou </text:span><text:span text:style-name="T13">out</text:span><text:span text:style-name="T10"> (à coté de l'</text:span><text:span text:style-name="T11">OSContainer</text:span><text:span text:style-name="T10"> liés)</text:span></text:p>
          </table:table-cell>
        </table:table-row>
        <table:table-row table:style-name="Table9.1">
          <table:table-cell table:style-name="Table9.A1" office:value-type="string">
            <text:p text:style-name="P1"><text:span text:style-name="T14">side</text:span></text:p>
          </table:table-cell>
          <table:table-cell table:style-name="Table9.A1" office:value-type="string">
            <text:p text:style-name="P1"><text:span text:style-name="T10">Coté sur lequel l'objet sera placé : </text:span><text:span text:style-name="T13">left</text:span><text:span text:style-name="T10"> (à gauche) ou </text:span><text:span text:style-name="T13">right</text:span><text:span text:style-name="T10"> (à droite)</text:span></text:p>
          </table:table-cell>
        </table:table-row>
      </table:table>
      <text:p text:style-name="P1"><text:soft-page-break/><text:span text:style-name="T10">Il faut voir comment faire le meilleur positionnement par rapport à l'attribut </text:span><text:span text:style-name="T13">keySentence</text:span><text:span text:style-name="T10">.</text:span></text:p>
      <text:p text:style-name="P73"><text:span text:style-name="T10">OSDiv – Object Structure Container Division</text:span></text:p>
      <text:p text:style-name="P1"><text:span text:style-name="T10">L'objet </text:span><text:span text:style-name="T11">OSDiv</text:span><text:span text:style-name="T10"> est une objet </text:span><text:span text:style-name="T11">OSContainer</text:span><text:span text:style-name="T10"> pouvant contenir des données et informations directement au format </text:span><text:span text:style-name="T11">HTML</text:span><text:span text:style-name="T10">. C'est donc un objet contenant du contenu standard non typé. Comme l'objet </text:span><text:span text:style-name="T11">OSSection</text:span><text:span text:style-name="T10">, il sera possible de définir, taille (largeur et hauteur), positionnement sue la page (position, <text:s/>distance à gauche/haut/droite/bas), comme la visibilité (non ou suivant le type).</text:span></text:p>
      <text:p text:style-name="P77"><text:span text:style-name="T10">Propriété de l'objet</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text:span text:style-name="T14">id</text:span></text:p>
          </table:table-cell>
          <table:table-cell table:style-name="Table10.A1" office:value-type="string">
            <text:p text:style-name="P1"><text:span text:style-name="T10">Identifiant de l'objet </text:span></text:p>
          </table:table-cell>
        </table:table-row>
        <table:table-row table:style-name="Table10.1">
          <table:table-cell table:style-name="Table10.A1" office:value-type="string">
            <text:p text:style-name="P1"><text:span text:style-name="T14">properties</text:span></text:p>
          </table:table-cell>
          <table:table-cell table:style-name="Table10.A1" office:value-type="string">
            <text:p text:style-name="P1"><text:span text:style-name="T10">Tableau global contenant l'ensemble des paramètres et caractéristiques de l'objet</text:span></text:p>
          </table:table-cell>
        </table:table-row>
        <table:table-row table:style-name="Table10.1">
          <table:table-cell table:style-name="Table10.A1" office:value-type="string">
            <text:p text:style-name="P1"><text:span text:style-name="T14">class</text:span></text:p>
          </table:table-cell>
          <table:table-cell table:style-name="Table10.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0.1">
          <table:table-cell table:style-name="Table10.A1" office:value-type="string">
            <text:p text:style-name="P1"><text:span text:style-name="T14">display</text:span></text:p>
          </table:table-cell>
          <table:table-cell table:style-name="Table10.A1" office:value-type="string">
            <text:p text:style-name="P1"><text:span text:style-name="T10">Notion du type d'affichage affecté à l'objet</text:span></text:p>
          </table:table-cell>
        </table:table-row>
        <table:table-row table:style-name="Table10.1">
          <table:table-cell table:style-name="Table10.A1" office:value-type="string">
            <text:p text:style-name="P1"><text:span text:style-name="T14">children</text:span></text:p>
          </table:table-cell>
          <table:table-cell table:style-name="Table10.A1" office:value-type="string">
            <text:p text:style-name="P1"><text:span text:style-name="T10">Tableau collection d'objets détails</text:span></text:p>
          </table:table-cell>
        </table:table-row>
        <table:table-row table:style-name="Table10.1">
          <table:table-cell table:style-name="Table10.A1" office:value-type="string">
            <text:p text:style-name="P1"><text:span text:style-name="T14">with</text:span></text:p>
          </table:table-cell>
          <table:table-cell table:style-name="Table10.A1" office:value-type="string">
            <text:p text:style-name="P1"><text:span text:style-name="T10">Largeur de l'objet contenant sur la page (tableau </text:span><text:span text:style-name="T13">properties</text:span><text:span text:style-name="T10">)</text:span></text:p>
          </table:table-cell>
        </table:table-row>
        <table:table-row table:style-name="Table10.1">
          <table:table-cell table:style-name="Table10.A1" office:value-type="string">
            <text:p text:style-name="P1"><text:span text:style-name="T14">height</text:span></text:p>
          </table:table-cell>
          <table:table-cell table:style-name="Table10.A1" office:value-type="string">
            <text:p text:style-name="P1"><text:span text:style-name="T10">Hauteur de l'objet contenant sur le page (tableau </text:span><text:span text:style-name="T13">properties</text:span><text:span text:style-name="T10">)</text:span></text:p>
          </table:table-cell>
        </table:table-row>
        <table:table-row table:style-name="Table10.1">
          <table:table-cell table:style-name="Table10.A1" office:value-type="string">
            <text:p text:style-name="P1"><text:span text:style-name="T14">position</text:span></text:p>
          </table:table-cell>
          <table:table-cell table:style-name="Table10.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10.1">
          <table:table-cell table:style-name="Table10.A1" office:value-type="string">
            <text:p text:style-name="P1"><text:span text:style-name="T14">positioning</text:span></text:p>
          </table:table-cell>
          <table:table-cell table:style-name="Table10.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10.1">
          <table:table-cell table:style-name="Table10.A1" office:value-type="string">
            <text:p text:style-name="P1"><text:span text:style-name="T14">float</text:span></text:p>
          </table:table-cell>
          <table:table-cell table:style-name="Table10.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row table:style-name="Table10.1">
          <table:table-cell table:style-name="Table10.A1" office:value-type="string">
            <text:p text:style-name="P1"><text:span text:style-name="T14">objectLinked</text:span></text:p>
          </table:table-cell>
          <table:table-cell table:style-name="Table10.A1" office:value-type="string">
            <text:p text:style-name="P1"><text:span text:style-name="T10">Objet </text:span><text:span text:style-name="T11">OSContainer</text:span><text:span text:style-name="T10"> auquel l'objet est liée (en tant que explication)</text:span></text:p>
          </table:table-cell>
        </table:table-row>
        <table:table-row table:style-name="Table10.1">
          <table:table-cell table:style-name="Table10.A1" office:value-type="string">
            <text:p text:style-name="P1"><text:span text:style-name="T14">keySentence</text:span></text:p>
          </table:table-cell>
          <table:table-cell table:style-name="Table10.A1" office:value-type="string">
            <text:p text:style-name="P1"><text:span text:style-name="T10">Phrase ou ensemble de mots auxquels l'objet est réellement lié</text:span></text:p>
          </table:table-cell>
        </table:table-row>
        <table:table-row table:style-name="Table10.1">
          <table:table-cell table:style-name="Table10.A1" office:value-type="string">
            <text:p text:style-name="P1"><text:span text:style-name="T14">place</text:span></text:p>
          </table:table-cell>
          <table:table-cell table:style-name="Table10.A1" office:value-type="string">
            <text:p text:style-name="P1"><text:span text:style-name="T10">Emplacement ou sera l'objet : </text:span><text:span text:style-name="T13">in</text:span><text:span text:style-name="T10"> (dans l'</text:span><text:span text:style-name="T11">OSContainer</text:span><text:span text:style-name="T10"> lié) ou </text:span><text:span text:style-name="T13">out</text:span><text:span text:style-name="T10"> (à coté de l'</text:span><text:span text:style-name="T11">OSContainer</text:span><text:span text:style-name="T10"> liés)</text:span></text:p>
          </table:table-cell>
        </table:table-row>
        <table:table-row table:style-name="Table10.1">
          <table:table-cell table:style-name="Table10.A1" office:value-type="string">
            <text:p text:style-name="P1"><text:span text:style-name="T14">side</text:span></text:p>
          </table:table-cell>
          <table:table-cell table:style-name="Table10.A1" office:value-type="string">
            <text:p text:style-name="P1"><text:span text:style-name="T10">Coté sur lequel l'objet sera placé : </text:span><text:span text:style-name="T13">left</text:span><text:span text:style-name="T10"> (à gauche) ou </text:span><text:span text:style-name="T13">right</text:span><text:span text:style-name="T10"> (à droite)</text:span></text:p>
          </table:table-cell>
        </table:table-row>
      </table:table>
      <text:p text:style-name="P73"><text:soft-page-break/><text:span text:style-name="T10">OSDialog – Object Structure Container Dialog (fenêtre modale)</text:span></text:p>
      <text:p text:style-name="P1"><text:span text:style-name="T10">L'objet </text:span><text:span text:style-name="T11">OSDialog</text:span><text:span text:style-name="T10"> est une forme particulière de l'objet </text:span><text:span text:style-name="T11">OSPage</text:span><text:span text:style-name="T10">. La différence réside dans la gestion de l'objet lui-même. Une fenêtre modale ou boite de dialogue est un élément d'interaction. Son affichage est déclenché soit par un bouton (objet </text:span><text:span text:style-name="T11">OCButton</text:span><text:span text:style-name="T10">, événement </text:span><text:span text:style-name="T13">onClick</text:span><text:span text:style-name="T10">), soit par la saisie de données dans une zone (objet </text:span><text:span text:style-name="T11">OCInput</text:span><text:span text:style-name="T10">), donc obligatoirement lié à un objet d'un autre contenant.</text:span></text:p>
      <text:p text:style-name="P1"><text:span text:style-name="T10">On devra pouvoir également l'ouvrir, le fermer sans avoir à le lier obligatoirement à un autre objet. Ce lien pourra être fait dans le cas ou le dit objet </text:span><text:span text:style-name="T11">OSDialog</text:span><text:span text:style-name="T10"> comporte des boutons devant impliquer sa fermeture à leur activation. Ceci dans le cas de traitement induit par une action offrant un alternative : </text:span><text:span text:style-name="T20">bon déroulement</text:span><text:span text:style-name="T10"> = redirection vers une autre page, </text:span><text:span text:style-name="T20">mauvais fonctionnement</text:span><text:span text:style-name="T10"> = affichage d'un message d'avertissement avec un choix, une saisie à faire par l'utilisateur.</text:span></text:p>
      <text:p text:style-name="P77"><text:span text:style-name="T10">Propriété de l'obje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text:span text:style-name="T14">id</text:span></text:p>
          </table:table-cell>
          <table:table-cell table:style-name="Table11.A1" office:value-type="string">
            <text:p text:style-name="P1"><text:span text:style-name="T10">Identifiant de l'objet </text:span></text:p>
          </table:table-cell>
        </table:table-row>
        <table:table-row table:style-name="Table11.1">
          <table:table-cell table:style-name="Table11.A1" office:value-type="string">
            <text:p text:style-name="P1"><text:span text:style-name="T14">properties</text:span></text:p>
          </table:table-cell>
          <table:table-cell table:style-name="Table11.A1" office:value-type="string">
            <text:p text:style-name="P1"><text:span text:style-name="T10">Tableau global contenant l'ensemble des paramètres et caractéristiques de l'objet</text:span></text:p>
          </table:table-cell>
        </table:table-row>
        <table:table-row table:style-name="Table11.1">
          <table:table-cell table:style-name="Table11.A1" office:value-type="string">
            <text:p text:style-name="P1"><text:span text:style-name="T14">class</text:span></text:p>
          </table:table-cell>
          <table:table-cell table:style-name="Table11.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1.1">
          <table:table-cell table:style-name="Table11.A1" office:value-type="string">
            <text:p text:style-name="P1"><text:span text:style-name="T14">display</text:span></text:p>
          </table:table-cell>
          <table:table-cell table:style-name="Table11.A1" office:value-type="string">
            <text:p text:style-name="P1"><text:span text:style-name="T10">Notion du type d'affichage affecté à l'objet</text:span></text:p>
          </table:table-cell>
        </table:table-row>
        <table:table-row table:style-name="Table11.1">
          <table:table-cell table:style-name="Table11.A1" office:value-type="string">
            <text:p text:style-name="P1"><text:span text:style-name="T14">children</text:span></text:p>
          </table:table-cell>
          <table:table-cell table:style-name="Table11.A1" office:value-type="string">
            <text:p text:style-name="P1"><text:span text:style-name="T10">Tableau collection d'objets détails</text:span></text:p>
          </table:table-cell>
        </table:table-row>
        <table:table-row table:style-name="Table11.1">
          <table:table-cell table:style-name="Table11.A1" office:value-type="string">
            <text:p text:style-name="P1"><text:span text:style-name="T14">with</text:span></text:p>
          </table:table-cell>
          <table:table-cell table:style-name="Table11.A1" office:value-type="string">
            <text:p text:style-name="P1"><text:span text:style-name="T10">Largeur de l'objet contenant sur la page (tableau </text:span><text:span text:style-name="T13">properties</text:span><text:span text:style-name="T10">)</text:span></text:p>
          </table:table-cell>
        </table:table-row>
        <table:table-row table:style-name="Table11.1">
          <table:table-cell table:style-name="Table11.A1" office:value-type="string">
            <text:p text:style-name="P1"><text:span text:style-name="T14">height</text:span></text:p>
          </table:table-cell>
          <table:table-cell table:style-name="Table11.A1" office:value-type="string">
            <text:p text:style-name="P1"><text:span text:style-name="T10">Hauteur de l'objet contenant sur le page (tableau </text:span><text:span text:style-name="T13">properties</text:span><text:span text:style-name="T10">)</text:span></text:p>
          </table:table-cell>
        </table:table-row>
        <table:table-row table:style-name="Table11.1">
          <table:table-cell table:style-name="Table11.A1" office:value-type="string">
            <text:p text:style-name="P1"><text:span text:style-name="T14">position</text:span></text:p>
          </table:table-cell>
          <table:table-cell table:style-name="Table11.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11.1">
          <table:table-cell table:style-name="Table11.A1" office:value-type="string">
            <text:p text:style-name="P1"><text:span text:style-name="T14">positioning</text:span></text:p>
          </table:table-cell>
          <table:table-cell table:style-name="Table11.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11.1">
          <table:table-cell table:style-name="Table11.A1" office:value-type="string">
            <text:p text:style-name="P1"><text:span text:style-name="T14">float</text:span></text:p>
          </table:table-cell>
          <table:table-cell table:style-name="Table11.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row table:style-name="Table11.1">
          <table:table-cell table:style-name="Table11.A1" office:value-type="string">
            <text:p text:style-name="P1"><text:span text:style-name="T14">objectLinked</text:span></text:p>
          </table:table-cell>
          <table:table-cell table:style-name="Table11.A1" office:value-type="string">
            <text:p text:style-name="P1"><text:span text:style-name="T10">Objet </text:span><text:span text:style-name="T11">OSContainer</text:span><text:span text:style-name="T10"> auquel l'objet est liée (en tant que explication)</text:span></text:p>
          </table:table-cell>
        </table:table-row>
        <table:table-row table:style-name="Table11.1">
          <table:table-cell table:style-name="Table11.A1" office:value-type="string">
            <text:p text:style-name="P1"><text:span text:style-name="T14">keySentence</text:span></text:p>
          </table:table-cell>
          <table:table-cell table:style-name="Table11.A1" office:value-type="string">
            <text:p text:style-name="P1"><text:span text:style-name="T10">Phrase ou ensemble de mots auxquels l'objet est réellement lié</text:span></text:p>
          </table:table-cell>
        </table:table-row>
        <table:table-row table:style-name="Table11.1">
          <table:table-cell table:style-name="Table11.A1" office:value-type="string">
            <text:p text:style-name="P1"><text:span text:style-name="T14">place</text:span></text:p>
          </table:table-cell>
          <table:table-cell table:style-name="Table11.A1" office:value-type="string">
            <text:p text:style-name="P1"><text:span text:style-name="T10">Emplacement ou sera l'objet : </text:span><text:span text:style-name="T13">in</text:span><text:span text:style-name="T10"> (dans l'</text:span><text:span text:style-name="T11">OSContainer</text:span><text:span text:style-name="T10"> lié) ou </text:span><text:span text:style-name="T13">out</text:span><text:span text:style-name="T10"> (à coté de l'</text:span><text:span text:style-name="T11">OSContainer</text:span><text:span text:style-name="T10"> liés)</text:span></text:p>
          </table:table-cell>
        </table:table-row>
        <table:table-row table:style-name="Table11.1">
          <table:table-cell table:style-name="Table11.A1" office:value-type="string">
            <text:p text:style-name="P1"><text:span text:style-name="T14">side</text:span></text:p>
          </table:table-cell>
          <table:table-cell table:style-name="Table11.A1" office:value-type="string">
            <text:p text:style-name="P1"><text:span text:style-name="T10">Coté sur lequel l'objet sera placé : </text:span><text:span text:style-name="T13">left</text:span><text:span text:style-name="T10"> (à gauche) ou </text:span><text:span text:style-name="T13">right</text:span><text:span text:style-name="T10"> (à droite)</text:span></text:p>
          </table:table-cell>
        </table:table-row>
      </table:table>
      <text:p text:style-name="P73"><text:soft-page-break/><text:span text:style-name="T10">OSWizard – Object Structure Container Wizard (formulaire multi-pages)</text:span></text:p>
      <text:p text:style-name="P1"><text:span text:style-name="T10">L'objet </text:span><text:span text:style-name="T11">OSWizard</text:span><text:span text:style-name="T10"> est un méta-objet, c'est à dire, qu'il assure plusieurs fonctionnalités de manière transparent. Pour le définir, l'objet </text:span><text:span text:style-name="T11">OSWizard</text:span><text:span text:style-name="T10"> permet la mise en place d'un formulaire de saisie d'information en plusieurs étapes, généralement de manière linéaire, pour assurer l'acquisition de données complexes.</text:span></text:p>
      <text:p text:style-name="P1"><text:span text:style-name="T10">Un formulaire de type </text:span><text:span text:style-name="T11">OSWizard</text:span><text:span text:style-name="T10">, est :</text:span></text:p>
      <text:list xml:id="list2301643059548980743" text:style-name="WWNum26">
        <text:list-item>
          <text:p text:style-name="P43"><text:span text:style-name="T10">plusieurs étapes auxquelles on pourra associer un titre, une entête,</text:span></text:p>
        </text:list-item>
        <text:list-item>
          <text:p text:style-name="P43"><text:span text:style-name="T10">une étape est un objet de type </text:span><text:span text:style-name="T11">OSContainer</text:span><text:span text:style-name="T10"> de type bloc (</text:span><text:span text:style-name="T11">OSDiv</text:span><text:span text:style-name="T10"> de préférence),</text:span></text:p>
        </text:list-item>
        <text:list-item>
          <text:p text:style-name="P43"><text:span text:style-name="T10">le passage d'étape en étape peut être linéaire et / ou conditionné :</text:span></text:p>
          <text:list>
            <text:list-item>
              <text:p text:style-name="P63"><text:span text:style-name="T10">validation de l'étape de départ par une méthode associée,</text:span></text:p>
            </text:list-item>
            <text:list-item>
              <text:p text:style-name="P63"><text:span text:style-name="T10">activation / désactivation d'étapes par valeur de champs.</text:span></text:p>
            </text:list-item>
          </text:list>
        </text:list-item>
      </text:list>
      <text:p text:style-name="P1"><text:span text:style-name="T10">À la validation finale du formulaire, on devra restituer dans la zone de communication l'ensemble des champs et valeurs contenues du dit formulaire. Dans le cas ou l'on initialisera des valeurs avant d'afficher le formulaire, la zone de communication de retour devra contenir seulement que les champs dont la valeur aura évolué.</text:span></text:p>
      <text:p text:style-name="P78"><text:span text:style-name="T10">Méthodes de l'objet</text:span></text:p>
      <text:list xml:id="list163556265307742986" text:style-name="WWNum27">
        <text:list-item>
          <text:p text:style-name="P44"><text:span text:style-name="T14">setWizardTitle($wTitle)</text:span><text:span text:style-name="T10"><text:tab/>: précise le titre du formulaire à étapes affiché au dessus de l'indicateur de progression,</text:span></text:p>
        </text:list-item>
        <text:list-item>
          <text:p text:style-name="P44"><text:span text:style-name="T14">getWizardTitle</text:span><text:span text:style-name="T10"><text:tab/><text:tab/>: lecture et restitution du titre général du formulaire à étapes,</text:span></text:p>
        </text:list-item>
        <text:list-item>
          <text:p text:style-name="P44"><text:span text:style-name="T14">addWizardStep($oscontainer, $sTitle, $sOrdre)</text:span><text:span text:style-name="T10"> : ajout d'une étape au formulaire à étapes en précisant :</text:span></text:p>
          <text:list>
            <text:list-item>
              <text:p text:style-name="P64"><text:span text:style-name="T13">$oscontainer</text:span><text:span text:style-name="T10"><text:tab/>: objet </text:span><text:span text:style-name="T11">OSContainer</text:span><text:span text:style-name="T10"> préalablement déclaré et structuré pour être affiché,</text:span></text:p>
            </text:list-item>
            <text:list-item>
              <text:p text:style-name="P64"><text:span text:style-name="T16">$sTitle</text:span><text:span text:style-name="T10"><text:tab/><text:tab/>: titre donné à l'étape,</text:span></text:p>
            </text:list-item>
            <text:list-item>
              <text:p text:style-name="P64"><text:span text:style-name="T16">$sOrdre</text:span><text:span text:style-name="T10"><text:tab/><text:tab/>: numéro d'ordre pour intégration de l'étape dans le schéma global de l'objet </text:span><text:span text:style-name="T11">OSWizzard</text:span></text:p>
            </text:list-item>
          </text:list>
        </text:list-item>
        <text:list-item>
          <text:p text:style-name="P44"><text:span text:style-name="T14">setWizardValidation($sOrdre, $méthode)</text:span><text:span text:style-name="T10"> : liaison entre l'étape et sa procédure de validation,</text:span></text:p>
        </text:list-item>
        <text:list-item>
          <text:p text:style-name="P44"><text:span text:style-name="T14">getWizzardValidation($sOrdre)</text:span><text:span text:style-name="T10"> : lecture et restitution pour l'étape </text:span><text:span text:style-name="T13">$sOrdre</text:span><text:span text:style-name="T10">, de la référence à la procédure de validation de la dite étape,</text:span></text:p>
        </text:list-item>
        <text:list-item>
          <text:p text:style-name="P44"><text:span text:style-name="T14">getWizardValidations()</text:span><text:span text:style-name="T10"> : lecture et restitution dans un tableau, des références aux procédures de validation des étapes de l'objet </text:span><text:span text:style-name="T11">OSWizard</text:span><text:span text:style-name="T10"> (indice du tableau = numéro de l'étape),</text:span></text:p>
        </text:list-item>
        <text:list-item>
          <text:p text:style-name="P44"><text:span text:style-name="T14">getWizardDatas($step = 0)</text:span><text:span text:style-name="T10"><text:tab/>: lecture et restitution des variables contenues dans les objets </text:span><text:span text:style-name="T11">OSContainer</text:span><text:span text:style-name="T10"> formant chaque étape sous forme d'un <text:s/>tableau ou la clé sera l'</text:span><text:span text:style-name="T13">ID</text:span><text:span text:style-name="T10"> du champs variable :</text:span></text:p>
          <text:list>
            <text:list-item>
              <text:p text:style-name="P64"><text:span text:style-name="T10">si </text:span><text:span text:style-name="T13">$step</text:span><text:span text:style-name="T10"> == 0<text:tab/>: lecture et restitution de l'ensemble des champs contenus dans l'objet </text:span><text:span text:style-name="T11">OSWizard</text:span><text:span text:style-name="T10">, dans sa totalité,</text:span></text:p>
            </text:list-item>
            <text:list-item>
              <text:p text:style-name="P64"><text:span text:style-name="T10">si </text:span><text:span text:style-name="T13">$step </text:span><text:span text:style-name="T10">!= 0<text:tab/>: lecture et restitution de l'ensemble des champs contenus dans l 'étape numéro </text:span><text:span text:style-name="T13">$step</text:span><text:span text:style-name="T10"> de l'objet </text:span><text:span text:style-name="T11">OSWizard</text:span><text:span text:style-name="T10">,</text:span></text:p>
            </text:list-item>
          </text:list>
        </text:list-item>
        <text:list-item>
          <text:p text:style-name="P44"><text:span text:style-name="T14">setWizardDatas(array $datas, $step)</text:span><text:span text:style-name="T10"> : affectation du contenu des champs d'une étape de l'objet </text:span><text:span text:style-name="T11">OSWizard</text:span><text:span text:style-name="T10">. Dans le cas ou </text:span><text:span text:style-name="T13">$step</text:span><text:span text:style-name="T10"> == 0, le tableau devra contenu l'ensemble des champs de l'objet </text:span><text:span text:style-name="T11">OSWizard</text:span><text:span text:style-name="T10"> devant être initialisés.</text:span></text:p>
        </text:list-item>
      </text:list>
      <text:p text:style-name="P77"><text:span text:style-name="T10">Propriété de l'objet</text:span></text:p>
      <table:table table:name="Table12" table:style-name="Table12">
        <table:table-column table:style-name="Table12.A"/>
        <table:table-column table:style-name="Table12.B"/>
        <table:table-row table:style-name="Table12.1">
          <table:table-cell table:style-name="Table12.A1" office:value-type="string">
            <text:p text:style-name="P1"><text:span text:style-name="T14">id</text:span></text:p>
          </table:table-cell>
          <table:table-cell table:style-name="Table12.A1" office:value-type="string">
            <text:p text:style-name="P1"><text:span text:style-name="T10">Identifiant de l'objet </text:span></text:p>
          </table:table-cell>
        </table:table-row>
        <table:table-row table:style-name="Table12.1">
          <table:table-cell table:style-name="Table12.A1" office:value-type="string">
            <text:p text:style-name="P1"><text:span text:style-name="T14">properties</text:span></text:p>
          </table:table-cell>
          <table:table-cell table:style-name="Table12.A1" office:value-type="string">
            <text:p text:style-name="P1"><text:span text:style-name="T10">Tableau global contenant l'ensemble des paramètres et caractéristiques de l'objet</text:span></text:p>
          </table:table-cell>
        </table:table-row>
        <table:table-row table:style-name="Table12.1">
          <table:table-cell table:style-name="Table12.A1" office:value-type="string">
            <text:p text:style-name="P1"><text:span text:style-name="T14">class</text:span></text:p>
          </table:table-cell>
          <table:table-cell table:style-name="Table12.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2.1">
          <table:table-cell table:style-name="Table12.A1" office:value-type="string">
            <text:p text:style-name="P1"><text:span text:style-name="T14">display</text:span></text:p>
          </table:table-cell>
          <table:table-cell table:style-name="Table12.A1" office:value-type="string">
            <text:p text:style-name="P1"><text:span text:style-name="T10">Notion du type d'affichage affecté à l'objet</text:span></text:p>
          </table:table-cell>
        </table:table-row>
        <table:table-row table:style-name="Table12.1">
          <table:table-cell table:style-name="Table12.A1" office:value-type="string">
            <text:p text:style-name="P1"><text:span text:style-name="T14">children</text:span></text:p>
          </table:table-cell>
          <table:table-cell table:style-name="Table12.A1" office:value-type="string">
            <text:p text:style-name="P1"><text:span text:style-name="T10">Tableau collection d'objets détails</text:span></text:p>
          </table:table-cell>
        </table:table-row>
        <table:table-row table:style-name="Table12.1">
          <table:table-cell table:style-name="Table12.A1" office:value-type="string">
            <text:p text:style-name="P1"><text:span text:style-name="T14">with</text:span></text:p>
          </table:table-cell>
          <table:table-cell table:style-name="Table12.A1" office:value-type="string">
            <text:p text:style-name="P1"><text:span text:style-name="T10">Largeur de l'objet contenant sur la page (tableau </text:span><text:span text:style-name="T13">properties</text:span><text:span text:style-name="T10">)</text:span></text:p>
          </table:table-cell>
        </table:table-row>
        <table:table-row table:style-name="Table12.1">
          <table:table-cell table:style-name="Table12.A1" office:value-type="string">
            <text:p text:style-name="P1"><text:span text:style-name="T14">height</text:span></text:p>
          </table:table-cell>
          <table:table-cell table:style-name="Table12.A1" office:value-type="string">
            <text:p text:style-name="P1"><text:span text:style-name="T10">Hauteur de l'objet contenant sur le page (tableau </text:span><text:span text:style-name="T13">properties</text:span><text:span text:style-name="T10">)</text:span></text:p>
          </table:table-cell>
        </table:table-row>
        <table:table-row table:style-name="Table12.1">
          <table:table-cell table:style-name="Table12.A1" office:value-type="string">
            <text:p text:style-name="P1"><text:span text:style-name="T14">position</text:span></text:p>
          </table:table-cell>
          <table:table-cell table:style-name="Table12.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12.1">
          <table:table-cell table:style-name="Table12.A1" office:value-type="string">
            <text:p text:style-name="P1"><text:span text:style-name="T14">positioning</text:span></text:p>
          </table:table-cell>
          <table:table-cell table:style-name="Table12.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12.1">
          <table:table-cell table:style-name="Table12.A1" office:value-type="string">
            <text:p text:style-name="P1"><text:span text:style-name="T14">float</text:span></text:p>
          </table:table-cell>
          <table:table-cell table:style-name="Table12.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row table:style-name="Table12.1">
          <table:table-cell table:style-name="Table12.A1" office:value-type="string">
            <text:p text:style-name="P1"><text:span text:style-name="T14">stepContent</text:span></text:p>
          </table:table-cell>
          <table:table-cell table:style-name="Table12.A1" office:value-type="string">
            <text:p text:style-name="P1"><text:span text:style-name="T10">Tableau contenant les objets </text:span><text:span text:style-name="T11">OSDiv</text:span><text:span text:style-name="T10"> décrivant le contenu de chaque étape</text:span></text:p>
          </table:table-cell>
        </table:table-row>
        <text:soft-page-break/>
        <table:table-row table:style-name="Table12.1">
          <table:table-cell table:style-name="Table12.A1" office:value-type="string">
            <text:p text:style-name="P1"><text:span text:style-name="T14">stepTitle</text:span></text:p>
          </table:table-cell>
          <table:table-cell table:style-name="Table12.A1" office:value-type="string">
            <text:p text:style-name="P1"><text:span text:style-name="T10">Tableau des titre ou entête des étapes de l'objet </text:span><text:span text:style-name="T11">OSWizard</text:span></text:p>
          </table:table-cell>
        </table:table-row>
        <table:table-row table:style-name="Table12.1">
          <table:table-cell table:style-name="Table12.A1" office:value-type="string">
            <text:p text:style-name="P1"><text:span text:style-name="T14">stepValidation</text:span></text:p>
          </table:table-cell>
          <table:table-cell table:style-name="Table12.A1" office:value-type="string">
            <text:p text:style-name="P1"><text:span text:style-name="T10">Tableau précisant pour chaque étape, quelle méthode utilisée pour valiser les données saisies</text:span></text:p>
          </table:table-cell>
        </table:table-row>
      </table:table>
      <text:p text:style-name="P1"><text:soft-page-break/><text:span text:style-name="T10">Pour la question de l'activation / désactivation d'étape par valeur de champs, elle sera étudiée pour une prochaine évolution (compte tenu de la complexité de dite question).</text:span></text:p>
      <text:p text:style-name="P73"><text:span text:style-name="T10">OSMessageFlash – Object Structure Container MessageFlash</text:span></text:p>
      <text:p text:style-name="P1"><text:span text:style-name="T10">Cet objet est une forme particulière de l'objet </text:span><text:span text:style-name="T11">OSDialog</text:span><text:span text:style-name="T10">. Cet objet est utilisé pour afficher des messages d'informations pour l'utilisateur :</text:span></text:p>
      <text:list xml:id="list107628290692639013" text:style-name="WWNum28">
        <text:list-item>
          <text:p text:style-name="P45"><text:span text:style-name="T10">avertissement en cas de possible problème, même si l'on peut passer outre,</text:span></text:p>
        </text:list-item>
        <text:list-item>
          <text:p text:style-name="P45"><text:span text:style-name="T10">des confirmations de réalisation d'opérations pour informations, confirmations.</text:span></text:p>
        </text:list-item>
      </text:list>
      <text:p text:style-name="P1"><text:span text:style-name="T10">Il peut utiliser soit les </text:span><text:span text:style-name="T11">SESSION</text:span><text:span text:style-name="T10"> </text:span><text:span text:style-name="T11">Php</text:span><text:span text:style-name="T10">, ou les fonctionnalités mises à disposition par certains </text:span><text:span text:style-name="T13">framework</text:span><text:span text:style-name="T10"> comme </text:span><text:span text:style-name="T11">Symfony (2.x)</text:span><text:span text:style-name="T10"> ou </text:span><text:span text:style-name="T11">Zend Framework (2.x)</text:span><text:span text:style-name="T10">.</text:span></text:p>
      <text:p text:style-name="P1"><text:span text:style-name="T10">On devra fournir : un message, un type de message ; avertissement, information pour un début, un texte de bouton qui sera sinon renseigné avec le texte '</text:span><text:span text:style-name="T13">Ok</text:span><text:span text:style-name="T10">'. Un type de </text:span><text:span text:style-name="T11">OSMessageFlash</text:span><text:span text:style-name="T10"> sans bouton sera possible, mais alors on devra préciser le temps d'affichage du dit message.</text:span></text:p>
      <text:p text:style-name="P77"><text:span text:style-name="T10">Propriété de l'objet</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1"><text:span text:style-name="T14">id</text:span></text:p>
          </table:table-cell>
          <table:table-cell table:style-name="Table13.A1" office:value-type="string">
            <text:p text:style-name="P1"><text:span text:style-name="T10">Identifiant de l'objet </text:span></text:p>
          </table:table-cell>
        </table:table-row>
        <table:table-row table:style-name="Table13.1">
          <table:table-cell table:style-name="Table13.A1" office:value-type="string">
            <text:p text:style-name="P1"><text:span text:style-name="T14">properties</text:span></text:p>
          </table:table-cell>
          <table:table-cell table:style-name="Table13.A1" office:value-type="string">
            <text:p text:style-name="P1"><text:span text:style-name="T10">Tableau global contenant l'ensemble des paramètres et caractéristiques de l'objet</text:span></text:p>
          </table:table-cell>
        </table:table-row>
        <table:table-row table:style-name="Table13.1">
          <table:table-cell table:style-name="Table13.A1" office:value-type="string">
            <text:p text:style-name="P1"><text:span text:style-name="T14">class</text:span></text:p>
          </table:table-cell>
          <table:table-cell table:style-name="Table13.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3.1">
          <table:table-cell table:style-name="Table13.A1" office:value-type="string">
            <text:p text:style-name="P1"><text:span text:style-name="T14">display</text:span></text:p>
          </table:table-cell>
          <table:table-cell table:style-name="Table13.A1" office:value-type="string">
            <text:p text:style-name="P1"><text:span text:style-name="T10">Notion du type d'affichage affecté à l'objet</text:span></text:p>
          </table:table-cell>
        </table:table-row>
        <table:table-row table:style-name="Table13.1">
          <table:table-cell table:style-name="Table13.A1" office:value-type="string">
            <text:p text:style-name="P1"><text:span text:style-name="T14">children</text:span></text:p>
          </table:table-cell>
          <table:table-cell table:style-name="Table13.A1" office:value-type="string">
            <text:p text:style-name="P1"><text:span text:style-name="T10">Tableau collection d'objets détails</text:span></text:p>
          </table:table-cell>
        </table:table-row>
        <table:table-row table:style-name="Table13.1">
          <table:table-cell table:style-name="Table13.A1" office:value-type="string">
            <text:p text:style-name="P1"><text:span text:style-name="T14">with</text:span></text:p>
          </table:table-cell>
          <table:table-cell table:style-name="Table13.A1" office:value-type="string">
            <text:p text:style-name="P1"><text:span text:style-name="T10">Largeur de l'objet contenant sur la page (tableau </text:span><text:span text:style-name="T13">properties</text:span><text:span text:style-name="T10">)</text:span></text:p>
          </table:table-cell>
        </table:table-row>
        <table:table-row table:style-name="Table13.1">
          <table:table-cell table:style-name="Table13.A1" office:value-type="string">
            <text:p text:style-name="P1"><text:span text:style-name="T14">height</text:span></text:p>
          </table:table-cell>
          <table:table-cell table:style-name="Table13.A1" office:value-type="string">
            <text:p text:style-name="P1"><text:span text:style-name="T10">Hauteur de l'objet contenant sur le page (tableau </text:span><text:span text:style-name="T13">properties</text:span><text:span text:style-name="T10">)</text:span></text:p>
          </table:table-cell>
        </table:table-row>
        <table:table-row table:style-name="Table13.1">
          <table:table-cell table:style-name="Table13.A1" office:value-type="string">
            <text:p text:style-name="P1"><text:span text:style-name="T14">position</text:span></text:p>
          </table:table-cell>
          <table:table-cell table:style-name="Table13.A1" office:value-type="string">
            <text:p text:style-name="P1"><text:span text:style-name="T10">Mode de positionnement de l'objet contenant sur la page : relatif, fixe ou absolu dans la fenêtre d'affichage de la page (tableau </text:span><text:span text:style-name="T13">properties</text:span><text:span text:style-name="T10">)</text:span></text:p>
          </table:table-cell>
        </table:table-row>
        <table:table-row table:style-name="Table13.1">
          <table:table-cell table:style-name="Table13.A1" office:value-type="string">
            <text:p text:style-name="P1"><text:span text:style-name="T14">positioning</text:span></text:p>
          </table:table-cell>
          <table:table-cell table:style-name="Table13.A1" office:value-type="string">
            <text:p text:style-name="P1"><text:span text:style-name="T10">Chaîne de caractères contenant les paramètres relatif au contenu de l'attribut </text:span><text:span text:style-name="T14">position </text:span><text:span text:style-name="T10">: mots clefs : </text:span><text:span text:style-name="T13">left</text:span><text:span text:style-name="T10">, </text:span><text:span text:style-name="T13">top</text:span><text:span text:style-name="T10">, </text:span><text:span text:style-name="T13">right</text:span><text:span text:style-name="T10">, </text:span><text:span text:style-name="T13">botton</text:span><text:span text:style-name="T10">, suivi d'une dimension. <text:s/>(tableau </text:span><text:span text:style-name="T13">properties</text:span><text:span text:style-name="T10">)</text:span></text:p>
          </table:table-cell>
        </table:table-row>
        <table:table-row table:style-name="Table13.1">
          <table:table-cell table:style-name="Table13.A1" office:value-type="string">
            <text:p text:style-name="P1"><text:span text:style-name="T14">float</text:span></text:p>
          </table:table-cell>
          <table:table-cell table:style-name="Table13.A1" office:value-type="string">
            <text:p text:style-name="P1"><text:span text:style-name="T10">Positionnement horizontal flottant de l'objet contenant : mots clefs : </text:span><text:span text:style-name="T13">left</text:span><text:span text:style-name="T10">, </text:span><text:span text:style-name="T13">right</text:span><text:span text:style-name="T10">, </text:span><text:span text:style-name="T13">none</text:span><text:span text:style-name="T10">, </text:span><text:span text:style-name="T13">clear</text:span><text:span text:style-name="T10"> (supprime tout positionnement flottant) <text:s/>(tableau </text:span><text:span text:style-name="T13">properties</text:span><text:span text:style-name="T10">)</text:span></text:p>
          </table:table-cell>
        </table:table-row>
      </table:table>
      <text:p text:style-name="P69"><text:soft-page-break/><text:span text:style-name="T10">ODContent – Object Data Content</text:span></text:p>
      <text:p text:style-name="P71"><text:span text:style-name="T10">Méthodes de l'objet</text:span></text:p>
      <text:p text:style-name="P1"><text:span text:style-name="T10">Dans un second temps, tout objet contenu peut faire parti d’un groupe de champs donnat corps à la mise en place d’un ou plusieurs formulaire dans la page. Il faut donc avoir un attribut permettant un tel regroupement, on le nommera </text:span><text:span text:style-name="T13">form</text:span><text:span text:style-name="T10">.</text:span></text:p>
      <text:list xml:id="list52041027757650" text:continue-list="list4878376016126610391" text:style-name="WWNum6">
        <text:list-item>
          <text:p text:style-name="P28"><text:span text:style-name="T14">setForm($form)</text:span><text:span text:style-name="T10"><text:tab/>: affectation du libellé de regroupent d’objet,</text:span></text:p>
        </text:list-item>
        <text:list-item>
          <text:p text:style-name="P28"><text:span text:style-name="T14">getForm()</text:span><text:span text:style-name="T10"><text:tab/>: lecture et restitution du libellé de regroupent d’objet.</text:span></text:p>
        </text:list-item>
        <text:list-item>
          <text:p text:style-name="P28"><text:span text:style-name="T14">setNane($name)</text:span><text:span text:style-name="T10"><text:tab/>: affectation de $</text:span><text:span text:style-name="T18">name</text:span><text:span text:style-name="T10"> comme nom associé à l’objet,</text:span></text:p>
        </text:list-item>
        <text:list-item>
          <text:p text:style-name="P28"><text:span text:style-name="T14">getName()</text:span><text:span text:style-name="T10"><text:tab/>: lecture et restitution du libellé nom associé à l’objet,</text:span></text:p>
        </text:list-item>
        <text:list-item>
          <text:p text:style-name="P28"><text:span text:style-name="T14">setValue($val)</text:span><text:span text:style-name="T10"><text:tab/>: affectation du contenu de $</text:span><text:span text:style-name="T11">val</text:span><text:span text:style-name="T10"> comme valeur de l’objet,</text:span></text:p>
        </text:list-item>
        <text:list-item>
          <text:p text:style-name="P28"><text:span text:style-name="T14">getValue()</text:span><text:span text:style-name="T10"><text:tab/>: lecture et restitution de valeur de l’objet.</text:span></text:p>
        </text:list-item>
      </text:list>
      <text:p text:style-name="P1"><text:span text:style-name="T10">Ces méthodes induiront des méthodes visant <text:s/>récupérer les données des champs ainsi regroupés, ou à y faire des recherches, au niveau des contenants dans l'objet </text:span><text:span text:style-name="T11">OSContainer</text:span><text:span text:style-name="T10">:</text:span></text:p>
      <text:list xml:id="list6087923663931432399" text:style-name="WWNum10">
        <text:list-item>
          <text:p text:style-name="P32"><text:span text:style-name="T14">getDatasForm($form)</text:span><text:span text:style-name="T10"><text:tab/>: recherche et restitution dans un tableau des contenus des </text:span><text:span text:style-name="T11">ODContents</text:span><text:span text:style-name="T10"> regroupés sous le libellé </text:span><text:span text:style-name="T11">$form</text:span><text:span text:style-name="T10">,</text:span></text:p>
        </text:list-item>
        <text:list-item>
          <text:p text:style-name="P32"><text:span text:style-name="T14">getDataForm($form, $name)</text:span><text:span text:style-name="T10"><text:tab/>: recherche et restitution de la donnée </text:span><text:span text:style-name="T11">$name</text:span><text:span text:style-name="T10"> dans le tableau des contenus des </text:span><text:span text:style-name="T11">ODContents</text:span><text:span text:style-name="T10"> regroupés sous le libellé </text:span><text:span text:style-name="T11">$form</text:span><text:span text:style-name="T10">,</text:span></text:p>
        </text:list-item>
        <text:list-item>
          <text:p text:style-name="P32"><text:span text:style-name="T14">inDataForm($form, $name)</text:span><text:span text:style-name="T10"><text:tab/>: recherche si la donnée $</text:span><text:span text:style-name="T11">name</text:span><text:span text:style-name="T10"> existe dans le tableau des contenus des </text:span><text:span text:style-name="T11">ODContents</text:span><text:span text:style-name="T10"> regroupés sous le libellé $</text:span><text:span text:style-name="T11">form</text:span><text:span text:style-name="T10">.</text:span></text:p>
        </text:list-item>
      </text:list>
      <text:p text:style-name="P71"><text:span text:style-name="T10">Propriétés de l'objet</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1"><text:span text:style-name="T14">id</text:span></text:p>
          </table:table-cell>
          <table:table-cell table:style-name="Table14.A1" office:value-type="string">
            <text:p text:style-name="P1"><text:span text:style-name="T10">Identifiant de l'objet (obligatoire) [hérité de </text:span><text:span text:style-name="T11">OObject</text:span><text:span text:style-name="T10">]</text:span></text:p>
          </table:table-cell>
        </table:table-row>
        <table:table-row table:style-name="Table14.1">
          <table:table-cell table:style-name="Table14.A1" office:value-type="string">
            <text:p text:style-name="P1"><text:span text:style-name="T14">properties</text:span></text:p>
          </table:table-cell>
          <table:table-cell table:style-name="Table14.A1" office:value-type="string">
            <text:p text:style-name="P1"><text:span text:style-name="T10">Tableau global contenant l'ensemble des paramètres et caractéristiques de l'objet</text:span></text:p>
          </table:table-cell>
        </table:table-row>
        <table:table-row table:style-name="Table14.1">
          <table:table-cell table:style-name="Table14.A1" office:value-type="string">
            <text:p text:style-name="P1"><text:span text:style-name="T14">class</text:span></text:p>
          </table:table-cell>
          <table:table-cell table:style-name="Table14.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4.1">
          <table:table-cell table:style-name="Table14.A1" office:value-type="string">
            <text:p text:style-name="P1"><text:span text:style-name="T14">display</text:span></text:p>
          </table:table-cell>
          <table:table-cell table:style-name="Table14.A1" office:value-type="string">
            <text:p text:style-name="P1"><text:span text:style-name="T10">Notion du type d'affichage affecté à l'objet</text:span></text:p>
          </table:table-cell>
        </table:table-row>
        <table:table-row table:style-name="Table14.1">
          <table:table-cell table:style-name="Table14.A1" office:value-type="string">
            <text:p text:style-name="P1"><text:span text:style-name="T14">form</text:span></text:p>
          </table:table-cell>
          <table:table-cell table:style-name="Table14.A1" office:value-type="string">
            <text:p text:style-name="P1"><text:span text:style-name="T10">libellé associé <text:s/>l’objet dans le cadre de la définition d’un formulaire</text:span></text:p>
          </table:table-cell>
        </table:table-row>
        <table:table-row table:style-name="Table14.1">
          <table:table-cell table:style-name="Table14.A1" office:value-type="string">
            <text:p text:style-name="P1"><text:span text:style-name="T14">name</text:span></text:p>
          </table:table-cell>
          <table:table-cell table:style-name="Table14.A1" office:value-type="string">
            <text:p text:style-name="P1"><text:span text:style-name="T10">libellé associé comme nom de l’objet </text:span></text:p>
          </table:table-cell>
        </table:table-row>
        <table:table-row table:style-name="Table14.1">
          <table:table-cell table:style-name="Table14.A1" office:value-type="string">
            <text:p text:style-name="P1"><text:span text:style-name="T14">value</text:span></text:p>
          </table:table-cell>
          <table:table-cell table:style-name="Table14.A1" office:value-type="string">
            <text:p text:style-name="P1"><text:span text:style-name="T10">attribut de stockage de la valeur associé à l’objet </text:span></text:p>
          </table:table-cell>
        </table:table-row>
      </table:table>
      <text:p text:style-name="P71"><text:soft-page-break/><text:span text:style-name="T10">Objets de détail – Objets Spécialisés</text:span></text:p>
      <text:p text:style-name="P73"><text:span text:style-name="T10">ODBlock – Object Data Content Block</text:span></text:p>
      <text:p text:style-name="P1"><text:span text:style-name="T10">Cet objet est un objet contenant des données brutes au format </text:span><text:span text:style-name="T11">HTML</text:span><text:span text:style-name="T10"> direct. De fait, il est un hybride entre les objets </text:span><text:span text:style-name="T11">OSContainer</text:span><text:span text:style-name="T10"> et </text:span><text:span text:style-name="T11">ODContent</text:span><text:span text:style-name="T10">. Toutefois il garde seulement le comportement de l'objet </text:span><text:span text:style-name="T11">ODContent</text:span><text:span text:style-name="T10">.</text:span></text:p>
      <text:p text:style-name="P77"><text:span text:style-name="T10">Propriété de l'objet</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1"><text:span text:style-name="T14">id</text:span></text:p>
          </table:table-cell>
          <table:table-cell table:style-name="Table15.A1" office:value-type="string">
            <text:p text:style-name="P1"><text:span text:style-name="T10">Identifiant de l'objet (obligatoire) [hérité de </text:span><text:span text:style-name="T11">OObject</text:span><text:span text:style-name="T10">]</text:span></text:p>
          </table:table-cell>
        </table:table-row>
        <table:table-row table:style-name="Table15.1">
          <table:table-cell table:style-name="Table15.A1" office:value-type="string">
            <text:p text:style-name="P1"><text:span text:style-name="T14">properties</text:span></text:p>
          </table:table-cell>
          <table:table-cell table:style-name="Table15.A1" office:value-type="string">
            <text:p text:style-name="P1"><text:span text:style-name="T10">Tableau global contenant l'ensemble des paramètres et caractéristiques de l'objet</text:span></text:p>
          </table:table-cell>
        </table:table-row>
        <table:table-row table:style-name="Table15.1">
          <table:table-cell table:style-name="Table15.A1" office:value-type="string">
            <text:p text:style-name="P1"><text:span text:style-name="T14">class</text:span></text:p>
          </table:table-cell>
          <table:table-cell table:style-name="Table15.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5.1">
          <table:table-cell table:style-name="Table15.A1" office:value-type="string">
            <text:p text:style-name="P1"><text:span text:style-name="T14">display</text:span></text:p>
          </table:table-cell>
          <table:table-cell table:style-name="Table15.A1" office:value-type="string">
            <text:p text:style-name="P1"><text:span text:style-name="T10">Notion du type d'affichage affecté à l'objet</text:span></text:p>
          </table:table-cell>
        </table:table-row>
        <table:table-row table:style-name="Table15.1">
          <table:table-cell table:style-name="Table15.A1" office:value-type="string">
            <text:p text:style-name="P1"><text:span text:style-name="T14">form</text:span></text:p>
          </table:table-cell>
          <table:table-cell table:style-name="Table15.A1" office:value-type="string">
            <text:p text:style-name="P1"><text:span text:style-name="T10">libellé associé <text:s/>l’objet dans le cadre de la définition d’un formulaire</text:span></text:p>
          </table:table-cell>
        </table:table-row>
        <table:table-row table:style-name="Table15.1">
          <table:table-cell table:style-name="Table15.A1" office:value-type="string">
            <text:p text:style-name="P1"><text:span text:style-name="T14">name</text:span></text:p>
          </table:table-cell>
          <table:table-cell table:style-name="Table15.A1" office:value-type="string">
            <text:p text:style-name="P1"><text:span text:style-name="T10">libellé associé comme nom de l’objet </text:span></text:p>
          </table:table-cell>
        </table:table-row>
        <table:table-row table:style-name="Table15.1">
          <table:table-cell table:style-name="Table15.A1" office:value-type="string">
            <text:p text:style-name="P1"><text:span text:style-name="T14">value</text:span></text:p>
          </table:table-cell>
          <table:table-cell table:style-name="Table15.A1" office:value-type="string">
            <text:p text:style-name="P1"><text:span text:style-name="T10">attribut de stockage de la valeur associé à l’objet </text:span></text:p>
          </table:table-cell>
        </table:table-row>
      </table:table>
      <text:p text:style-name="P73"><text:soft-page-break/><text:span text:style-name="T10">ODInput – Object Data Content Input</text:span></text:p>
      <text:p text:style-name="P1"><text:span text:style-name="T10">L'objet </text:span><text:span text:style-name="T11">ODInput</text:span><text:span text:style-name="T10"> prend appui sur la balise </text:span><text:span text:style-name="T11">HTML</text:span><text:span text:style-name="T10"> &lt;input ../&gt;, c'est la zone de saisie à multiple-usage. Par cette réflexion, il faut borner au mieux son usage afin de pouvoir avoir la gestion la plus facile et la meilleure restitution des données entrées.</text:span></text:p>
      <text:p text:style-name="P77"><text:span text:style-name="T10">Propriété de l'objet</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text:span text:style-name="T14">id</text:span></text:p>
          </table:table-cell>
          <table:table-cell table:style-name="Table16.A1" office:value-type="string">
            <text:p text:style-name="P1"><text:span text:style-name="T10">Identifiant de l'objet (obligatoire) [hérité de </text:span><text:span text:style-name="T11">OObject</text:span><text:span text:style-name="T10">]</text:span></text:p>
          </table:table-cell>
        </table:table-row>
        <table:table-row table:style-name="Table16.1">
          <table:table-cell table:style-name="Table16.A1" office:value-type="string">
            <text:p text:style-name="P1"><text:span text:style-name="T14">properties</text:span></text:p>
          </table:table-cell>
          <table:table-cell table:style-name="Table16.A1" office:value-type="string">
            <text:p text:style-name="P1"><text:span text:style-name="T10">Tableau global contenant l'ensemble des paramètres et caractéristiques de l'objet</text:span></text:p>
          </table:table-cell>
        </table:table-row>
        <table:table-row table:style-name="Table16.1">
          <table:table-cell table:style-name="Table16.A1" office:value-type="string">
            <text:p text:style-name="P1"><text:span text:style-name="T14">class</text:span></text:p>
          </table:table-cell>
          <table:table-cell table:style-name="Table16.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6.1">
          <table:table-cell table:style-name="Table16.A1" office:value-type="string">
            <text:p text:style-name="P1"><text:span text:style-name="T14">display</text:span></text:p>
          </table:table-cell>
          <table:table-cell table:style-name="Table16.A1" office:value-type="string">
            <text:p text:style-name="P1"><text:span text:style-name="T10">Notion du type d'affichage affecté à l'objet</text:span></text:p>
          </table:table-cell>
        </table:table-row>
        <table:table-row table:style-name="Table16.1">
          <table:table-cell table:style-name="Table16.A1" office:value-type="string">
            <text:p text:style-name="P1"><text:span text:style-name="T14">form</text:span></text:p>
          </table:table-cell>
          <table:table-cell table:style-name="Table16.A1" office:value-type="string">
            <text:p text:style-name="P1"><text:span text:style-name="T10">libellé associé <text:s/>l’objet dans le cadre de la définition d’un formulaire</text:span></text:p>
          </table:table-cell>
        </table:table-row>
        <table:table-row table:style-name="Table16.1">
          <table:table-cell table:style-name="Table16.A1" office:value-type="string">
            <text:p text:style-name="P1"><text:span text:style-name="T14">name</text:span></text:p>
          </table:table-cell>
          <table:table-cell table:style-name="Table16.A1" office:value-type="string">
            <text:p text:style-name="P1"><text:span text:style-name="T10">libellé associé comme nom de l’objet </text:span></text:p>
          </table:table-cell>
        </table:table-row>
        <table:table-row table:style-name="Table16.1">
          <table:table-cell table:style-name="Table16.A1" office:value-type="string">
            <text:p text:style-name="P1"><text:span text:style-name="T14">value</text:span></text:p>
          </table:table-cell>
          <table:table-cell table:style-name="Table16.A1" office:value-type="string">
            <text:p text:style-name="P1"><text:span text:style-name="T10">attribut de stockage de la valeur associé à l’objet </text:span></text:p>
          </table:table-cell>
        </table:table-row>
        <table:table-row table:style-name="Table16.1">
          <table:table-cell table:style-name="Table16.A8" office:value-type="string">
            <text:p text:style-name="P1"><text:span text:style-name="T14">Type</text:span></text:p>
          </table:table-cell>
          <table:table-cell table:style-name="Table16.A1" office:value-type="string">
            <text:p text:style-name="P1"><text:span text:style-name="T10">Type de saisie : TEXT, TEL, EMAIL, URL, ….</text:span></text:p>
          </table:table-cell>
        </table:table-row>
        <table:table-row table:style-name="Table16.1">
          <table:table-cell table:style-name="Table16.A8" office:value-type="string">
            <text:p text:style-name="P1"><text:span text:style-name="T14">Placeholder</text:span></text:p>
          </table:table-cell>
          <table:table-cell table:style-name="Table16.A1" office:value-type="string">
            <text:p text:style-name="P1"><text:span text:style-name="T10">Chaîne affiché pour donner des informations sur le contenu à saisir</text:span></text:p>
          </table:table-cell>
        </table:table-row>
        <table:table-row table:style-name="Table16.1">
          <table:table-cell table:style-name="Table16.A8" office:value-type="string">
            <text:p text:style-name="P1"><text:span text:style-name="T14">Callback</text:span></text:p>
          </table:table-cell>
          <table:table-cell table:style-name="Table16.A1" office:value-type="string">
            <text:p text:style-name="P1"><text:span text:style-name="T10">méthode appelé avec la méthode AJAX pour réaliser une tache</text:span></text:p>
          </table:table-cell>
        </table:table-row>
        <table:table-row table:style-name="Table16.1">
          <table:table-cell table:style-name="Table16.A8" office:value-type="string">
            <text:p text:style-name="P1"><text:span text:style-name="T14">Event</text:span></text:p>
          </table:table-cell>
          <table:table-cell table:style-name="Table16.A1" office:value-type="string">
            <text:p text:style-name="P1"><text:span text:style-name="T10">Type d’événement déclencheur de l'appel AJAX</text:span></text:p>
          </table:table-cell>
        </table:table-row>
        <table:table-row table:style-name="Table16.1">
          <table:table-cell table:style-name="Table16.A8" office:value-type="string">
            <text:p text:style-name="P1"><text:span text:style-name="T14">KeyMap</text:span></text:p>
          </table:table-cell>
          <table:table-cell table:style-name="Table16.A1" office:value-type="string">
            <text:p text:style-name="P1"><text:span text:style-name="T10">Touche ou combinaison de touche associé à l'objet</text:span></text:p>
          </table:table-cell>
        </table:table-row>
      </table:table>
      <text:p text:style-name="P73"><text:soft-page-break/><text:span text:style-name="T10">ODDatePicker – Object Data Content DatePicker</text:span></text:p>
      <text:p text:style-name="P1"><text:span text:style-name="T10">L'objet </text:span><text:span text:style-name="T11">ODDatePicker</text:span><text:span text:style-name="T10"> prendre appuie sur l'objet </text:span><text:span text:style-name="T13">JavaScript</text:span><text:span text:style-name="T10"> </text:span><text:span text:style-name="T11">jQuery</text:span><text:span text:style-name="T10"> </text:span><text:span text:style-name="T11">UI</text:span><text:span text:style-name="T10"> </text:span><text:span text:style-name="T13">DatePicker</text:span><text:span text:style-name="T10">. <text:s/>Il faut pourvoir réaliser comme actions :</text:span></text:p>
      <text:list xml:id="list4870976833182381947" text:style-name="WWNum19">
        <text:list-item>
          <text:p text:style-name="P46"><text:span text:style-name="T10">pouvoir déterminer le format d'affichage de la date,</text:span></text:p>
        </text:list-item>
        <text:list-item>
          <text:p text:style-name="P46"><text:span text:style-name="T10">donner la langue à utiliser</text:span></text:p>
        </text:list-item>
        <text:list-item>
          <text:p text:style-name="P46"><text:span text:style-name="T10">préciser l'affichage à l'écran du calendrier pour choisir la date,</text:span></text:p>
        </text:list-item>
        <text:list-item>
          <text:p text:style-name="P46"><text:span text:style-name="T10">déterminer un format de restitution, pouvant être différent de celui d'affichage.</text:span></text:p>
        </text:list-item>
      </text:list>
      <text:p text:style-name="P77"><text:span text:style-name="T10">Propriété de l'obje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text:span text:style-name="T14">id</text:span></text:p>
          </table:table-cell>
          <table:table-cell table:style-name="Table17.A1" office:value-type="string">
            <text:p text:style-name="P1"><text:span text:style-name="T10">Identifiant de l'objet (obligatoire) [hérité de </text:span><text:span text:style-name="T11">OObject</text:span><text:span text:style-name="T10">]</text:span></text:p>
          </table:table-cell>
        </table:table-row>
        <table:table-row table:style-name="Table17.1">
          <table:table-cell table:style-name="Table17.A1" office:value-type="string">
            <text:p text:style-name="P1"><text:span text:style-name="T14">properties</text:span></text:p>
          </table:table-cell>
          <table:table-cell table:style-name="Table17.A1" office:value-type="string">
            <text:p text:style-name="P1"><text:span text:style-name="T10">Tableau global contenant l'ensemble des paramètres et caractéristiques de l'objet</text:span></text:p>
          </table:table-cell>
        </table:table-row>
        <table:table-row table:style-name="Table17.1">
          <table:table-cell table:style-name="Table17.A1" office:value-type="string">
            <text:p text:style-name="P1"><text:span text:style-name="T14">class</text:span></text:p>
          </table:table-cell>
          <table:table-cell table:style-name="Table17.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7.1">
          <table:table-cell table:style-name="Table17.A1" office:value-type="string">
            <text:p text:style-name="P1"><text:span text:style-name="T14">display</text:span></text:p>
          </table:table-cell>
          <table:table-cell table:style-name="Table17.A1" office:value-type="string">
            <text:p text:style-name="P1"><text:span text:style-name="T10">Notion du type d'affichage affecté à l'objet</text:span></text:p>
          </table:table-cell>
        </table:table-row>
        <table:table-row table:style-name="Table17.1">
          <table:table-cell table:style-name="Table17.A1" office:value-type="string">
            <text:p text:style-name="P1"><text:span text:style-name="T14">form</text:span></text:p>
          </table:table-cell>
          <table:table-cell table:style-name="Table17.A1" office:value-type="string">
            <text:p text:style-name="P1"><text:span text:style-name="T10">libellé associé <text:s/>l’objet dans le cadre de la définition d’un formulaire</text:span></text:p>
          </table:table-cell>
        </table:table-row>
        <table:table-row table:style-name="Table17.1">
          <table:table-cell table:style-name="Table17.A1" office:value-type="string">
            <text:p text:style-name="P1"><text:span text:style-name="T14">name</text:span></text:p>
          </table:table-cell>
          <table:table-cell table:style-name="Table17.A1" office:value-type="string">
            <text:p text:style-name="P1"><text:span text:style-name="T10">libellé associé comme nom de l’objet </text:span></text:p>
          </table:table-cell>
        </table:table-row>
        <table:table-row table:style-name="Table17.1">
          <table:table-cell table:style-name="Table17.A1" office:value-type="string">
            <text:p text:style-name="P1"><text:span text:style-name="T14">value</text:span></text:p>
          </table:table-cell>
          <table:table-cell table:style-name="Table17.A1" office:value-type="string">
            <text:p text:style-name="P1"><text:span text:style-name="T10">attribut de stockage de la valeur associé à l’objet </text:span></text:p>
          </table:table-cell>
        </table:table-row>
      </table:table>
      <text:p text:style-name="P74"><text:soft-page-break/><text:span text:style-name="T10">ODButton – Object Data Content Button</text:span></text:p>
      <text:p text:style-name="P65"><text:span text:style-name="T10">L'objet </text:span><text:span text:style-name="T11">ODButton</text:span><text:span text:style-name="T10"> peut être tout à la fois, en HTML, l'expression des balises &lt;input type= »button » ../&gt; ou &lt;button&gt; … &lt;/button&gt;. L'effet final étant toujours le même : présentation d'un bouton à l'écran.</text:span></text:p>
      <text:p text:style-name="P65"><text:span text:style-name="T10">Les notions d'affichage des objet </text:span><text:span text:style-name="T11">ODButton</text:span><text:span text:style-name="T10"> seront liées au thème graphique utilisé. Dans le cas de thème type </text:span><text:span text:style-name="T14">Bootstrap Twitter</text:span><text:span text:style-name="T10">, l'affichage sera contrôlé via des classes spécifiques : pour le thème </text:span><text:span text:style-name="T14">BCORE</text:span><text:span text:style-name="T10">, la classe générale sera '</text:span><text:span text:style-name="T13">btn</text:span><text:span text:style-name="T10">', a quoi on joindra des classes spécifiques pour donner la forme ('</text:span><text:span text:style-name="T13">btn-rect</text:span><text:span text:style-name="T10">', '</text:span><text:span text:style-name="T13">btn-circle</text:span><text:span text:style-name="T10">' &amp; '</text:span><text:span text:style-name="T13">btn-rounded</text:span><text:span text:style-name="T10">'), ou la couleur ('</text:span><text:span text:style-name="T13">btn-grad</text:span><text:span text:style-name="T10">' + '</text:span><text:span text:style-name="T13">btn-default</text:span><text:span text:style-name="T10">', '</text:span><text:span text:style-name="T13">btn-primary</text:span><text:span text:style-name="T10">', '</text:span><text:span text:style-name="T13">btn-danger</text:span><text:span text:style-name="T10">', '</text:span><text:span text:style-name="T13">btn-success</text:span><text:span text:style-name="T10">', '</text:span><text:span text:style-name="T13">btn-info</text:span><text:span text:style-name="T10">' &amp; '</text:span><text:span text:style-name="T13">btn-warning</text:span><text:span text:style-name="T10">').</text:span></text:p>
      <text:p text:style-name="P1"><text:span text:style-name="T10">On fera la distinction entre le label et la valeur associé au bouton :</text:span></text:p>
      <text:list xml:id="list3733185837586690456" text:style-name="WWNum20">
        <text:list-item>
          <text:p text:style-name="P47"><text:span text:style-name="T10">le label sera le texte affiché dans le bouton,</text:span></text:p>
        </text:list-item>
        <text:list-item>
          <text:p text:style-name="P47"><text:span text:style-name="T10">la valeur sera une donnée stockée en vue de traitements ou autres besoins.</text:span></text:p>
        </text:list-item>
      </text:list>
      <text:p text:style-name="P77"><text:span text:style-name="T10">Propriété de l'objet</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text:span text:style-name="T14">id</text:span></text:p>
          </table:table-cell>
          <table:table-cell table:style-name="Table18.A1" office:value-type="string">
            <text:p text:style-name="P1"><text:span text:style-name="T10">Identifiant de l'objet (obligatoire) [hérité de </text:span><text:span text:style-name="T11">OObject</text:span><text:span text:style-name="T10">]</text:span></text:p>
          </table:table-cell>
        </table:table-row>
        <table:table-row table:style-name="Table18.1">
          <table:table-cell table:style-name="Table18.A1" office:value-type="string">
            <text:p text:style-name="P1"><text:span text:style-name="T14">properties</text:span></text:p>
          </table:table-cell>
          <table:table-cell table:style-name="Table18.A1" office:value-type="string">
            <text:p text:style-name="P1"><text:span text:style-name="T10">Tableau global contenant l'ensemble des paramètres et caractéristiques de l'objet</text:span></text:p>
          </table:table-cell>
        </table:table-row>
        <table:table-row table:style-name="Table18.1">
          <table:table-cell table:style-name="Table18.A1" office:value-type="string">
            <text:p text:style-name="P1"><text:span text:style-name="T14">class</text:span></text:p>
          </table:table-cell>
          <table:table-cell table:style-name="Table18.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8.1">
          <table:table-cell table:style-name="Table18.A1" office:value-type="string">
            <text:p text:style-name="P1"><text:span text:style-name="T14">display</text:span></text:p>
          </table:table-cell>
          <table:table-cell table:style-name="Table18.A1" office:value-type="string">
            <text:p text:style-name="P1"><text:span text:style-name="T10">Notion du type d'affichage affecté à l'objet</text:span></text:p>
          </table:table-cell>
        </table:table-row>
        <table:table-row table:style-name="Table18.1">
          <table:table-cell table:style-name="Table18.A1" office:value-type="string">
            <text:p text:style-name="P1"><text:span text:style-name="T14">form</text:span></text:p>
          </table:table-cell>
          <table:table-cell table:style-name="Table18.A1" office:value-type="string">
            <text:p text:style-name="P1"><text:span text:style-name="T10">libellé associé <text:s/>l’objet dans le cadre de la définition d’un formulaire</text:span></text:p>
          </table:table-cell>
        </table:table-row>
        <table:table-row table:style-name="Table18.1">
          <table:table-cell table:style-name="Table18.A1" office:value-type="string">
            <text:p text:style-name="P1"><text:span text:style-name="T14">name</text:span></text:p>
          </table:table-cell>
          <table:table-cell table:style-name="Table18.A1" office:value-type="string">
            <text:p text:style-name="P1"><text:span text:style-name="T10">libellé associé comme nom de l’objet </text:span></text:p>
          </table:table-cell>
        </table:table-row>
        <table:table-row table:style-name="Table18.1">
          <table:table-cell table:style-name="Table18.A1" office:value-type="string">
            <text:p text:style-name="P1"><text:span text:style-name="T14">value</text:span></text:p>
          </table:table-cell>
          <table:table-cell table:style-name="Table18.A1" office:value-type="string">
            <text:p text:style-name="P1"><text:span text:style-name="T10">attribut de stockage de la valeur associé à l’objet </text:span></text:p>
          </table:table-cell>
        </table:table-row>
        <table:table-row table:style-name="Table18.1">
          <table:table-cell table:style-name="Table18.A8" office:value-type="string">
            <text:p text:style-name="P1"><text:span text:style-name="T15">Label</text:span></text:p>
          </table:table-cell>
          <table:table-cell table:style-name="Table18.A1" office:value-type="string">
            <text:p text:style-name="P1"><text:span text:style-name="T10">Texte affiché dans le bouton</text:span></text:p>
          </table:table-cell>
        </table:table-row>
        <table:table-row table:style-name="Table18.1">
          <table:table-cell table:style-name="Table18.A8" office:value-type="string">
            <text:p text:style-name="P1"><text:span text:style-name="T15">Type</text:span></text:p>
          </table:table-cell>
          <table:table-cell table:style-name="Table18.A1" office:value-type="string">
            <text:p text:style-name="P1"><text:span text:style-name="T10">En relation avec le thème graphique utilisé (</text:span><text:span text:style-name="T11">BCORE</text:span><text:span text:style-name="T10"> Bootstrap : 'Rect', 'Circle' &amp; 'Round')</text:span></text:p>
          </table:table-cell>
        </table:table-row>
        <table:table-row table:style-name="Table18.1">
          <table:table-cell table:style-name="Table18.A8" office:value-type="string">
            <text:p text:style-name="P1"><text:span text:style-name="T15">Nature</text:span></text:p>
          </table:table-cell>
          <table:table-cell table:style-name="Table18.A1" office:value-type="string">
            <text:p text:style-name="P1"><text:span text:style-name="T10">En relation avec le thème graphique utilisé (</text:span><text:span text:style-name="T11">BCORE</text:span><text:span text:style-name="T10"> Bootstrap : default, primary, danger, success, info &amp; warning)</text:span></text:p>
          </table:table-cell>
        </table:table-row>
        <table:table-row table:style-name="Table18.1">
          <table:table-cell table:style-name="Table18.A8" office:value-type="string">
            <text:p text:style-name="P1"><text:span text:style-name="T15">Callback</text:span></text:p>
          </table:table-cell>
          <table:table-cell table:style-name="Table18.A1" office:value-type="string">
            <text:p text:style-name="P1"><text:span text:style-name="T10">méthode appelé avec la méthode </text:span><text:span text:style-name="T13">AJAX</text:span><text:span text:style-name="T10"> pour réaliser une tache</text:span></text:p>
          </table:table-cell>
        </table:table-row>
        <table:table-row table:style-name="Table18.1">
          <table:table-cell table:style-name="Table18.A8" office:value-type="string">
            <text:p text:style-name="P1"><text:span text:style-name="T15">Event</text:span></text:p>
          </table:table-cell>
          <table:table-cell table:style-name="Table18.A1" office:value-type="string">
            <text:p text:style-name="P1"><text:span text:style-name="T10">Type d’événement déclencheur de l'appel </text:span><text:span text:style-name="T13">AJAX</text:span></text:p>
          </table:table-cell>
        </table:table-row>
        <table:table-row table:style-name="Table18.1">
          <table:table-cell table:style-name="Table18.A8" office:value-type="string">
            <text:p text:style-name="P1"><text:span text:style-name="T15">KeyMap</text:span></text:p>
          </table:table-cell>
          <table:table-cell table:style-name="Table18.A1" office:value-type="string">
            <text:p text:style-name="P1"><text:span text:style-name="T10">Touche ou combinaison de touche associé à l'objet</text:span></text:p>
          </table:table-cell>
        </table:table-row>
        <table:table-row table:style-name="Table18.1">
          <table:table-cell table:style-name="Table18.A8" office:value-type="string">
            <text:p text:style-name="P1"><text:span text:style-name="T15">Icon</text:span></text:p>
          </table:table-cell>
          <table:table-cell table:style-name="Table18.A1" office:value-type="string">
            <text:p text:style-name="P1"><text:span text:style-name="T10">Classe pour intégration d'une icône glyphicon, ou autre en préfixe du </text:span><text:span text:style-name="T11">Label</text:span><text:span text:style-name="T10">.</text:span></text:p>
          </table:table-cell>
        </table:table-row>
      </table:table>
      <text:p text:style-name="P73"><text:soft-page-break/><text:span text:style-name="T10">ODSelect – Object Data Content Select</text:span></text:p>
      <text:p text:style-name="P1"><text:span text:style-name="T10">L'objet </text:span><text:span text:style-name="T11">ODSelect</text:span><text:span text:style-name="T10"> prendra appuie sur le plugin </text:span><text:span text:style-name="T11">jQuery</text:span><text:span text:style-name="T10"> </text:span><text:span text:style-name="T14">select2</text:span><text:span text:style-name="T10"> dans la cadre de donner plus de liberté à la mise en place de liste déroulante mono-choix ou multi-choix.</text:span></text:p>
      <text:p text:style-name="P77"><text:span text:style-name="T10">Propriété de l'objet</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text:span text:style-name="T14">id</text:span></text:p>
          </table:table-cell>
          <table:table-cell table:style-name="Table19.A1" office:value-type="string">
            <text:p text:style-name="P1"><text:span text:style-name="T10">Identifiant de l'objet (obligatoire) [hérité de </text:span><text:span text:style-name="T11">OObject</text:span><text:span text:style-name="T10">]</text:span></text:p>
          </table:table-cell>
        </table:table-row>
        <table:table-row table:style-name="Table19.1">
          <table:table-cell table:style-name="Table19.A1" office:value-type="string">
            <text:p text:style-name="P1"><text:span text:style-name="T14">properties</text:span></text:p>
          </table:table-cell>
          <table:table-cell table:style-name="Table19.A1" office:value-type="string">
            <text:p text:style-name="P1"><text:span text:style-name="T10">Tableau global contenant l'ensemble des paramètres et caractéristiques de l'objet</text:span></text:p>
          </table:table-cell>
        </table:table-row>
        <table:table-row table:style-name="Table19.1">
          <table:table-cell table:style-name="Table19.A1" office:value-type="string">
            <text:p text:style-name="P1"><text:span text:style-name="T14">class</text:span></text:p>
          </table:table-cell>
          <table:table-cell table:style-name="Table19.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19.1">
          <table:table-cell table:style-name="Table19.A1" office:value-type="string">
            <text:p text:style-name="P1"><text:span text:style-name="T14">display</text:span></text:p>
          </table:table-cell>
          <table:table-cell table:style-name="Table19.A1" office:value-type="string">
            <text:p text:style-name="P1"><text:span text:style-name="T10">Notion du type d'affichage affecté à l'objet</text:span></text:p>
          </table:table-cell>
        </table:table-row>
        <table:table-row table:style-name="Table19.1">
          <table:table-cell table:style-name="Table19.A1" office:value-type="string">
            <text:p text:style-name="P1"><text:span text:style-name="T14">form</text:span></text:p>
          </table:table-cell>
          <table:table-cell table:style-name="Table19.A1" office:value-type="string">
            <text:p text:style-name="P1"><text:span text:style-name="T10">libellé associé <text:s/>l’objet dans le cadre de la définition d’un formulaire</text:span></text:p>
          </table:table-cell>
        </table:table-row>
        <table:table-row table:style-name="Table19.1">
          <table:table-cell table:style-name="Table19.A1" office:value-type="string">
            <text:p text:style-name="P1"><text:span text:style-name="T14">name</text:span></text:p>
          </table:table-cell>
          <table:table-cell table:style-name="Table19.A1" office:value-type="string">
            <text:p text:style-name="P1"><text:span text:style-name="T10">libellé associé comme nom de l’objet </text:span></text:p>
          </table:table-cell>
        </table:table-row>
        <table:table-row table:style-name="Table19.1">
          <table:table-cell table:style-name="Table19.A1" office:value-type="string">
            <text:p text:style-name="P1"><text:span text:style-name="T14">value</text:span></text:p>
          </table:table-cell>
          <table:table-cell table:style-name="Table19.A1" office:value-type="string">
            <text:p text:style-name="P1"><text:span text:style-name="T10">attribut de stockage de la valeur associé à l’objet </text:span></text:p>
          </table:table-cell>
        </table:table-row>
      </table:table>
      <text:p text:style-name="P73"><text:soft-page-break/><text:span text:style-name="T10">ODRadio – Object Data Content Radio</text:span></text:p>
      <text:p text:style-name="P1"><text:span text:style-name="T10">L'objet </text:span><text:span text:style-name="T11">ODRadio</text:span><text:span text:style-name="T10"> est <text:s/>la transcription de la balise </text:span><text:span text:style-name="T11">HTML</text:span><text:span text:style-name="T10"> </text:span><text:span text:style-name="T13">&lt;input …/&gt;</text:span><text:span text:style-name="T10"> ayant pour attribut </text:span><text:span text:style-name="T13">type </text:span><text:span text:style-name="T10">: </text:span><text:span text:style-name="T13">radio</text:span><text:span text:style-name="T10">. On devra lui fournir un tableau associatif formé par 2 champs : libellé de l'option à afficher, valeur à restituer lors du choix de cette option.</text:span></text:p>
      <text:p text:style-name="P1"><text:span text:style-name="T10">On aura la possibilité d'indiquer quelle option sera sélectionné par défaut, ou aucune au choix du programmeur.</text:span></text:p>
      <text:p text:style-name="P77"><text:span text:style-name="T10">Propriété de l'objet</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text:span text:style-name="T14">id</text:span></text:p>
          </table:table-cell>
          <table:table-cell table:style-name="Table20.A1" office:value-type="string">
            <text:p text:style-name="P1"><text:span text:style-name="T10">Identifiant de l'objet (obligatoire) [hérité de </text:span><text:span text:style-name="T11">OObject</text:span><text:span text:style-name="T10">]</text:span></text:p>
          </table:table-cell>
        </table:table-row>
        <table:table-row table:style-name="Table20.1">
          <table:table-cell table:style-name="Table20.A1" office:value-type="string">
            <text:p text:style-name="P1"><text:span text:style-name="T14">properties</text:span></text:p>
          </table:table-cell>
          <table:table-cell table:style-name="Table20.A1" office:value-type="string">
            <text:p text:style-name="P1"><text:span text:style-name="T10">Tableau global contenant l'ensemble des paramètres et caractéristiques de l'objet</text:span></text:p>
          </table:table-cell>
        </table:table-row>
        <table:table-row table:style-name="Table20.1">
          <table:table-cell table:style-name="Table20.A1" office:value-type="string">
            <text:p text:style-name="P1"><text:span text:style-name="T14">class</text:span></text:p>
          </table:table-cell>
          <table:table-cell table:style-name="Table20.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0.1">
          <table:table-cell table:style-name="Table20.A1" office:value-type="string">
            <text:p text:style-name="P1"><text:span text:style-name="T14">display</text:span></text:p>
          </table:table-cell>
          <table:table-cell table:style-name="Table20.A1" office:value-type="string">
            <text:p text:style-name="P1"><text:span text:style-name="T10">Notion du type d'affichage affecté à l'objet</text:span></text:p>
          </table:table-cell>
        </table:table-row>
        <table:table-row table:style-name="Table20.1">
          <table:table-cell table:style-name="Table20.A1" office:value-type="string">
            <text:p text:style-name="P1"><text:span text:style-name="T14">form</text:span></text:p>
          </table:table-cell>
          <table:table-cell table:style-name="Table20.A1" office:value-type="string">
            <text:p text:style-name="P1"><text:span text:style-name="T10">libellé associé <text:s/>l’objet dans le cadre de la définition d’un formulaire</text:span></text:p>
          </table:table-cell>
        </table:table-row>
        <table:table-row table:style-name="Table20.1">
          <table:table-cell table:style-name="Table20.A1" office:value-type="string">
            <text:p text:style-name="P1"><text:span text:style-name="T14">name</text:span></text:p>
          </table:table-cell>
          <table:table-cell table:style-name="Table20.A1" office:value-type="string">
            <text:p text:style-name="P1"><text:span text:style-name="T10">libellé associé comme nom de l’objet </text:span></text:p>
          </table:table-cell>
        </table:table-row>
        <table:table-row table:style-name="Table20.1">
          <table:table-cell table:style-name="Table20.A1" office:value-type="string">
            <text:p text:style-name="P1"><text:span text:style-name="T14">value</text:span></text:p>
          </table:table-cell>
          <table:table-cell table:style-name="Table20.A1" office:value-type="string">
            <text:p text:style-name="P1"><text:span text:style-name="T10">attribut de stockage de la valeur associé à l’objet </text:span></text:p>
          </table:table-cell>
        </table:table-row>
      </table:table>
      <text:p text:style-name="P73"><text:soft-page-break/><text:span text:style-name="T10">ODCheckbox – Object Data Content Checkbox</text:span></text:p>
      <text:p text:style-name="P1"><text:span text:style-name="T10">L'objet </text:span><text:span text:style-name="T11">ODCheckbox</text:span><text:span text:style-name="T10"> est <text:s/>la transcription de la balise </text:span><text:span text:style-name="T11">HTML</text:span><text:span text:style-name="T10"> </text:span><text:span text:style-name="T13">&lt;input …/&gt;</text:span><text:span text:style-name="T10"> ayant pour attribut </text:span><text:span text:style-name="T13">type </text:span><text:span text:style-name="T10">: </text:span><text:span text:style-name="T13">checkbox</text:span><text:span text:style-name="T10">. On devra lui fournir un tableau associatif formé par 2 champs : libellé de l'option à afficher, valeur à restituer lors du choix de cette option.</text:span></text:p>
      <text:p text:style-name="P1"><text:span text:style-name="T10">L'objet </text:span><text:span text:style-name="T11">ODCheckbox</text:span><text:span text:style-name="T10"> permet de réaliser plusieurs actions pour répondre aux différences option de la balise </text:span><text:span text:style-name="T11">HTML</text:span><text:span text:style-name="T10"> <text:s/></text:span><text:span text:style-name="T13">&lt;input …/&gt;</text:span><text:span text:style-name="T10"> ayant pour attribut </text:span><text:span text:style-name="T13">type </text:span><text:span text:style-name="T10">: </text:span><text:span text:style-name="T13">checkbox</text:span><text:span text:style-name="T10">. En premier lieu, on pourra préciser si l'on peut choisir le choix d'une ou plusieurs valeurs. Pour l'affichage, on peut également mettre en œuvre des regroupements pour créer des blocs de sélections fonctionnelles.</text:span></text:p>
      <text:p text:style-name="P77"><text:span text:style-name="T10">Propriété de l'objet</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1"><text:span text:style-name="T14">id</text:span></text:p>
          </table:table-cell>
          <table:table-cell table:style-name="Table21.A1" office:value-type="string">
            <text:p text:style-name="P1"><text:span text:style-name="T10">Identifiant de l'objet (obligatoire) [hérité de </text:span><text:span text:style-name="T11">OObject</text:span><text:span text:style-name="T10">]</text:span></text:p>
          </table:table-cell>
        </table:table-row>
        <table:table-row table:style-name="Table21.1">
          <table:table-cell table:style-name="Table21.A1" office:value-type="string">
            <text:p text:style-name="P1"><text:span text:style-name="T14">properties</text:span></text:p>
          </table:table-cell>
          <table:table-cell table:style-name="Table21.A1" office:value-type="string">
            <text:p text:style-name="P1"><text:span text:style-name="T10">Tableau global contenant l'ensemble des paramètres et caractéristiques de l'objet</text:span></text:p>
          </table:table-cell>
        </table:table-row>
        <table:table-row table:style-name="Table21.1">
          <table:table-cell table:style-name="Table21.A1" office:value-type="string">
            <text:p text:style-name="P1"><text:span text:style-name="T14">class</text:span></text:p>
          </table:table-cell>
          <table:table-cell table:style-name="Table21.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1.1">
          <table:table-cell table:style-name="Table21.A1" office:value-type="string">
            <text:p text:style-name="P1"><text:span text:style-name="T14">display</text:span></text:p>
          </table:table-cell>
          <table:table-cell table:style-name="Table21.A1" office:value-type="string">
            <text:p text:style-name="P1"><text:span text:style-name="T10">Notion du type d'affichage affecté à l'objet</text:span></text:p>
          </table:table-cell>
        </table:table-row>
        <table:table-row table:style-name="Table21.1">
          <table:table-cell table:style-name="Table21.A1" office:value-type="string">
            <text:p text:style-name="P1"><text:span text:style-name="T14">form</text:span></text:p>
          </table:table-cell>
          <table:table-cell table:style-name="Table21.A1" office:value-type="string">
            <text:p text:style-name="P1"><text:span text:style-name="T10">libellé associé <text:s/>l’objet dans le cadre de la définition d’un formulaire</text:span></text:p>
          </table:table-cell>
        </table:table-row>
        <table:table-row table:style-name="Table21.1">
          <table:table-cell table:style-name="Table21.A1" office:value-type="string">
            <text:p text:style-name="P1"><text:span text:style-name="T14">name</text:span></text:p>
          </table:table-cell>
          <table:table-cell table:style-name="Table21.A1" office:value-type="string">
            <text:p text:style-name="P1"><text:span text:style-name="T10">libellé associé comme nom de l’objet </text:span></text:p>
          </table:table-cell>
        </table:table-row>
        <table:table-row table:style-name="Table21.1">
          <table:table-cell table:style-name="Table21.A1" office:value-type="string">
            <text:p text:style-name="P1"><text:span text:style-name="T14">value</text:span></text:p>
          </table:table-cell>
          <table:table-cell table:style-name="Table21.A1" office:value-type="string">
            <text:p text:style-name="P1"><text:span text:style-name="T10">attribut de stockage de la valeur associé à l’objet </text:span></text:p>
          </table:table-cell>
        </table:table-row>
      </table:table>
      <text:p text:style-name="P73"><text:soft-page-break/><text:span text:style-name="T10">ODTable – Object Data Content Table</text:span></text:p>
      <text:p text:style-name="P1"><text:span text:style-name="T10">L'objet </text:span><text:span text:style-name="T11">ODTable</text:span><text:span text:style-name="T10"> prendra appuie sur le plugin </text:span><text:span text:style-name="T11">jQuery</text:span><text:span text:style-name="T10"> </text:span><text:span text:style-name="T14">dataTable</text:span><text:span text:style-name="T10"> sur sa formulation Ajax. Une première évolution du code sera mise en place : l'alimentation du tableau de valeur via un tableau associatif. Actuellement, le code ne prend en compte que l'alimentation via table de base de données.</text:span></text:p>
      <text:p text:style-name="P1"><text:span text:style-name="T10">Pour plus de flexibilité, il faut avoir la possibilité d'attribuer des styles sur le tableau, une colonne, une ligne ou une cellule du tableau. On adjoindra à la définition de l'objet </text:span><text:span text:style-name="T11">OCTable</text:span><text:span text:style-name="T10"> en terme de données, de champs affichés, un tableau associatif visant à définir sur les 4 niveau que sont le tableau, la colonne, la ligne et la cellule, le style </text:span><text:span text:style-name="T11">CSS</text:span><text:span text:style-name="T10"> à appliquer. Ceci se traduira niveau code par 2 module dans le script de rendu </text:span><text:span text:style-name="T11">HTML</text:span><text:span text:style-name="T10"> de l'objet :</text:span></text:p>
      <text:list xml:id="list6539460571035703712" text:style-name="WWNum21">
        <text:list-item>
          <text:p text:style-name="P48"><text:span text:style-name="T10">traitement des styles </text:span><text:span text:style-name="T11">CSS</text:span><text:span text:style-name="T10"> codés directement,</text:span></text:p>
        </text:list-item>
        <text:list-item>
          <text:p text:style-name="P48"><text:span text:style-name="T10">traitement de l'injection de classe via un module </text:span><text:span text:style-name="T11">jQuery</text:span><text:span text:style-name="T10">.</text:span></text:p>
        </text:list-item>
      </text:list>
      <text:p text:style-name="P1"><text:span text:style-name="T10">L'alimentation directe par un tableau associatif peut être envisagée. Toutefois, il faudra le transmettre via un appel compatible avec la version </text:span><text:span text:style-name="T13">Ajax</text:span><text:span text:style-name="T10"> du plugin </text:span><text:span text:style-name="T11">jQuery</text:span><text:span text:style-name="T10"> </text:span><text:span text:style-name="T14">dataTable</text:span><text:span text:style-name="T10">.</text:span></text:p>
      <text:p text:style-name="P77"><text:span text:style-name="T10">Méthodes de l'objet</text:span></text:p>
      <text:list xml:id="list1034522489468360198" text:style-name="WWNum22">
        <text:list-item>
          <text:p text:style-name="P49"><text:span text:style-name="T14">setTableStyle($style)</text:span><text:span text:style-name="T10"><text:tab/><text:tab/><text:tab/>: affecte le contenu de la chaîne </text:span><text:span text:style-name="T13">$style</text:span><text:span text:style-name="T10"> comme style du tableau (dans les propriété correspond au contenu de </text:span><text:span text:style-name="T13">style[0,0]</text:span><text:span text:style-name="T10">) ,</text:span></text:p>
        </text:list-item>
        <text:list-item>
          <text:p text:style-name="P49"><text:span text:style-name="T14">addTableStyle($style)</text:span><text:span text:style-name="T10"><text:tab/><text:tab/><text:tab/>: ajoute la chaîne $style au contenu du style du tableau,</text:span></text:p>
        </text:list-item>
        <text:list-item>
          <text:p text:style-name="P49"><text:span text:style-name="T14">getTableStyle()<text:tab/></text:span><text:span text:style-name="T10"><text:tab/><text:tab/><text:tab/>: lecture et restitution du style courant du tableau,</text:span></text:p>
        </text:list-item>
        <text:list-item>
          <text:p text:style-name="P49"><text:span text:style-name="T14">saveTableStyle()</text:span><text:span text:style-name="T10"><text:tab/><text:tab/><text:tab/><text:tab/>: mémorisation (via le style '</text:span><text:span text:style-name="T13">old : { … } ;</text:span><text:span text:style-name="T10">') du style courant du tableau,</text:span></text:p>
        </text:list-item>
        <text:list-item>
          <text:p text:style-name="P49"><text:span text:style-name="T14">restoreTableStyle()</text:span><text:span text:style-name="T10"><text:tab/><text:tab/><text:tab/>: restitution du style mémorisé du tableau, s'il existe,</text:span></text:p>
        </text:list-item>
        <text:list-item>
          <text:p text:style-name="P49"><text:span text:style-name="T14">toggleTableStyle($styles)</text:span><text:span text:style-name="T10"><text:tab/><text:tab/><text:tab/>: mémorisation du style courant du tableau et substitution de ce dernier par la chaîne </text:span><text:span text:style-name="T13">$style</text:span><text:span text:style-name="T10"> ,</text:span></text:p>
        </text:list-item>
        <text:list-item>
          <text:p text:style-name="P49"><text:span text:style-name="T14">setColStyle($numCol, $style)</text:span><text:span text:style-name="T10"><text:tab/><text:tab/>: affectation de la chaîne </text:span><text:span text:style-name="T13">$style</text:span><text:span text:style-name="T10">, comme style global de la colonne </text:span><text:span text:style-name="T13">$numCol</text:span><text:span text:style-name="T10"> (qui commence à partir de 1, correspondant au contenu de</text:span><text:span text:style-name="T13"> style[0, $numCol]</text:span><text:span text:style-name="T10">),</text:span></text:p>
        </text:list-item>
        <text:list-item>
          <text:p text:style-name="P49"><text:span text:style-name="T14">addColStyle($numCol, $style)</text:span><text:span text:style-name="T10"><text:tab/><text:tab/>: ajoute la chaîne </text:span><text:span text:style-name="T13">$style</text:span><text:span text:style-name="T10"> au style courant de la colonne </text:span><text:span text:style-name="T13">$numCol</text:span><text:span text:style-name="T10">,</text:span></text:p>
        </text:list-item>
        <text:list-item>
          <text:p text:style-name="P49"><text:span text:style-name="T14">getColStyle($numCol)</text:span><text:span text:style-name="T10"><text:tab/><text:tab/><text:tab/>: lecture et restitution du style courant de la colonne </text:span><text:span text:style-name="T13">$numCol</text:span><text:span text:style-name="T10">,</text:span></text:p>
        </text:list-item>
        <text:list-item>
          <text:p text:style-name="P49"><text:span text:style-name="T14">saveColStyle($numCol)</text:span><text:span text:style-name="T10"><text:tab/><text:tab/><text:tab/>: mémorisation du style courant de la colonne </text:span><text:span text:style-name="T13">$numCol</text:span><text:span text:style-name="T10">,</text:span></text:p>
        </text:list-item>
        <text:list-item>
          <text:p text:style-name="P49"><text:span text:style-name="T14">restoreColStyle($numCol)</text:span><text:span text:style-name="T10"><text:tab/><text:tab/><text:tab/>: restauration du style mémorisé de la colonne </text:span><text:span text:style-name="T13">$numCol</text:span><text:span text:style-name="T10">, s'il existe,</text:span></text:p>
        </text:list-item>
        <text:list-item>
          <text:p text:style-name="P49"><text:span text:style-name="T14">toggleColStyle($numCol, $style)</text:span><text:span text:style-name="T10"><text:tab/><text:tab/>: mémorisation du style courant de la colonne </text:span><text:span text:style-name="T13">$numCol</text:span><text:span text:style-name="T10"> et substitution de ce dernier par la chaîne </text:span><text:span text:style-name="T13">$style</text:span><text:span text:style-name="T10">,</text:span></text:p>
        </text:list-item>
        <text:list-item>
          <text:p text:style-name="P49"><text:span text:style-name="T14">setLineStyle($numLine, $style)</text:span><text:span text:style-name="T10"><text:tab/><text:tab/>: affectation de la chaîne </text:span><text:span text:style-name="T13">$style</text:span><text:span text:style-name="T10">, comme style global de la ligne </text:span><text:span text:style-name="T13">$numLine</text:span><text:span text:style-name="T10"> (qui commence à partir de 1, correspondant au contenu de</text:span><text:span text:style-name="T13"> style[$numLine, 0]</text:span><text:span text:style-name="T10">),</text:span></text:p>
        </text:list-item>
        <text:list-item>
          <text:p text:style-name="P49"><text:span text:style-name="T14">addLineStyle($numLine, $style)</text:span><text:span text:style-name="T10"><text:tab/><text:tab/>: ajoute la chaîne </text:span><text:span text:style-name="T13">$style</text:span><text:span text:style-name="T10"> au style courant de la ligne </text:span><text:span text:style-name="T13">$numLine</text:span><text:span text:style-name="T10">,</text:span></text:p>
        </text:list-item>
        <text:list-item>
          <text:p text:style-name="P49"><text:span text:style-name="T14">getLineStyle($numLine)</text:span><text:span text:style-name="T10"><text:tab/><text:tab/><text:tab/>: lecture et restitution du style courant de la ligne </text:span><text:span text:style-name="T13">$numLine</text:span><text:span text:style-name="T10">,</text:span></text:p>
        </text:list-item>
        <text:list-item>
          <text:p text:style-name="P49"><text:span text:style-name="T14">saveLineStyle($numLine)</text:span><text:span text:style-name="T10"><text:tab/><text:tab/><text:tab/>: mémorisation du style courant de la ligne </text:span><text:span text:style-name="T13">$numLine</text:span><text:span text:style-name="T10">,</text:span></text:p>
        </text:list-item>
        <text:list-item>
          <text:p text:style-name="P49"><text:span text:style-name="T14">restoreLineStyle($numLine)</text:span><text:span text:style-name="T10"><text:tab/><text:tab/>: restauration du style mémorisé de la ligne </text:span><text:span text:style-name="T13">$numLine</text:span><text:span text:style-name="T10">, s'il existe,</text:span></text:p>
        </text:list-item>
        <text:list-item>
          <text:p text:style-name="P49"><text:soft-page-break/><text:span text:style-name="T14">toggleLineStyle($numLine, $style)</text:span><text:span text:style-name="T10"><text:tab/><text:tab/>: mémorisation du style courant de la ligne </text:span><text:span text:style-name="T13">$numLine</text:span><text:span text:style-name="T10"> et substitution de ce dernier par la chaîne </text:span><text:span text:style-name="T13">$style</text:span><text:span text:style-name="T10">,</text:span></text:p>
        </text:list-item>
        <text:list-item>
          <text:p text:style-name="P49"><text:span text:style-name="T14">setCellStyle($numCol, $numLine, $style)</text:span><text:span text:style-name="T10"><text:tab/>: affectation de la chaîne </text:span><text:span text:style-name="T13">$style</text:span><text:span text:style-name="T10">, comme style de la cellule </text:span><text:span text:style-name="T13">$numCol</text:span><text:span text:style-name="T10">, </text:span><text:span text:style-name="T13">$numLine</text:span><text:span text:style-name="T10"> (qui commence à partir de 1, correspondant au contenu de</text:span><text:span text:style-name="T13"> style[$numLine, $numCol]</text:span><text:span text:style-name="T10">),</text:span></text:p>
        </text:list-item>
        <text:list-item>
          <text:p text:style-name="P49"><text:span text:style-name="T14">addCellStyle($numCol, $numLine, $style)</text:span><text:span text:style-name="T10"><text:tab/>: ajoute la chaîne </text:span><text:span text:style-name="T13">$style</text:span><text:span text:style-name="T10"> au style courant de la cellule $numCol, </text:span><text:span text:style-name="T13">$numLine</text:span><text:span text:style-name="T10">,</text:span></text:p>
        </text:list-item>
        <text:list-item>
          <text:p text:style-name="P49"><text:span text:style-name="T14">getCellStyle($numCol, $numLine)</text:span><text:span text:style-name="T10"><text:tab/><text:tab/>: <text:s/>lecture et restitution du style courant de la <text:s/>cellule </text:span><text:span text:style-name="T13">$numCol</text:span><text:span text:style-name="T10">, </text:span><text:span text:style-name="T13">$numLine</text:span><text:span text:style-name="T10">,</text:span></text:p>
        </text:list-item>
        <text:list-item>
          <text:p text:style-name="P49"><text:span text:style-name="T14">saveCellStyle($numCol, $numLine)<text:tab/></text:span><text:span text:style-name="T10">: mémorisation du style mémorisé de la cellule </text:span><text:span text:style-name="T13">$numCol</text:span><text:span text:style-name="T10">, </text:span><text:span text:style-name="T13">$numLine</text:span><text:span text:style-name="T10">,</text:span></text:p>
        </text:list-item>
        <text:list-item>
          <text:p text:style-name="P49"><text:span text:style-name="T14">restoreCellStyle($numCol, $numLine)</text:span><text:span text:style-name="T10"><text:tab/>: restauration du style mémorisé de la <text:s/>cellule </text:span><text:span text:style-name="T13">$numCol</text:span><text:span text:style-name="T10">, </text:span><text:span text:style-name="T13">$numLine</text:span><text:span text:style-name="T10">, s'il existe,</text:span></text:p>
        </text:list-item>
        <text:list-item>
          <text:p text:style-name="P49"><text:span text:style-name="T14">toggleCellStyle($numCol, $numLine, $style)</text:span><text:span text:style-name="T10">: mémorisation du style courant de la cellule </text:span><text:span text:style-name="T13">$numCol</text:span><text:span text:style-name="T10">, </text:span><text:span text:style-name="T13">$numLine</text:span><text:span text:style-name="T10"> et substitution de ce dernier par la chaîne </text:span><text:span text:style-name="T13">$style.</text:span></text:p>
        </text:list-item>
        <text:list-item>
          <text:p text:style-name="P49"><text:span text:style-name="T14">addLine($line) </text:span><text:span text:style-name="T17">: ajout d'une ligne au tableau, </text:span><text:span text:style-name="T13">$line</text:span><text:span text:style-name="T17"> doit être un tableau (array) à l'image d'une ligne de l'objet </text:span><text:span text:style-name="T18">ODTable</text:span><text:span text:style-name="T17">, la fonction retourne le numéro de ligne inséré,</text:span></text:p>
        </text:list-item>
        <text:list-item>
          <text:p text:style-name="P49"><text:span text:style-name="T14">addLines($lines)</text:span><text:span text:style-name="T13"> </text:span><text:span text:style-name="T17">: ajout de plusieurs lignes au tableau, </text:span><text:span text:style-name="T13">$lines</text:span><text:span text:style-name="T17"> doit être un tableau de tableau type </text:span><text:span text:style-name="T13">$line </text:span><text:span text:style-name="T17">(cf. ci-dessus),</text:span></text:p>
        </text:list-item>
        <text:list-item>
          <text:p text:style-name="P49"><text:span text:style-name="T14">getLine($numLine)</text:span><text:span text:style-name="T13"> </text:span><text:span text:style-name="T17">: méthode restituant un tableau image de la ligne numéro </text:span><text:span text:style-name="T13">$numLine</text:span><text:span text:style-name="T17">, au format image de l'objet </text:span><text:span text:style-name="T18">ODTable</text:span><text:span text:style-name="T17">,</text:span></text:p>
        </text:list-item>
        <text:list-item>
          <text:p text:style-name="P49"><text:span text:style-name="T14">getLines() </text:span><text:span text:style-name="T17">: méthode restituant l'ensemble des ligne de données formant l'objet </text:span><text:span text:style-name="T18">ODTable</text:span><text:span text:style-name="T17">,</text:span></text:p>
        </text:list-item>
        <text:list-item>
          <text:p text:style-name="P49"><text:span text:style-name="T14">razTable()</text:span><text:span text:style-name="T13"> </text:span><text:span text:style-name="T19">: méthode vidant de son contenu (donnée uniquement) l'objet </text:span><text:span text:style-name="T18">ODTable</text:span><text:span text:style-name="T19">.</text:span></text:p>
        </text:list-item>
      </text:list>
      <text:p text:style-name="P77"><text:span text:style-name="T10">Propriétés de l'objet</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text:span text:style-name="T14">id</text:span></text:p>
          </table:table-cell>
          <table:table-cell table:style-name="Table22.A1" office:value-type="string">
            <text:p text:style-name="P1"><text:span text:style-name="T10">Identifiant de l'objet (obligatoire) [hérité de </text:span><text:span text:style-name="T11">OObject</text:span><text:span text:style-name="T10">]</text:span></text:p>
          </table:table-cell>
        </table:table-row>
        <table:table-row table:style-name="Table22.1">
          <table:table-cell table:style-name="Table22.A1" office:value-type="string">
            <text:p text:style-name="P1"><text:span text:style-name="T14">properties</text:span></text:p>
          </table:table-cell>
          <table:table-cell table:style-name="Table22.A1" office:value-type="string">
            <text:p text:style-name="P1"><text:span text:style-name="T10">Tableau global contenant l'ensemble des paramètres et caractéristiques de l'objet</text:span></text:p>
          </table:table-cell>
        </table:table-row>
        <table:table-row table:style-name="Table22.1">
          <table:table-cell table:style-name="Table22.A1" office:value-type="string">
            <text:p text:style-name="P1"><text:span text:style-name="T14">class</text:span></text:p>
          </table:table-cell>
          <table:table-cell table:style-name="Table22.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2.1">
          <table:table-cell table:style-name="Table22.A1" office:value-type="string">
            <text:p text:style-name="P1"><text:span text:style-name="T14">display</text:span></text:p>
          </table:table-cell>
          <table:table-cell table:style-name="Table22.A1" office:value-type="string">
            <text:p text:style-name="P1"><text:span text:style-name="T10">Notion du type d'affichage affecté à l'objet</text:span></text:p>
          </table:table-cell>
        </table:table-row>
        <table:table-row table:style-name="Table22.1">
          <table:table-cell table:style-name="Table22.A1" office:value-type="string">
            <text:p text:style-name="P1"><text:span text:style-name="T14">form</text:span></text:p>
          </table:table-cell>
          <table:table-cell table:style-name="Table22.A1" office:value-type="string">
            <text:p text:style-name="P1"><text:span text:style-name="T10">libellé associé <text:s/>l’objet dans le cadre de la définition d’un formulaire</text:span></text:p>
          </table:table-cell>
        </table:table-row>
        <table:table-row table:style-name="Table22.1">
          <table:table-cell table:style-name="Table22.A1" office:value-type="string">
            <text:p text:style-name="P1"><text:span text:style-name="T14">name</text:span></text:p>
          </table:table-cell>
          <table:table-cell table:style-name="Table22.A1" office:value-type="string">
            <text:p text:style-name="P1"><text:span text:style-name="T10">libellé associé comme nom de l’objet </text:span></text:p>
          </table:table-cell>
        </table:table-row>
        <table:table-row table:style-name="Table22.1">
          <table:table-cell table:style-name="Table22.A1" office:value-type="string">
            <text:p text:style-name="P1"><text:span text:style-name="T14">value</text:span></text:p>
          </table:table-cell>
          <table:table-cell table:style-name="Table22.A1" office:value-type="string">
            <text:p text:style-name="P1"><text:span text:style-name="T10">attribut de stockage de la valeur associé à l’objet </text:span></text:p>
          </table:table-cell>
        </table:table-row>
        <table:table-row table:style-name="Table22.1">
          <table:table-cell table:style-name="Table22.A1" office:value-type="string">
            <text:p text:style-name="P1"><text:span text:style-name="T14">style</text:span></text:p>
          </table:table-cell>
          <table:table-cell table:style-name="Table22.A1" office:value-type="string">
            <text:p text:style-name="P1"><text:span text:style-name="T10">Tableau contenant l'ensemble des styles qui seront appliqués à la représentation de l'objet </text:span><text:span text:style-name="T11">OCTable</text:span></text:p>
          </table:table-cell>
        </table:table-row>
      </table:table>
      <text:p text:style-name="P73"><text:soft-page-break/><text:span text:style-name="T10">ODImage – Object Data Content Image</text:span></text:p>
      <text:p text:style-name="P1"><text:span text:style-name="T10">L'objet </text:span><text:span text:style-name="T11">ODImage</text:span><text:span text:style-name="T10"> va donner le cadre de l'insertion d'un élément graphique fixe dans un bloc de données (objets </text:span><text:span text:style-name="T11">OSHeader</text:span><text:span text:style-name="T10">, </text:span><text:span text:style-name="T11">OSSection</text:span><text:span text:style-name="T10">, </text:span><text:span text:style-name="T11">OSArticle</text:span><text:span text:style-name="T10">, </text:span><text:span text:style-name="T11">OSAside</text:span><text:span text:style-name="T10">, </text:span><text:span text:style-name="T11">OSFooter</text:span><text:span text:style-name="T10">, </text:span><text:span text:style-name="T11">OSDiv</text:span><text:span text:style-name="T10">, </text:span><text:span text:style-name="T11">ODBlock</text:span><text:span text:style-name="T10">, …). pour ce faire, en plus d'indiquer ou trouver l'image (</text:span><text:span text:style-name="T14">URL</text:span><text:span text:style-name="T10">), il faudra préciser : sa taille et si elle donne accès à autre chose (image réactive).</text:span></text:p>
      <text:p text:style-name="P77"><text:span text:style-name="T10">Propriétés de l'objet</text:span></text:p>
      <table:table table:name="Table23" table:style-name="Table23">
        <table:table-column table:style-name="Table23.A"/>
        <table:table-column table:style-name="Table23.B"/>
        <text:soft-page-break/>
        <table:table-row table:style-name="Table23.1">
          <table:table-cell table:style-name="Table23.A1" office:value-type="string">
            <text:p text:style-name="P1"><text:span text:style-name="T14">id</text:span></text:p>
          </table:table-cell>
          <table:table-cell table:style-name="Table23.A1" office:value-type="string">
            <text:p text:style-name="P1"><text:span text:style-name="T10">Identifiant de l'objet (obligatoire) [hérité de </text:span><text:span text:style-name="T11">OObject</text:span><text:span text:style-name="T10">]</text:span></text:p>
          </table:table-cell>
        </table:table-row>
        <table:table-row table:style-name="Table23.1">
          <table:table-cell table:style-name="Table23.A1" office:value-type="string">
            <text:p text:style-name="P1"><text:span text:style-name="T14">properties</text:span></text:p>
          </table:table-cell>
          <table:table-cell table:style-name="Table23.A1" office:value-type="string">
            <text:p text:style-name="P1"><text:span text:style-name="T10">Tableau global contenant l'ensemble des paramètres et caractéristiques de l'objet</text:span></text:p>
          </table:table-cell>
        </table:table-row>
        <table:table-row table:style-name="Table23.1">
          <table:table-cell table:style-name="Table23.A1" office:value-type="string">
            <text:p text:style-name="P1"><text:span text:style-name="T14">class</text:span></text:p>
          </table:table-cell>
          <table:table-cell table:style-name="Table23.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3.1">
          <table:table-cell table:style-name="Table23.A1" office:value-type="string">
            <text:p text:style-name="P1"><text:span text:style-name="T14">display</text:span></text:p>
          </table:table-cell>
          <table:table-cell table:style-name="Table23.A1" office:value-type="string">
            <text:p text:style-name="P1"><text:span text:style-name="T10">Notion du type d'affichage affecté à l'objet</text:span></text:p>
          </table:table-cell>
        </table:table-row>
        <table:table-row table:style-name="Table23.1">
          <table:table-cell table:style-name="Table23.A1" office:value-type="string">
            <text:p text:style-name="P1"><text:span text:style-name="T14">form</text:span></text:p>
          </table:table-cell>
          <table:table-cell table:style-name="Table23.A1" office:value-type="string">
            <text:p text:style-name="P1"><text:span text:style-name="T10">libellé associé <text:s/>l’objet dans le cadre de la définition d’un formulaire</text:span></text:p>
          </table:table-cell>
        </table:table-row>
        <table:table-row table:style-name="Table23.1">
          <table:table-cell table:style-name="Table23.A1" office:value-type="string">
            <text:p text:style-name="P1"><text:span text:style-name="T14">name</text:span></text:p>
          </table:table-cell>
          <table:table-cell table:style-name="Table23.A1" office:value-type="string">
            <text:p text:style-name="P1"><text:span text:style-name="T10">libellé associé comme nom de l’objet </text:span></text:p>
          </table:table-cell>
        </table:table-row>
        <table:table-row table:style-name="Table23.1">
          <table:table-cell table:style-name="Table23.A1" office:value-type="string">
            <text:p text:style-name="P1"><text:span text:style-name="T14">value</text:span></text:p>
          </table:table-cell>
          <table:table-cell table:style-name="Table23.A1" office:value-type="string">
            <text:p text:style-name="P1"><text:span text:style-name="T10">attribut de stockage de la valeur associé à l’objet </text:span></text:p>
          </table:table-cell>
        </table:table-row>
      </table:table>
      <text:p text:style-name="P73"><text:soft-page-break/><text:span text:style-name="T10">ODIcon – Object Data Content Icon</text:span></text:p>
      <text:p text:style-name="P1"><text:span text:style-name="T10">L'objet </text:span><text:span text:style-name="T11">ODIcon</text:span><text:span text:style-name="T10"> se différencie de l'objet </text:span><text:span text:style-name="T11">ODImage</text:span><text:span text:style-name="T10">, par le fait qu'on indique dans une liste donnée, un identifiant d'icônes et non un lien de stockage (</text:span><text:span text:style-name="T14">URL</text:span><text:span text:style-name="T10">). On pourra également préciser : sa taille et si elle donne accès à autre chose (icône réactive).</text:span></text:p>
      <text:p text:style-name="P77"><text:span text:style-name="T10">Propriétés de l'objet</text:span></text:p>
      <table:table table:name="Table24" table:style-name="Table24">
        <table:table-column table:style-name="Table24.A"/>
        <table:table-column table:style-name="Table24.B"/>
        <text:soft-page-break/>
        <table:table-row table:style-name="Table24.1">
          <table:table-cell table:style-name="Table24.A1" office:value-type="string">
            <text:p text:style-name="P1"><text:span text:style-name="T14">id</text:span></text:p>
          </table:table-cell>
          <table:table-cell table:style-name="Table24.A1" office:value-type="string">
            <text:p text:style-name="P1"><text:span text:style-name="T10">Identifiant de l'objet (obligatoire) [hérité de </text:span><text:span text:style-name="T11">OObject</text:span><text:span text:style-name="T10">]</text:span></text:p>
          </table:table-cell>
        </table:table-row>
        <table:table-row table:style-name="Table24.1">
          <table:table-cell table:style-name="Table24.A1" office:value-type="string">
            <text:p text:style-name="P1"><text:span text:style-name="T14">properties</text:span></text:p>
          </table:table-cell>
          <table:table-cell table:style-name="Table24.A1" office:value-type="string">
            <text:p text:style-name="P1"><text:span text:style-name="T10">Tableau global contenant l'ensemble des paramètres et caractéristiques de l'objet</text:span></text:p>
          </table:table-cell>
        </table:table-row>
        <table:table-row table:style-name="Table24.1">
          <table:table-cell table:style-name="Table24.A1" office:value-type="string">
            <text:p text:style-name="P1"><text:span text:style-name="T14">class</text:span></text:p>
          </table:table-cell>
          <table:table-cell table:style-name="Table24.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4.1">
          <table:table-cell table:style-name="Table24.A1" office:value-type="string">
            <text:p text:style-name="P1"><text:span text:style-name="T14">display</text:span></text:p>
          </table:table-cell>
          <table:table-cell table:style-name="Table24.A1" office:value-type="string">
            <text:p text:style-name="P1"><text:span text:style-name="T10">Notion du type d'affichage affecté à l'objet</text:span></text:p>
          </table:table-cell>
        </table:table-row>
        <table:table-row table:style-name="Table24.1">
          <table:table-cell table:style-name="Table24.A1" office:value-type="string">
            <text:p text:style-name="P1"><text:span text:style-name="T14">form</text:span></text:p>
          </table:table-cell>
          <table:table-cell table:style-name="Table24.A1" office:value-type="string">
            <text:p text:style-name="P1"><text:span text:style-name="T10">libellé associé <text:s/>l’objet dans le cadre de la définition d’un formulaire</text:span></text:p>
          </table:table-cell>
        </table:table-row>
        <table:table-row table:style-name="Table24.1">
          <table:table-cell table:style-name="Table24.A1" office:value-type="string">
            <text:p text:style-name="P1"><text:span text:style-name="T14">name</text:span></text:p>
          </table:table-cell>
          <table:table-cell table:style-name="Table24.A1" office:value-type="string">
            <text:p text:style-name="P1"><text:span text:style-name="T10">libellé associé comme nom de l’objet </text:span></text:p>
          </table:table-cell>
        </table:table-row>
        <table:table-row table:style-name="Table24.1">
          <table:table-cell table:style-name="Table24.A1" office:value-type="string">
            <text:p text:style-name="P1"><text:span text:style-name="T14">value</text:span></text:p>
          </table:table-cell>
          <table:table-cell table:style-name="Table24.A1" office:value-type="string">
            <text:p text:style-name="P1"><text:span text:style-name="T10">attribut de stockage de la valeur associé à l’objet </text:span></text:p>
          </table:table-cell>
        </table:table-row>
      </table:table>
      <text:p text:style-name="P73"><text:soft-page-break/><text:span text:style-name="T10">ODVideo – Object Data Content Video</text:span></text:p>
      <text:p text:style-name="P1"><text:span text:style-name="T10">Avec l'introduction de la norme </text:span><text:span text:style-name="T11">HTML5</text:span><text:span text:style-name="T10">, est arrivé également l'exploitation de nouveau média, dont la vidéo. Actuellement, il n'y a pas de standard bien reconnu, comme également la présence de lecteur sous Adobe Flash. Il faut en tenir compte pour le court terme, même si à long terme tout ceci sera simplifié.</text:span></text:p>
      <text:p text:style-name="P77"><text:span text:style-name="T10">Propriétés de l'objet</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text:span text:style-name="T14">id</text:span></text:p>
          </table:table-cell>
          <table:table-cell table:style-name="Table25.A1" office:value-type="string">
            <text:p text:style-name="P1"><text:span text:style-name="T10">Identifiant de l'objet (obligatoire) [hérité de </text:span><text:span text:style-name="T11">OObject</text:span><text:span text:style-name="T10">]</text:span></text:p>
          </table:table-cell>
        </table:table-row>
        <table:table-row table:style-name="Table25.1">
          <table:table-cell table:style-name="Table25.A1" office:value-type="string">
            <text:p text:style-name="P1"><text:span text:style-name="T14">properties</text:span></text:p>
          </table:table-cell>
          <table:table-cell table:style-name="Table25.A1" office:value-type="string">
            <text:p text:style-name="P1"><text:span text:style-name="T10">Tableau global contenant l'ensemble des paramètres et caractéristiques de l'objet</text:span></text:p>
          </table:table-cell>
        </table:table-row>
        <table:table-row table:style-name="Table25.1">
          <table:table-cell table:style-name="Table25.A1" office:value-type="string">
            <text:p text:style-name="P1"><text:span text:style-name="T14">class</text:span></text:p>
          </table:table-cell>
          <table:table-cell table:style-name="Table25.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5.1">
          <table:table-cell table:style-name="Table25.A1" office:value-type="string">
            <text:p text:style-name="P1"><text:span text:style-name="T14">display</text:span></text:p>
          </table:table-cell>
          <table:table-cell table:style-name="Table25.A1" office:value-type="string">
            <text:p text:style-name="P1"><text:span text:style-name="T10">Notion du type d'affichage affecté à l'objet</text:span></text:p>
          </table:table-cell>
        </table:table-row>
        <table:table-row table:style-name="Table25.1">
          <table:table-cell table:style-name="Table25.A1" office:value-type="string">
            <text:p text:style-name="P1"><text:span text:style-name="T14">form</text:span></text:p>
          </table:table-cell>
          <table:table-cell table:style-name="Table25.A1" office:value-type="string">
            <text:p text:style-name="P1"><text:span text:style-name="T10">libellé associé <text:s/>l’objet dans le cadre de la définition d’un formulaire</text:span></text:p>
          </table:table-cell>
        </table:table-row>
        <table:table-row table:style-name="Table25.1">
          <table:table-cell table:style-name="Table25.A1" office:value-type="string">
            <text:p text:style-name="P1"><text:span text:style-name="T14">name</text:span></text:p>
          </table:table-cell>
          <table:table-cell table:style-name="Table25.A1" office:value-type="string">
            <text:p text:style-name="P1"><text:span text:style-name="T10">libellé associé comme nom de l’objet </text:span></text:p>
          </table:table-cell>
        </table:table-row>
        <table:table-row table:style-name="Table25.1">
          <table:table-cell table:style-name="Table25.A1" office:value-type="string">
            <text:p text:style-name="P1"><text:span text:style-name="T14">value</text:span></text:p>
          </table:table-cell>
          <table:table-cell table:style-name="Table25.A1" office:value-type="string">
            <text:p text:style-name="P1"><text:span text:style-name="T10">attribut de stockage de la valeur associé à l’objet </text:span></text:p>
          </table:table-cell>
        </table:table-row>
      </table:table>
      <text:p text:style-name="P73"><text:soft-page-break/><text:span text:style-name="T10">ODSound – Object Data Content Sound</text:span></text:p>
      <text:p text:style-name="P1"><text:span text:style-name="T10">Comme pour l'objet </text:span><text:span text:style-name="T11">ODVideo</text:span><text:span text:style-name="T10">, l'objet </text:span><text:span text:style-name="T11">ODSound</text:span><text:span text:style-name="T10"> est issus des nouvelles balises de la norme </text:span><text:span text:style-name="T11">HTML5</text:span><text:span text:style-name="T10">. Il induit également les mêmes remarques sur les standards et les lecteurs sous Adobe Flash.</text:span></text:p>
      <text:p text:style-name="P77"><text:span text:style-name="T10">Propriétés de l'objet</text:span></text:p>
      <table:table table:name="Table26" table:style-name="Table26">
        <table:table-column table:style-name="Table26.A"/>
        <table:table-column table:style-name="Table26.B"/>
        <text:soft-page-break/>
        <table:table-row table:style-name="Table26.1">
          <table:table-cell table:style-name="Table26.A1" office:value-type="string">
            <text:p text:style-name="P1"><text:span text:style-name="T14">id</text:span></text:p>
          </table:table-cell>
          <table:table-cell table:style-name="Table26.A1" office:value-type="string">
            <text:p text:style-name="P1"><text:span text:style-name="T10">Identifiant de l'objet (obligatoire) [hérité de </text:span><text:span text:style-name="T11">OObject</text:span><text:span text:style-name="T10">]</text:span></text:p>
          </table:table-cell>
        </table:table-row>
        <table:table-row table:style-name="Table26.1">
          <table:table-cell table:style-name="Table26.A1" office:value-type="string">
            <text:p text:style-name="P1"><text:span text:style-name="T14">properties</text:span></text:p>
          </table:table-cell>
          <table:table-cell table:style-name="Table26.A1" office:value-type="string">
            <text:p text:style-name="P1"><text:span text:style-name="T10">Tableau global contenant l'ensemble des paramètres et caractéristiques de l'objet</text:span></text:p>
          </table:table-cell>
        </table:table-row>
        <table:table-row table:style-name="Table26.1">
          <table:table-cell table:style-name="Table26.A1" office:value-type="string">
            <text:p text:style-name="P1"><text:span text:style-name="T14">class</text:span></text:p>
          </table:table-cell>
          <table:table-cell table:style-name="Table26.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6.1">
          <table:table-cell table:style-name="Table26.A1" office:value-type="string">
            <text:p text:style-name="P1"><text:span text:style-name="T14">display</text:span></text:p>
          </table:table-cell>
          <table:table-cell table:style-name="Table26.A1" office:value-type="string">
            <text:p text:style-name="P1"><text:span text:style-name="T10">Notion du type d'affichage affecté à l'objet</text:span></text:p>
          </table:table-cell>
        </table:table-row>
        <table:table-row table:style-name="Table26.1">
          <table:table-cell table:style-name="Table26.A1" office:value-type="string">
            <text:p text:style-name="P1"><text:span text:style-name="T14">form</text:span></text:p>
          </table:table-cell>
          <table:table-cell table:style-name="Table26.A1" office:value-type="string">
            <text:p text:style-name="P1"><text:span text:style-name="T10">libellé associé <text:s/>l’objet dans le cadre de la définition d’un formulaire</text:span></text:p>
          </table:table-cell>
        </table:table-row>
        <table:table-row table:style-name="Table26.1">
          <table:table-cell table:style-name="Table26.A1" office:value-type="string">
            <text:p text:style-name="P1"><text:span text:style-name="T14">name</text:span></text:p>
          </table:table-cell>
          <table:table-cell table:style-name="Table26.A1" office:value-type="string">
            <text:p text:style-name="P1"><text:span text:style-name="T10">libellé associé comme nom de l’objet </text:span></text:p>
          </table:table-cell>
        </table:table-row>
        <table:table-row table:style-name="Table26.1">
          <table:table-cell table:style-name="Table26.A1" office:value-type="string">
            <text:p text:style-name="P1"><text:span text:style-name="T14">value</text:span></text:p>
          </table:table-cell>
          <table:table-cell table:style-name="Table26.A1" office:value-type="string">
            <text:p text:style-name="P1"><text:span text:style-name="T10">attribut de stockage de la valeur associé à l’objet </text:span></text:p>
          </table:table-cell>
        </table:table-row>
      </table:table>
      <text:p text:style-name="P73"><text:soft-page-break/><text:span text:style-name="T10">ODLink – Object Data Content Link</text:span></text:p>
      <text:p text:style-name="P1"><text:span text:style-name="T10">Donnera la possibilité d'insérer dans un objet </text:span><text:span text:style-name="T11">OSContainer</text:span><text:span text:style-name="T10">, un lien vers une autre page du site, vers une page sur un autre site. Ce lien sera support par un texte ou label. On aura dont besoin de définir 2 choses :</text:span></text:p>
      <text:list xml:id="list3025440456196219688" text:style-name="WWNum3">
        <text:list-item>
          <text:p text:style-name="P50"><text:span text:style-name="T10">le texte ou label affiché sur lequel cliquer pour accéder à l'objet pointé par l'ancre,</text:span></text:p>
        </text:list-item>
        <text:list-item>
          <text:p text:style-name="P50"><text:span text:style-name="T10">l'adresse, ou URL, de la page cible.</text:span></text:p>
        </text:list-item>
      </text:list>
      <text:p text:style-name="P78"><text:span text:style-name="T10">Méthodes de l'objet</text:span></text:p>
      <text:list xml:id="list52040369061488" text:continue-numbering="true" text:style-name="WWNum3">
        <text:list-item>
          <text:p text:style-name="P50"><text:span text:style-name="T14">setLabel($label)</text:span><text:span text:style-name="T10"><text:tab/>: texte affiché servant de support au lien,</text:span></text:p>
        </text:list-item>
        <text:list-item>
          <text:p text:style-name="P50"><text:span text:style-name="T14">getLabel()</text:span><text:span text:style-name="T10"><text:tab/><text:tab/>: lecture et restitution du label servant de support au lien,</text:span></text:p>
        </text:list-item>
        <text:list-item>
          <text:p text:style-name="P50"><text:span text:style-name="T14">setURL($url)</text:span><text:span text:style-name="T10"><text:tab/>: détermine l'URL cible de la page à afficher (forme '</text:span><text:span text:style-name="T13">http:// …</text:span><text:span text:style-name="T10">')</text:span></text:p>
        </text:list-item>
        <text:list-item>
          <text:p text:style-name="P50"><text:span text:style-name="T14">getURL()<text:tab/></text:span><text:span text:style-name="T10"><text:tab/>: lecture et restitution de l'URL cible de page à afficher.</text:span></text:p>
        </text:list-item>
      </text:list>
      <text:p text:style-name="P77"><text:span text:style-name="T10">Propriété de l'objet</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text:span text:style-name="T14">id</text:span></text:p>
          </table:table-cell>
          <table:table-cell table:style-name="Table27.A1" office:value-type="string">
            <text:p text:style-name="P1"><text:span text:style-name="T10">Identifiant de l'objet (obligatoire) [hérité de </text:span><text:span text:style-name="T11">OObject</text:span><text:span text:style-name="T10">]</text:span></text:p>
          </table:table-cell>
        </table:table-row>
        <table:table-row table:style-name="Table27.1">
          <table:table-cell table:style-name="Table27.A1" office:value-type="string">
            <text:p text:style-name="P1"><text:span text:style-name="T14">properties</text:span></text:p>
          </table:table-cell>
          <table:table-cell table:style-name="Table27.A1" office:value-type="string">
            <text:p text:style-name="P1"><text:span text:style-name="T10">Tableau global contenant l'ensemble des paramètres et caractéristiques de l'objet</text:span></text:p>
          </table:table-cell>
        </table:table-row>
        <table:table-row table:style-name="Table27.1">
          <table:table-cell table:style-name="Table27.A1" office:value-type="string">
            <text:p text:style-name="P1"><text:span text:style-name="T14">class</text:span></text:p>
          </table:table-cell>
          <table:table-cell table:style-name="Table27.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7.1">
          <table:table-cell table:style-name="Table27.A1" office:value-type="string">
            <text:p text:style-name="P1"><text:span text:style-name="T14">display</text:span></text:p>
          </table:table-cell>
          <table:table-cell table:style-name="Table27.A1" office:value-type="string">
            <text:p text:style-name="P1"><text:span text:style-name="T10">Notion du type d'affichage affecté à l'objet</text:span></text:p>
          </table:table-cell>
        </table:table-row>
        <table:table-row table:style-name="Table27.1">
          <table:table-cell table:style-name="Table27.A1" office:value-type="string">
            <text:p text:style-name="P1"><text:span text:style-name="T14">form</text:span></text:p>
          </table:table-cell>
          <table:table-cell table:style-name="Table27.A1" office:value-type="string">
            <text:p text:style-name="P1"><text:span text:style-name="T10">libellé associé <text:s/>l’objet dans le cadre de la définition d’un formulaire</text:span></text:p>
          </table:table-cell>
        </table:table-row>
        <table:table-row table:style-name="Table27.1">
          <table:table-cell table:style-name="Table27.A1" office:value-type="string">
            <text:p text:style-name="P1"><text:span text:style-name="T14">name</text:span></text:p>
          </table:table-cell>
          <table:table-cell table:style-name="Table27.A1" office:value-type="string">
            <text:p text:style-name="P1"><text:span text:style-name="T10">libellé associé comme nom de l’objet </text:span></text:p>
          </table:table-cell>
        </table:table-row>
        <table:table-row table:style-name="Table27.1">
          <table:table-cell table:style-name="Table27.A1" office:value-type="string">
            <text:p text:style-name="P1"><text:span text:style-name="T14">value</text:span></text:p>
          </table:table-cell>
          <table:table-cell table:style-name="Table27.A1" office:value-type="string">
            <text:p text:style-name="P1"><text:span text:style-name="T10">attribut de stockage de la valeur associé à l’objet </text:span></text:p>
          </table:table-cell>
        </table:table-row>
        <table:table-row table:style-name="Table27.1">
          <table:table-cell table:style-name="Table27.A1" office:value-type="string">
            <text:p text:style-name="P1"><text:span text:style-name="T14">label</text:span></text:p>
          </table:table-cell>
          <table:table-cell table:style-name="Table27.A1" office:value-type="string">
            <text:p text:style-name="P1"><text:span text:style-name="T10">texte affiché servant de support au lien</text:span></text:p>
          </table:table-cell>
        </table:table-row>
        <table:table-row table:style-name="Table27.1">
          <table:table-cell table:style-name="Table27.A1" office:value-type="string">
            <text:p text:style-name="P1"><text:span text:style-name="T14">URL</text:span></text:p>
          </table:table-cell>
          <table:table-cell table:style-name="Table27.A1" office:value-type="string">
            <text:p text:style-name="P1"><text:span text:style-name="T12">URL cible de la page à afficher (forme '</text:span><text:span text:style-name="T16">http:// …</text:span><text:span text:style-name="T12">')</text:span></text:p>
          </table:table-cell>
        </table:table-row>
      </table:table>
      <text:p text:style-name="P73"><text:soft-page-break/><text:span text:style-name="T10">ODAnchor – Object Data Content Anchor</text:span></text:p>
      <text:p text:style-name="P1"><text:span text:style-name="T10">C'est objet va donner la possibilité de faire des renvois vers des ancres sur la page, sortie de renvoi à l'intérieur de la page. Les ancres seront accessible via l'identifiant (id) de l'objet </text:span><text:span text:style-name="T11">OSContainer</text:span><text:span text:style-name="T10"> ou </text:span><text:span text:style-name="T11">ODContent</text:span><text:span text:style-name="T10"> positionné dans la page. On aura dont besoin de définir 2 choses :</text:span></text:p>
      <text:list xml:id="list7645795504439563953" text:style-name="WWNum5">
        <text:list-item>
          <text:p text:style-name="P51"><text:span text:style-name="T10">le texte affiché sur lequel cliquer pour accéder à l'objet pointé par l'ancre,</text:span></text:p>
        </text:list-item>
        <text:list-item>
          <text:p text:style-name="P51"><text:span text:style-name="T10">l'ancre elle-même via l'identifiant de l'objet </text:span><text:span text:style-name="T11">OSContainer</text:span><text:span text:style-name="T10"> ou </text:span><text:span text:style-name="T11">ODContent</text:span><text:span text:style-name="T10"> pris pour cible.</text:span></text:p>
        </text:list-item>
      </text:list>
      <text:p text:style-name="P78"><text:span text:style-name="T10">Méthodes de l'objet</text:span></text:p>
      <text:list xml:id="list52039918186950" text:continue-list="list52041583744874" text:style-name="WWNum25">
        <text:list-item>
          <text:p text:style-name="P42"><text:span text:style-name="T14">setLabel($label)</text:span><text:span text:style-name="T10"><text:tab/><text:tab/>: texte affiché servant de support au lien,</text:span></text:p>
        </text:list-item>
        <text:list-item>
          <text:p text:style-name="P42"><text:span text:style-name="T14">getLabel()</text:span><text:span text:style-name="T10"><text:tab/><text:tab/>: lecture et restitution du label servant de support au lien,</text:span></text:p>
        </text:list-item>
        <text:list-item>
          <text:p text:style-name="P42"><text:span text:style-name="T14">setTarget($idCible)<text:tab/></text:span><text:span text:style-name="T10">: détermination de la cible via </text:span><text:span text:style-name="T13">$idCible</text:span><text:span text:style-name="T10"> qui devra être l'identifiant d'un objet </text:span><text:span text:style-name="T11">OSContainer</text:span><text:span text:style-name="T10"> ou </text:span><text:span text:style-name="T11">ODContent</text:span><text:span text:style-name="T10">,</text:span></text:p>
        </text:list-item>
        <text:list-item>
          <text:p text:style-name="P42"><text:span text:style-name="T14">getTarget()</text:span><text:span text:style-name="T10"><text:tab/><text:tab/>: lecture et restitution <text:s/>de l'identifiant de la cible.</text:span></text:p>
        </text:list-item>
      </text:list>
      <text:p text:style-name="P77"><text:span text:style-name="T10">Propriété de l'objet</text:span></text:p>
      <table:table table:name="Table28" table:style-name="Table28">
        <table:table-column table:style-name="Table28.A"/>
        <table:table-column table:style-name="Table28.B"/>
        <text:soft-page-break/>
        <table:table-row table:style-name="Table28.1">
          <table:table-cell table:style-name="Table28.A1" office:value-type="string">
            <text:p text:style-name="P1"><text:span text:style-name="T14">id</text:span></text:p>
          </table:table-cell>
          <table:table-cell table:style-name="Table28.A1" office:value-type="string">
            <text:p text:style-name="P1"><text:span text:style-name="T10">Identifiant de l'objet (obligatoire) [hérité de </text:span><text:span text:style-name="T11">OObject</text:span><text:span text:style-name="T10">]</text:span></text:p>
          </table:table-cell>
        </table:table-row>
        <table:table-row table:style-name="Table28.1">
          <table:table-cell table:style-name="Table28.A1" office:value-type="string">
            <text:p text:style-name="P1"><text:span text:style-name="T14">properties</text:span></text:p>
          </table:table-cell>
          <table:table-cell table:style-name="Table28.A1" office:value-type="string">
            <text:p text:style-name="P1"><text:span text:style-name="T10">Tableau global contenant l'ensemble des paramètres et caractéristiques de l'objet</text:span></text:p>
          </table:table-cell>
        </table:table-row>
        <table:table-row table:style-name="Table28.1">
          <table:table-cell table:style-name="Table28.A1" office:value-type="string">
            <text:p text:style-name="P1"><text:span text:style-name="T14">class</text:span></text:p>
          </table:table-cell>
          <table:table-cell table:style-name="Table28.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8.1">
          <table:table-cell table:style-name="Table28.A1" office:value-type="string">
            <text:p text:style-name="P1"><text:span text:style-name="T14">display</text:span></text:p>
          </table:table-cell>
          <table:table-cell table:style-name="Table28.A1" office:value-type="string">
            <text:p text:style-name="P1"><text:span text:style-name="T10">Notion du type d'affichage affecté à l'objet</text:span></text:p>
          </table:table-cell>
        </table:table-row>
        <table:table-row table:style-name="Table28.1">
          <table:table-cell table:style-name="Table28.A1" office:value-type="string">
            <text:p text:style-name="P1"><text:span text:style-name="T14">form</text:span></text:p>
          </table:table-cell>
          <table:table-cell table:style-name="Table28.A1" office:value-type="string">
            <text:p text:style-name="P1"><text:span text:style-name="T10">libellé associé <text:s/>l’objet dans le cadre de la définition d’un formulaire</text:span></text:p>
          </table:table-cell>
        </table:table-row>
        <table:table-row table:style-name="Table28.1">
          <table:table-cell table:style-name="Table28.A1" office:value-type="string">
            <text:p text:style-name="P1"><text:span text:style-name="T14">name</text:span></text:p>
          </table:table-cell>
          <table:table-cell table:style-name="Table28.A1" office:value-type="string">
            <text:p text:style-name="P1"><text:span text:style-name="T10">libellé associé comme nom de l’objet </text:span></text:p>
          </table:table-cell>
        </table:table-row>
        <table:table-row table:style-name="Table28.1">
          <table:table-cell table:style-name="Table28.A1" office:value-type="string">
            <text:p text:style-name="P1"><text:span text:style-name="T14">value</text:span></text:p>
          </table:table-cell>
          <table:table-cell table:style-name="Table28.A1" office:value-type="string">
            <text:p text:style-name="P1"><text:span text:style-name="T10">attribut de stockage de la valeur associé à l’objet </text:span></text:p>
          </table:table-cell>
        </table:table-row>
        <table:table-row table:style-name="Table28.1">
          <table:table-cell table:style-name="Table28.A1" office:value-type="string">
            <text:p text:style-name="P1"><text:span text:style-name="T14">label</text:span></text:p>
          </table:table-cell>
          <table:table-cell table:style-name="Table28.A1" office:value-type="string">
            <text:p text:style-name="P1"><text:span text:style-name="T10">texte affiché servant de support au lien</text:span></text:p>
          </table:table-cell>
        </table:table-row>
        <table:table-row table:style-name="Table28.1">
          <table:table-cell table:style-name="Table28.A1" office:value-type="string">
            <text:p text:style-name="P1"><text:span text:style-name="T14">target</text:span></text:p>
          </table:table-cell>
          <table:table-cell table:style-name="Table28.A1" office:value-type="string">
            <text:p text:style-name="P1"><text:span text:style-name="T12">Identifiant de la cible, <text:s/>qui devra être l'identifiant d'un objet </text:span><text:span text:style-name="T11">OSContainer</text:span><text:span text:style-name="T12"> ou </text:span><text:span text:style-name="T11">ODContent</text:span></text:p>
          </table:table-cell>
        </table:table-row>
      </table:table>
      <text:p text:style-name="P75"><text:soft-page-break/><text:span text:style-name="T10">ODSpan – Object Data Content Span</text:span></text:p>
      <text:p text:style-name="P77"><text:span text:style-name="T10">Propriété de l'objet</text:span></text:p>
      <table:table table:name="Table29" table:style-name="Table29">
        <table:table-column table:style-name="Table29.A"/>
        <table:table-column table:style-name="Table29.B"/>
        <text:soft-page-break/>
        <table:table-row table:style-name="Table29.1">
          <table:table-cell table:style-name="Table29.A1" office:value-type="string">
            <text:p text:style-name="P1"><text:span text:style-name="T14">id</text:span></text:p>
          </table:table-cell>
          <table:table-cell table:style-name="Table29.A1" office:value-type="string">
            <text:p text:style-name="P1"><text:span text:style-name="T10">Identifiant de l'objet (obligatoire) [hérité de </text:span><text:span text:style-name="T11">OObject</text:span><text:span text:style-name="T10">]</text:span></text:p>
          </table:table-cell>
        </table:table-row>
        <table:table-row table:style-name="Table29.1">
          <table:table-cell table:style-name="Table29.A1" office:value-type="string">
            <text:p text:style-name="P1"><text:span text:style-name="T14">properties</text:span></text:p>
          </table:table-cell>
          <table:table-cell table:style-name="Table29.A1" office:value-type="string">
            <text:p text:style-name="P1"><text:span text:style-name="T10">Tableau global contenant l'ensemble des paramètres et caractéristiques de l'objet</text:span></text:p>
          </table:table-cell>
        </table:table-row>
        <table:table-row table:style-name="Table29.1">
          <table:table-cell table:style-name="Table29.A1" office:value-type="string">
            <text:p text:style-name="P1"><text:span text:style-name="T14">class</text:span></text:p>
          </table:table-cell>
          <table:table-cell table:style-name="Table29.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29.1">
          <table:table-cell table:style-name="Table29.A1" office:value-type="string">
            <text:p text:style-name="P1"><text:span text:style-name="T14">display</text:span></text:p>
          </table:table-cell>
          <table:table-cell table:style-name="Table29.A1" office:value-type="string">
            <text:p text:style-name="P1"><text:span text:style-name="T10">Notion du type d'affichage affecté à l'objet</text:span></text:p>
          </table:table-cell>
        </table:table-row>
        <table:table-row table:style-name="Table29.1">
          <table:table-cell table:style-name="Table29.A1" office:value-type="string">
            <text:p text:style-name="P1"><text:span text:style-name="T14">form</text:span></text:p>
          </table:table-cell>
          <table:table-cell table:style-name="Table29.A1" office:value-type="string">
            <text:p text:style-name="P1"><text:span text:style-name="T10">libellé associé <text:s/>l’objet dans le cadre de la définition d’un formulaire</text:span></text:p>
          </table:table-cell>
        </table:table-row>
        <table:table-row table:style-name="Table29.1">
          <table:table-cell table:style-name="Table29.A1" office:value-type="string">
            <text:p text:style-name="P1"><text:span text:style-name="T14">name</text:span></text:p>
          </table:table-cell>
          <table:table-cell table:style-name="Table29.A1" office:value-type="string">
            <text:p text:style-name="P1"><text:span text:style-name="T10">libellé associé comme nom de l’objet </text:span></text:p>
          </table:table-cell>
        </table:table-row>
        <table:table-row table:style-name="Table29.1">
          <table:table-cell table:style-name="Table29.A1" office:value-type="string">
            <text:p text:style-name="P1"><text:span text:style-name="T14">value</text:span></text:p>
          </table:table-cell>
          <table:table-cell table:style-name="Table29.A1" office:value-type="string">
            <text:p text:style-name="P1"><text:span text:style-name="T10">attribut de stockage de la valeur associé à l’objet </text:span></text:p>
          </table:table-cell>
        </table:table-row>
      </table:table>
      <text:p text:style-name="P73"><text:soft-page-break/><text:span text:style-name="T10">ODHR – Object Data Content HR</text:span></text:p>
      <text:p text:style-name="P1"><text:span text:style-name="T10">C'est objet reprend la balise </text:span><text:span text:style-name="T13">&lt;hr&gt;</text:span><text:span text:style-name="T10"> … </text:span><text:span text:style-name="T13">&lt;/hr&gt;</text:span><text:span text:style-name="T10"> en </text:span><text:span text:style-name="T11">HTML</text:span><text:span text:style-name="T10">. Il offrira les même capacité de paramétrages que cette dernière en type de ligne, couleur, voir motif graphique.</text:span></text:p>
      <text:p text:style-name="P1"><text:span text:style-name="T10">On devra pouvoir définir :</text:span></text:p>
      <text:list xml:id="list6056969050102852244" text:style-name="WWNum8">
        <text:list-item>
          <text:p text:style-name="P52"><text:span text:style-name="T10">la taille ou épaisseur (</text:span><text:span text:style-name="T13">size</text:span><text:span text:style-name="T10">),</text:span></text:p>
        </text:list-item>
        <text:list-item>
          <text:p text:style-name="P52"><text:span text:style-name="T10">la couleur (</text:span><text:span text:style-name="T13">color</text:span><text:span text:style-name="T10">),</text:span></text:p>
        </text:list-item>
        <text:list-item>
          <text:p text:style-name="P52"><text:span text:style-name="T10">la largeur (</text:span><text:span text:style-name="T13">width</text:span><text:span text:style-name="T10">),</text:span></text:p>
        </text:list-item>
        <text:list-item>
          <text:p text:style-name="P52"><text:span text:style-name="T10">attribué un motif graphique (au travers l'attribut </text:span><text:span text:style-name="T13">background </text:span><text:span text:style-name="T10">: </text:span><text:span text:style-name="T13">url(url/image.ext)</text:span><text:span text:style-name="T10">).</text:span></text:p>
        </text:list-item>
      </text:list>
      <text:p text:style-name="P1"><text:span text:style-name="T10">Ceci pour donner une premier panorama des fonctionnalités.</text:span></text:p>
      <text:p text:style-name="P77"><text:span text:style-name="T10">Propriété de l'objet</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1"><text:span text:style-name="T14">id</text:span></text:p>
          </table:table-cell>
          <table:table-cell table:style-name="Table30.A1" office:value-type="string">
            <text:p text:style-name="P1"><text:span text:style-name="T10">Identifiant de l'objet (obligatoire) [hérité de </text:span><text:span text:style-name="T11">OObject</text:span><text:span text:style-name="T10">]</text:span></text:p>
          </table:table-cell>
        </table:table-row>
        <table:table-row table:style-name="Table30.1">
          <table:table-cell table:style-name="Table30.A1" office:value-type="string">
            <text:p text:style-name="P1"><text:span text:style-name="T14">properties</text:span></text:p>
          </table:table-cell>
          <table:table-cell table:style-name="Table30.A1" office:value-type="string">
            <text:p text:style-name="P1"><text:span text:style-name="T10">Tableau global contenant l'ensemble des paramètres et caractéristiques de l'objet</text:span></text:p>
          </table:table-cell>
        </table:table-row>
        <table:table-row table:style-name="Table30.1">
          <table:table-cell table:style-name="Table30.A1" office:value-type="string">
            <text:p text:style-name="P1"><text:span text:style-name="T14">class</text:span></text:p>
          </table:table-cell>
          <table:table-cell table:style-name="Table30.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30.1">
          <table:table-cell table:style-name="Table30.A1" office:value-type="string">
            <text:p text:style-name="P1"><text:span text:style-name="T14">display</text:span></text:p>
          </table:table-cell>
          <table:table-cell table:style-name="Table30.A1" office:value-type="string">
            <text:p text:style-name="P1"><text:span text:style-name="T10">Notion du type d'affichage affecté à l'objet</text:span></text:p>
          </table:table-cell>
        </table:table-row>
        <table:table-row table:style-name="Table30.1">
          <table:table-cell table:style-name="Table30.A1" office:value-type="string">
            <text:p text:style-name="P1"><text:span text:style-name="T14">form</text:span></text:p>
          </table:table-cell>
          <table:table-cell table:style-name="Table30.A1" office:value-type="string">
            <text:p text:style-name="P1"><text:span text:style-name="T10">libellé associé <text:s/>l’objet dans le cadre de la définition d’un formulaire</text:span></text:p>
          </table:table-cell>
        </table:table-row>
        <table:table-row table:style-name="Table30.1">
          <table:table-cell table:style-name="Table30.A1" office:value-type="string">
            <text:p text:style-name="P1"><text:span text:style-name="T14">name</text:span></text:p>
          </table:table-cell>
          <table:table-cell table:style-name="Table30.A1" office:value-type="string">
            <text:p text:style-name="P1"><text:span text:style-name="T10">libellé associé comme nom de l’objet </text:span></text:p>
          </table:table-cell>
        </table:table-row>
        <table:table-row table:style-name="Table30.1">
          <table:table-cell table:style-name="Table30.A1" office:value-type="string">
            <text:p text:style-name="P1"><text:span text:style-name="T14">value</text:span></text:p>
          </table:table-cell>
          <table:table-cell table:style-name="Table30.A1" office:value-type="string">
            <text:p text:style-name="P1"><text:span text:style-name="T10">attribut de stockage de la valeur associé à l’objet </text:span></text:p>
          </table:table-cell>
        </table:table-row>
      </table:table>
      <text:p text:style-name="P73"><text:soft-page-break/><text:span text:style-name="T10">ODList – Object Data Content List</text:span></text:p>
      <text:p text:style-name="P1"><text:span text:style-name="T10">L'objet </text:span><text:span text:style-name="T11">OCList</text:span><text:span text:style-name="T10"> sera construit afin de donner le cadre de présentation d'une liste, ordonnées ou non. Ceci correspond dont aux balises </text:span><text:span text:style-name="T16">&lt;ul&gt;&lt;li&gt;</text:span><text:span text:style-name="T10"> … </text:span><text:span text:style-name="T16">&lt;/li&gt;&lt;/ul&gt;</text:span><text:span text:style-name="T10"> &amp; </text:span><text:span text:style-name="T13">&lt;ol&gt;&lt;li&gt;</text:span><text:span text:style-name="T10"> … </text:span><text:span text:style-name="T13">&lt;/li&gt;&lt;/ol&gt;</text:span><text:span text:style-name="T10"> en </text:span><text:span text:style-name="T11">HTML</text:span><text:span text:style-name="T10">.</text:span></text:p>
      <text:p text:style-name="P1"><text:span text:style-name="T10">En attributs, on aura :</text:span></text:p>
      <text:list xml:id="list8300224226876154937" text:style-name="WWNum11">
        <text:list-item>
          <text:p text:style-name="P53"><text:span text:style-name="T10">le type (</text:span><text:span text:style-name="T13">puce</text:span><text:span text:style-name="T10"> / </text:span><text:span text:style-name="T13">ordonnee</text:span><text:span text:style-name="T10"> / </text:span><text:span text:style-name="T13">definition</text:span><text:span text:style-name="T10">),</text:span></text:p>
        </text:list-item>
        <text:list-item>
          <text:p text:style-name="P53"><text:span text:style-name="T10">les données à présenter, sous forme d'un tableau associatif multi-niveaux.</text:span></text:p>
        </text:list-item>
      </text:list>
      <text:p text:style-name="P1"><text:span text:style-name="T10">On peut avoir à faire un mixage des types para rapport au niveau d'imbrication dans la liste. De fait la définition des types de chaque niveau se fera via un tableau associatif à une seule dimension indicé sur valeur numérique commençant à 1.</text:span></text:p>
      <text:p text:style-name="P1"><text:span text:style-name="T10">Le type '</text:span><text:span text:style-name="T13">definition</text:span><text:span text:style-name="T10">' met en place les balises </text:span><text:span text:style-name="T11">HTML</text:span><text:span text:style-name="T10"> </text:span><text:span text:style-name="T13">&lt;dl&gt;&lt;dt&gt;</text:span><text:span text:style-name="T10"> … </text:span><text:span text:style-name="T13">&lt;/dt&gt;&lt;/dl&gt;</text:span><text:span text:style-name="T10">.</text:span></text:p>
      <text:p text:style-name="P1"><text:span text:style-name="T10">Dans le cas du type '</text:span><text:span text:style-name="T13">puce</text:span><text:span text:style-name="T10">', il faut pouvoir définir le type de puce graphique utilisée (type standard ou objet graphique). Ceci se traduira via un classe de feuille de style (</text:span><text:span text:style-name="T11">CSS</text:span><text:span text:style-name="T10">) dont le nom sera formé du préfixe '</text:span><text:span text:style-name="T13">puce</text:span><text:span text:style-name="T10">' et du numéro du niveau impacté par cet objet graphique.</text:span></text:p>
      <text:p text:style-name="P77"><text:span text:style-name="T10">Propriété de l'objet</text:span></text:p>
      <table:table table:name="Table31" table:style-name="Table31">
        <table:table-column table:style-name="Table31.A"/>
        <table:table-column table:style-name="Table31.B"/>
        <text:soft-page-break/>
        <table:table-row table:style-name="Table31.1">
          <table:table-cell table:style-name="Table31.A1" office:value-type="string">
            <text:p text:style-name="P1"><text:span text:style-name="T14">id</text:span></text:p>
          </table:table-cell>
          <table:table-cell table:style-name="Table31.A1" office:value-type="string">
            <text:p text:style-name="P1"><text:span text:style-name="T10">Identifiant de l'objet (obligatoire) [hérité de </text:span><text:span text:style-name="T11">OObject</text:span><text:span text:style-name="T10">]</text:span></text:p>
          </table:table-cell>
        </table:table-row>
        <table:table-row table:style-name="Table31.1">
          <table:table-cell table:style-name="Table31.A1" office:value-type="string">
            <text:p text:style-name="P1"><text:span text:style-name="T14">properties</text:span></text:p>
          </table:table-cell>
          <table:table-cell table:style-name="Table31.A1" office:value-type="string">
            <text:p text:style-name="P1"><text:span text:style-name="T10">Tableau global contenant l'ensemble des paramètres et caractéristiques de l'objet</text:span></text:p>
          </table:table-cell>
        </table:table-row>
        <table:table-row table:style-name="Table31.1">
          <table:table-cell table:style-name="Table31.A1" office:value-type="string">
            <text:p text:style-name="P1"><text:span text:style-name="T14">class</text:span></text:p>
          </table:table-cell>
          <table:table-cell table:style-name="Table31.A1" office:value-type="string">
            <text:p text:style-name="P1"><text:span text:style-name="T10">Tableau de chaîne de caractères : liste des classes </text:span><text:span text:style-name="T11">CSS</text:span><text:span text:style-name="T10"> de mise en forme de l'objet</text:span></text:p>
          </table:table-cell>
        </table:table-row>
        <table:table-row table:style-name="Table31.1">
          <table:table-cell table:style-name="Table31.A1" office:value-type="string">
            <text:p text:style-name="P1"><text:span text:style-name="T14">display</text:span></text:p>
          </table:table-cell>
          <table:table-cell table:style-name="Table31.A1" office:value-type="string">
            <text:p text:style-name="P1"><text:span text:style-name="T10">Notion du type d'affichage affecté à l'objet</text:span></text:p>
          </table:table-cell>
        </table:table-row>
        <table:table-row table:style-name="Table31.1">
          <table:table-cell table:style-name="Table31.A1" office:value-type="string">
            <text:p text:style-name="P1"><text:span text:style-name="T14">form</text:span></text:p>
          </table:table-cell>
          <table:table-cell table:style-name="Table31.A1" office:value-type="string">
            <text:p text:style-name="P1"><text:span text:style-name="T10">libellé associé <text:s/>l’objet dans le cadre de la définition d’un formulaire</text:span></text:p>
          </table:table-cell>
        </table:table-row>
        <table:table-row table:style-name="Table31.1">
          <table:table-cell table:style-name="Table31.A1" office:value-type="string">
            <text:p text:style-name="P1"><text:span text:style-name="T14">name</text:span></text:p>
          </table:table-cell>
          <table:table-cell table:style-name="Table31.A1" office:value-type="string">
            <text:p text:style-name="P1"><text:span text:style-name="T10">libellé associé comme nom de l’objet </text:span></text:p>
          </table:table-cell>
        </table:table-row>
        <table:table-row table:style-name="Table31.1">
          <table:table-cell table:style-name="Table31.A1" office:value-type="string">
            <text:p text:style-name="P1"><text:span text:style-name="T14">value</text:span></text:p>
          </table:table-cell>
          <table:table-cell table:style-name="Table31.A1" office:value-type="string">
            <text:p text:style-name="P1"><text:span text:style-name="T10">attribut de stockage de la valeur associé à l’objet </text:span></text:p>
          </table:table-cell>
        </table:table-row>
      </table:table>
      <text:p text:style-name="P73"><text:soft-page-break/><text:span text:style-name="T10">ODNestable – Object Data Content Nestable</text:span></text:p>
      <text:p text:style-name="P1"><text:span text:style-name="T10">C'est objet est une construction jQuery, permet d'afficher une liste, pouvant re hiérarchique, afin de l'ordonner (si seulement une liste), voir de faire passer d'une liste à l'autre (cas avec 2 listes).</text:span></text:p>
      <text:p text:style-name="P1"><text:span text:style-name="T10">Par les méthodes Javascript qui lui sont associées, on pourra gérer 2 évènements : le click (</text:span><text:span text:style-name="T14">onClick</text:span><text:span text:style-name="T10">) et la modification (</text:span><text:span text:style-name="T14">onChange</text:span><text:span text:style-name="T10">). Il sera possible d'associer une procédure, via une route, à chaque évènement. La méthode de base sur </text:span><text:span text:style-name="T13">click</text:span><text:span text:style-name="T10"> fera une mise en évidence de la ligne de la liste cliquée, on pourra en choisir la couleur de fond et celle d'écriture.</text:span></text:p>
      <text:p text:style-name="P78"><text:span text:style-name="T10">Méthodes de l'objet</text:span></text:p>
      <text:list xml:id="list52041275461100" text:continue-list="list52039918186950" text:style-name="WWNum25">
        <text:list-item>
          <text:p text:style-name="P42"><text:span text:style-name="T14">evtClick($route)</text:span><text:span text:style-name="T10"><text:tab/><text:tab/>: affectation de la procédure à exécuter sur un click en donnant sa route (</text:span><text:span text:style-name="T14">$route</text:span><text:span text:style-name="T10">) au format du framework,</text:span></text:p>
        </text:list-item>
        <text:list-item>
          <text:p text:style-name="P42"><text:span text:style-name="T14">evtChange($route)</text:span><text:span text:style-name="T10"><text:tab/><text:tab/>: affectation de la procédure à exécuter sur un modification (click seul, ou modification ordre de la liste) en donnant sa route (</text:span><text:span text:style-name="T14">$route</text:span><text:span text:style-name="T10">) au format du framework,</text:span></text:p>
        </text:list-item>
        <text:list-item>
          <text:p text:style-name="P42"><text:span text:style-name="T14">setHighlight($color, $background)</text:span><text:span text:style-name="T10"> : détermination des couleurs d'écriture (</text:span><text:span text:style-name="T14">$color</text:span><text:span text:style-name="T10">) et de fond (</text:span><text:span text:style-name="T14">$background</text:span><text:span text:style-name="T10">) qui seront utilisées pour mettre en évidence la ligne de liste cliquée,</text:span></text:p>
        </text:list-item>
        <text:list-item>
          <text:p text:style-name="P42"><text:span text:style-name="T14">addOption($ord, $label)</text:span><text:span text:style-name="T10"><text:tab/>: ajout d'une ligne à la liste en donnant une valeur de clé (</text:span><text:span text:style-name="T14">$ord</text:span><text:span text:style-name="T10">) et un libellé ou label à afficher (</text:span><text:span text:style-name="T14">$label</text:span><text:span text:style-name="T10">),</text:span></text:p>
        </text:list-item>
        <text:list-item>
          <text:p text:style-name="P42"><text:span text:style-name="T14">rmOption($ord)</text:span><text:span text:style-name="T10"><text:tab/><text:tab/>: supprime de la liste l'entrée ayant pour clé </text:span><text:span text:style-name="T14">$ord</text:span><text:span text:style-name="T10">,</text:span></text:p>
        </text:list-item>
        <text:list-item>
          <text:p text:style-name="P42"><text:span text:style-name="T14">getOptions()</text:span><text:span text:style-name="T10"><text:tab/><text:tab/><text:tab/>: réstitue sous forme d'un tableau associatif (clé =&gt; label) le contenu de la liste,</text:span></text:p>
        </text:list-item>
        <text:list-item>
          <text:p text:style-name="P42"><text:span text:style-name="T14">getOption($ord)</text:span><text:span text:style-name="T10"><text:tab/><text:tab/>: restitue sous forme d'une chaîne de caractère le label ayant pour clé </text:span><text:span text:style-name="T14">$ord</text:span><text:span text:style-name="T10">, sinon la valeur booléenne FAUX,</text:span></text:p>
        </text:list-item>
        <text:list-item>
          <text:p text:style-name="P42"><text:span text:style-name="T14">setOptions($options)<text:tab/></text:span><text:span text:style-name="T10"><text:tab/>: permet de créer directement la liste à partir d'un tableau associatif </text:span><text:span text:style-name="T14">$options</text:span><text:span text:style-name="T10"> (</text:span><text:span text:style-name="T14">$cle</text:span><text:span text:style-name="T10"> =&gt; </text:span><text:span text:style-name="T14">$label</text:span><text:span text:style-name="T10">),</text:span></text:p>
        </text:list-item>
      </text:list>
      <text:p text:style-name="Standard"><text:span text:style-name="T14">clearOptions()</text:span><text:span text:style-name="T10"><text:tab/><text:tab/>: méthode visant à vider laliste de tout contenu.</text:span></text:p>
      <text:list xml:id="list52041404006241" text:continue-numbering="true" text:style-name="WWNum25">
        <text:list-item>
          <text:p text:style-name="P56"/>
        </text:list-item>
      </text:list>
      <text:p text:style-name="P69"><text:span text:style-name="T10">Mode de communication</text:span></text:p>
      <text:p text:style-name="P3"><text:span text:style-name="T21">Par mode de communication, il faut voir mode d'appel pour génération de la page ou d'une partie de page selon le cas. Le principal sujet à regarder de près sera le volume des données qui seront échangées entre le client et le serveur. Ce point est soulevé pour mettre en avant :</text:span></text:p>
      <text:list xml:id="list52039691477479" text:continue-list="list823355861575328643" text:style-name="WWNum18">
        <text:list-item>
          <text:p text:style-name="P54"><text:span text:style-name="T21">la question de la ré-activité de l'interface,</text:span></text:p>
        </text:list-item>
        <text:list-item>
          <text:p text:style-name="P54"><text:span text:style-name="T21">la nature même de l’interface de communication pour assurer la plus grande transparence pour le programmeur.</text:span></text:p>
        </text:list-item>
      </text:list>
      <text:p text:style-name="P3"><text:span text:style-name="T21">Dans ce cadre, il faut avoir la capacité de pouvoir stocker l'objet</text:span><text:span text:style-name="T22"> OSPage</text:span><text:span text:style-name="T21"> dans sa globalité entre deux appels, quel qu'en soit la nature. Pour cela plusieurs solutions sont accessibles :</text:span></text:p>
      <text:list xml:id="list52041426424451" text:continue-list="list3702485314759761732" text:style-name="WWNum1">
        <text:list-item>
          <text:p text:style-name="P55"><text:span text:style-name="T21">la mise en variable de session de l'objet</text:span><text:span text:style-name="T22"> OSPage</text:span><text:span text:style-name="T21">,</text:span></text:p>
        </text:list-item>
        <text:list-item>
          <text:p text:style-name="P55"><text:span text:style-name="T21">l'utilisation d'un serveur de stockage en mémoire comme</text:span><text:span text:style-name="T23"> MemCached</text:span><text:span text:style-name="T21">.</text:span></text:p>
        </text:list-item>
      </text:list>
      <text:p text:style-name="P3"><text:span text:style-name="T21">Pour une question de compatibilité maximale, l'utilisation de session s'impose pour ne pas obliger à l'installation d'outils annexe, normalement non fourni de base.</text:span></text:p>
      <text:p text:style-name="P72"><text:bookmark text:name="_1fob9te"/><text:span text:style-name="T28">Implémentation des sessions sous Zend Framework 2</text:span></text:p>
      <text:p text:style-name="P3"><text:span text:style-name="T21">Pour faire la mise en œuvre des sessions sous</text:span><text:span text:style-name="T22"> Zend Framework 2,</text:span><text:span text:style-name="T21"> on doit obligatoirement modifier le fichier</text:span><text:span text:style-name="T23"> Module.php</text:span><text:span text:style-name="T21"> du module principal du site, de l'application (généralement nommé</text:span><text:span text:style-name="T24"> Application</text:span><text:span text:style-name="T21">).</text:span></text:p>
      <text:p text:style-name="P76"><text:bookmark text:name="_3znysh7"/><text:span text:style-name="T29">Fichier de configuration</text:span></text:p>
      <text:p text:style-name="P5"><text:span text:style-name="T26">&lt;?php</text:span></text:p>
      <text:p text:style-name="P5"><text:span text:style-name="T26">return array(</text:span></text:p>
      <text:p text:style-name="P5"><text:span text:style-name="T26"><text:s text:c="4"/>'session' =&gt; array(</text:span></text:p>
      <text:p text:style-name="P5"><text:span text:style-name="T26"><text:s text:c="8"/>'remember_me_seconds'  =&gt; 1200,</text:span></text:p>
      <text:p text:style-name="P5"><text:span text:style-name="T26"><text:s text:c="8"/>'use_cookies'          =&gt; true,</text:span></text:p>
      <text:p text:style-name="P5"><text:span text:style-name="T26"><text:s text:c="8"/>'cookie_httponly'      =&gt; true,</text:span></text:p>
      <text:p text:style-name="P5"><text:span text:style-name="T26"><text:s text:c="8"/>'cookie_domain'        =&gt; 'aromatix.fr',</text:span></text:p>
      <text:p text:style-name="P5"><text:span text:style-name="T26"><text:s text:c="4"/>),</text:span></text:p>
      <text:p text:style-name="P5"><text:span text:style-name="T26">);</text:span></text:p>
      <text:p text:style-name="P76"><text:bookmark text:name="_2et92p0"/><text:span text:style-name="T29">Dans la classe Module :</text:span></text:p>
      <text:p text:style-name="P5"><text:span text:style-name="T26">use Zend\Session\Config\SessionConfig;</text:span></text:p>
      <text:p text:style-name="P5"><text:span text:style-name="T26">use Zend\Session\SessionManager;</text:span></text:p>
      <text:p text:style-name="P5"><text:soft-page-break/><text:span text:style-name="T26">use Zend\Session\Container;</text:span></text:p>
      <text:p text:style-name="P5"><text:span text:style-name="T26">use Zend\EventManager\EventInterface;</text:span></text:p>
      <text:p text:style-name="P6"/>
      <text:p text:style-name="P5"><text:span text:style-name="T26">public function onBootstrap(EventInterface $em)</text:span></text:p>
      <text:p text:style-name="P5"><text:span text:style-name="T26">{</text:span></text:p>
      <text:p text:style-name="P5"><text:span text:style-name="T26">     //…</text:span></text:p>
      <text:p text:style-name="P5"><text:span text:style-name="T26">    $this-&gt;initializeSession($em);</text:span></text:p>
      <text:p text:style-name="P5"><text:span text:style-name="T26">}</text:span></text:p>
      <text:p text:style-name="P5"><text:span text:style-name="T26"> </text:span></text:p>
      <text:p text:style-name="P5"><text:span text:style-name="T26">public function initializeSession($em)</text:span></text:p>
      <text:p text:style-name="P5"><text:span text:style-name="T26">{</text:span></text:p>
      <text:p text:style-name="P5"><text:span text:style-name="T26">    $config = $em-&gt;getApplication()</text:span></text:p>
      <text:p text:style-name="P5"><text:span text:style-name="T26">                  -&gt;getServiceManager();</text:span></text:p>
      <text:p text:style-name="P5"><text:span text:style-name="T26">                  -&gt;get('Config');</text:span></text:p>
      <text:p text:style-name="P5"><text:span text:style-name="T26"> </text:span></text:p>
      <text:p text:style-name="P5"><text:span text:style-name="T26">    $sessionConfig = new SessionConfig();</text:span></text:p>
      <text:p text:style-name="P5"><text:span text:style-name="T26">    $sessionConfig-&gt;setOptions($config['session']);</text:span></text:p>
      <text:p text:style-name="P5"><text:span text:style-name="T26"> </text:span></text:p>
      <text:p text:style-name="P5"><text:span text:style-name="T26">    $sessionManager = new SessionManager($sessionConfig);</text:span></text:p>
      <text:p text:style-name="P5"><text:span text:style-name="T26">    $sessionManager-&gt;start();</text:span></text:p>
      <text:p text:style-name="P5"><text:span text:style-name="T26"> </text:span></text:p>
      <text:p text:style-name="P58"><text:span text:style-name="T26">    Container::setDefaultManager($sessionManager); </text:span></text:p>
      <text:p text:style-name="P58"><text:span text:style-name="T26">//au cas ou on utilise plusieurs SessionManagers</text:span></text:p>
      <text:p text:style-name="P73"><text:bookmark text:name="_tyjcwt"/><text:span text:style-name="T10">Dans le Controller</text:span></text:p>
      <text:p text:style-name="P3"><text:soft-page-break/><text:span text:style-name="T30">voici comment récupérer le gestionnaire de session à partir du container:</text:span></text:p>
      <text:p text:style-name="P14"><text:span text:style-name="T7">$sessionContainer=new\Zend\Session\Container('monNamespace');</text:span></text:p>
      <text:p text:style-name="P14"><text:span text:style-name="T7">$sessionManager <text:s text:c="2"/>=$sessionContainer-&gt;getManager();</text:span></text:p>
      <text:p text:style-name="P66"><text:span text:style-name="T30">ou en récupérant le gestionnaire de session par défaut</text:span></text:p>
      <text:p text:style-name="P14"><text:span text:style-name="T7">$sessionManager = \Zend\Session\Container::getDefaultManager();</text:span></text:p>
      <text:p text:style-name="P66"><text:span text:style-name="T31">Voici quelques opérations <text:s/>que l’on peut faire via le gestionnaire de session : détruire/terminer la session:</text:span></text:p>
      <text:p text:style-name="P14"><text:span text:style-name="T7">// détruire / terminer la session</text:span></text:p>
      <text:p text:style-name="P14"><text:span text:style-name="T7">$sessionManager-&gt;destroy();</text:span></text:p>
      <text:p text:style-name="P15"/>
      <text:p text:style-name="P14"><text:span text:style-name="T7">// on peut vider les containers sans détruire la session: (les supports de stockage seront traité plus loins)</text:span></text:p>
      <text:p text:style-name="P14"><text:span text:style-name="T7">$sessionManager = new SessionManager();</text:span></text:p>
      <text:p text:style-name="P14"><text:span text:style-name="T7">// vider tous les conteneurs</text:span></text:p>
      <text:p text:style-name="P14"><text:span text:style-name="T7">$sessionManager-&gt;getStorage()-&gt;clear();</text:span></text:p>
      <text:p text:style-name="P14"><text:span text:style-name="T7">// vider un conteneur</text:span></text:p>
      <text:p text:style-name="P14"><text:span text:style-name="T7">$sessionManager-&gt;getStorage()-&gt;clear('lighthistory');</text:span></text:p>
      <text:p text:style-name="P15"/>
      <text:p text:style-name="P14"><text:span text:style-name="T7">// peut être appelé en milieu d’une session, si on fournis un ID existant une exception est générée</text:span></text:p>
      <text:p text:style-name="P14"><text:span text:style-name="T7">$sessionManager-&gt;setId($id);</text:span></text:p>
      <text:p text:style-name="P14"><text:span text:style-name="T7">$sessionManager-&gt;getId();</text:span></text:p>
      <text:p text:style-name="P15"/>
      <text:p text:style-name="P14"><text:span text:style-name="T7">// regénèrer l’ID (via le support de persistance utilisé)</text:span></text:p>
      <text:p text:style-name="P14"><text:span text:style-name="T7">$sessionManager-&gt;regenerateId();</text:span></text:p>
      <text:p text:style-name="P15"/>
      <text:p text:style-name="P14"><text:span text:style-name="T7">// modifier le TTL d’un cookie en plein milieu d’une session</text:span></text:p>
      <text:p text:style-name="P14"><text:soft-page-break/><text:span text:style-name="T7">$sessionManager-&gt;rememberMe(3600);</text:span></text:p>
      <text:p text:style-name="P15"/>
      <text:p text:style-name="P14"><text:span text:style-name="T7">// mettre à 0 seconde le TTL d’un cookie en plein milieu d’une session</text:span></text:p>
      <text:p text:style-name="P14"><text:span text:style-name="T7">$sessionManager-&gt;forgetMe();</text:span></text:p>
      <text:p text:style-name="P15"/>
      <text:p text:style-name="P14"><text:span text:style-name="T7">// pareil que :</text:span></text:p>
      <text:p text:style-name="P14"><text:span text:style-name="T7">$sessionManager-&gt;rememberMe(0);</text:span></text:p>
      <text:p text:style-name="P71"><text:span text:style-name="T10">Appel direct – Appel via une URL</text:span></text:p>
      <text:p text:style-name="P1"><text:span text:style-name="T10">Dans ce mode, on induit que l'on a à construire totalement la page à restituer au client.</text:span></text:p>
      <text:p text:style-name="P71"><text:span text:style-name="T10">Appel indirect – Appel via une requête Ajax</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FreeSerif1" svg:font-family="FreeSerif" style:font-family-generic="system" style:font-pitch="variable"/>
    <style:font-face style:name="Liberation Mono1" svg:font-family="'Liberation Mono'"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styles>
    <draw:gradient draw:name="Gradient_20_2" draw:display-name="Gradient 2" draw:style="ellipsoid" draw:cx="50%" draw:cy="50%" draw:start-color="#000000" draw:end-color="#7c7c7c" draw:start-intensity="100%" draw:end-intensity="100%" draw:angle="9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FreeSerif" fo:font-size="10pt" fo:language="en" fo:country="US" fo:font-style="normal" style:text-underline-style="none" fo:font-weight="normal" style:letter-kerning="true" style:font-name-asian="FreeSerif1" style:font-size-asian="10pt" style:language-asian="zh" style:country-asian="CN" style:font-style-asian="normal" style:font-weight-asian="normal" style:font-name-complex="FreeSerif1" style:font-size-complex="10pt" style:language-complex="hi" style:country-complex="IN"/>
    </style:default-style>
    <style:default-style style:family="paragraph">
      <style:paragraph-properties fo:margin-left="0in" fo:margin-right="0in" fo:margin-top="0in" fo:margin-bottom="0in" loext:contextual-spacing="false" fo:line-height="100%" fo:text-align="justify"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FreeSerif" fo:font-size="10pt" fo:language="en" fo:country="US" fo:font-style="normal" style:text-underline-style="none" fo:font-weight="normal" style:letter-kerning="true" style:font-name-asian="FreeSerif1" style:font-size-asian="10pt" style:language-asian="zh" style:country-asian="CN" style:font-style-asian="normal" style:font-weight-asian="normal" style:font-name-complex="FreeSerif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margin-top="0.1965in" fo:margin-bottom="0.0783in" loext:contextual-spacing="false" fo:line-height="100%" fo:text-align="justify" style:justify-single-word="false" fo:keep-together="auto" fo:orphans="2" fo:widows="2" fo:text-indent="0in" style:auto-text-indent="false" fo:background-color="#ffffff" fo:keep-with-next="always">
        <style:tab-stops>
          <style:tab-stop style:position="0.2256in" style:type="center"/>
          <style:tab-stop style:position="6.6929in" style:type="right"/>
        </style:tab-stops>
      </style:paragraph-properties>
      <style:text-properties fo:font-variant="normal" fo:text-transform="none" fo:color="#2b55ff" style:text-line-through-style="none" style:text-line-through-type="none" style:text-position="0% 100%" style:font-name="Cambria" fo:font-family="Cambria" style:font-family-generic="roman" style:font-pitch="variable" fo:font-size="16pt" fo:font-style="normal" style:text-underline-style="none" fo:font-weight="bold" style:font-name-asian="Cambria1" style:font-family-asian="Cambria" style:font-family-generic-asian="system" style:font-pitch-asian="variable" style:font-size-asian="16pt" style:font-style-asian="normal" style:font-weight-asian="bold"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Standard" style:default-outline-level="" style:class="text">
      <loext:graphic-properties draw:fill="solid" draw:fill-color="#ffffff"/>
      <style:paragraph-properties fo:margin-left="0in" fo:margin-right="0in" fo:margin-top="0.1181in" fo:margin-bottom="0.0591in" loext:contextual-spacing="false" fo:line-height="100%" fo:text-align="start" style:justify-single-word="false" fo:keep-together="auto" fo:orphans="2" fo:widows="2" fo:text-indent="0in" style:auto-text-indent="false" fo:background-color="#ffffff" fo:keep-with-next="always">
        <style:tab-stops>
          <style:tab-stop style:position="3.3465in" style:type="center"/>
          <style:tab-stop style:position="6.6929in" style:type="right"/>
        </style:tab-stops>
      </style:paragraph-properties>
      <style:text-properties fo:font-variant="normal" fo:text-transform="none" fo:color="#0047ff" style:text-line-through-style="none" style:text-line-through-type="none" style:text-position="0% 100%" style:font-name="Cambria" fo:font-family="Cambria" style:font-family-generic="roman" style:font-pitch="variable" fo:font-size="14pt" fo:font-style="normal" style:text-underline-style="none" fo:font-weight="bold"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6291in" fo:margin-right="0in" fo:margin-top="0.0783in" fo:margin-bottom="0.0398in" loext:contextual-spacing="false" fo:line-height="100%" fo:text-align="start" style:justify-single-word="false" fo:keep-together="auto" fo:orphans="2" fo:widows="2" fo:text-indent="-0.2555in" style:auto-text-indent="false" fo:background-color="#ffffff" fo:keep-with-next="always">
        <style:tab-stops>
          <style:tab-stop style:position="3.3465in" style:type="center"/>
          <style:tab-stop style:position="6.6929in" style:type="right"/>
        </style:tab-stops>
      </style:paragraph-properties>
      <style:text-properties fo:font-variant="normal" fo:text-transform="none" fo:color="#2baad5"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in" fo:margin-right="0in" fo:margin-top="0.0783in" fo:margin-bottom="0.0398in" loext:contextual-spacing="false" fo:line-height="100%" fo:text-align="start" style:justify-single-word="false" fo:keep-together="auto" fo:orphans="2" fo:widows="2" fo:text-indent="0in" style:auto-text-indent="false" fo:background-color="#ffffff" fo:keep-with-next="always">
        <style:tab-stops>
          <style:tab-stop style:position="3.3465in" style:type="center"/>
          <style:tab-stop style:position="6.6929in" style:type="right"/>
        </style:tab-stops>
      </style:paragraph-properties>
      <style:text-properties fo:font-variant="normal" fo:text-transform="none" fo:color="#0080aa" style:text-line-through-style="none" style:text-line-through-type="none" style:text-position="0% 100%" style:font-name="Times New Roman" fo:font-family="'Times New Roman'" style:font-family-generic="roman" style:font-pitch="variable" fo:font-size="12pt" fo:font-style="italic" style:text-underline-style="none"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loext:graphic-properties draw:fill="solid" draw:fill-color="#ffffff"/>
      <style:paragraph-properties fo:margin-left="0in" fo:margin-right="0in" fo:margin-top="0in" fo:margin-bottom="0.2083in" loext:contextual-spacing="false" fo:line-height="100%" fo:text-align="start" style:justify-single-word="false" fo:keep-together="auto" fo:orphans="2" fo:widows="2" fo:text-indent="0in" style:auto-text-indent="false" fo:background-color="#ffffff" fo:padding-left="0in" fo:padding-right="0in" fo:padding-top="0in" fo:padding-bottom="0.0555in" fo:border-left="none" fo:border-right="none" fo:border-top="none" fo:border-bottom="0.99pt solid #4f81bd" fo:keep-with-next="always"/>
      <style:text-properties fo:font-variant="normal" fo:text-transform="none" fo:color="#17365d" style:text-line-through-style="none" style:text-line-through-type="none" style:text-position="0% 100%" style:font-name="Cambria" fo:font-family="Cambria" style:font-family-generic="roman" style:font-pitch="variable" fo:font-size="26pt" fo:font-style="normal" style:text-underline-style="none" fo:font-weight="normal" style:font-name-asian="Cambria1" style:font-family-asian="Cambria" style:font-family-generic-asian="system" style:font-pitch-asian="variable" style:font-size-asian="26pt" style:font-style-asian="normal"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keep-with-next="always">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Calibri" fo:font-family="Calibri" style:font-family-generic="roman" style:font-pitch="variable" fo:font-size="14pt" fo:font-style="italic" style:text-underline-style="none" fo:font-weight="normal" style:font-name-asian="Calibri1" style:font-family-asian="Calibri" style:font-family-generic-asian="system" style:font-pitch-asian="variable" style:font-size-asian="14pt" style:font-style-asian="italic" style:font-weight-asian="normal" style:font-name-complex="Calibri1" style:font-family-complex="Calibri" style:font-family-generic-complex="system" style:font-pitch-complex="variable" style:font-size-complex="14pt"/>
    </style:style>
    <style:style style:name="Frame_20_contents" style:display-name="Frame contents" style:family="paragraph" style:parent-style-name="Standard" style:class="extra"/>
    <style:style style:name="ListLabel_20_1" style:display-name="ListLabel 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 style:display-name="ListLabel 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 style:display-name="ListLabel 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 style:display-name="ListLabel 5"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 style:display-name="ListLabel 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7" style:display-name="ListLabel 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8" style:display-name="ListLabel 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9" style:display-name="ListLabel 9"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2" style:display-name="ListLabel 1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3" style:display-name="ListLabel 1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 style:display-name="ListLabel 1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5" style:display-name="ListLabel 15"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6" style:display-name="ListLabel 1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7" style:display-name="ListLabel 1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8" style:display-name="ListLabel 1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0" style:display-name="ListLabel 30"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1" style:display-name="ListLabel 31"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2" style:display-name="ListLabel 3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3" style:display-name="ListLabel 3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4" style:display-name="ListLabel 3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5" style:display-name="ListLabel 35"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6" style:display-name="ListLabel 3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7" style:display-name="ListLabel 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8" style:display-name="ListLabel 4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9" style:display-name="ListLabel 49"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0" style:display-name="ListLabel 50"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1" style:display-name="ListLabel 51"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2" style:display-name="ListLabel 5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3" style:display-name="ListLabel 5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4" style:display-name="ListLabel 5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5" style:display-name="ListLabel 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7" style:display-name="ListLabel 5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8" style:display-name="ListLabel 5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59" style:display-name="ListLabel 59"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0" style:display-name="ListLabel 60"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1" style:display-name="ListLabel 61"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2" style:display-name="ListLabel 6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3" style:display-name="ListLabel 6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4" style:display-name="ListLabel 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3" style:display-name="ListLabel 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75" style:display-name="ListLabel 75"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76" style:display-name="ListLabel 7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77" style:display-name="ListLabel 7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78" style:display-name="ListLabel 7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79" style:display-name="ListLabel 79"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80" style:display-name="ListLabel 80"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81" style:display-name="ListLabel 81"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82" style:display-name="ListLabel 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5" style:display-name="ListLabel 85"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6" style:display-name="ListLabel 86"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7" style:display-name="ListLabel 87"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9" style:display-name="ListLabel 89"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1" style:display-name="ListLabel 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8" style:display-name="ListLabel 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9" style:display-name="ListLabel 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3" style:display-name="ListLabel 1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5" style:display-name="ListLabel 1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7" style:display-name="ListLabel 1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9" style:display-name="ListLabel 10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11" style:display-name="ListLabel 111"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12" style:display-name="ListLabel 11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13" style:display-name="ListLabel 11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14" style:display-name="ListLabel 11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15" style:display-name="ListLabel 115"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16" style:display-name="ListLabel 11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17" style:display-name="ListLabel 11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18" style:display-name="ListLabel 1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9" style:display-name="ListLabel 1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0" style:display-name="ListLabel 1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1" style:display-name="ListLabel 1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2" style:display-name="ListLabel 1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3" style:display-name="ListLabel 1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4" style:display-name="ListLabel 1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5" style:display-name="ListLabel 1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6" style:display-name="ListLabel 1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7" style:display-name="ListLabel 1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8" style:display-name="ListLabel 1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9" style:display-name="ListLabel 1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0" style:display-name="ListLabel 1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1" style:display-name="ListLabel 1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2" style:display-name="ListLabel 1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3" style:display-name="ListLabel 1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4" style:display-name="ListLabel 1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5" style:display-name="ListLabel 1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6" style:display-name="ListLabel 1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7" style:display-name="ListLabel 13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38" style:display-name="ListLabel 13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39" style:display-name="ListLabel 139"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0" style:display-name="ListLabel 140"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1" style:display-name="ListLabel 141"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2" style:display-name="ListLabel 14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3" style:display-name="ListLabel 14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4" style:display-name="ListLabel 144"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5" style:display-name="ListLabel 145" style:family="text">
      <style:text-properties fo:font-size="10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6" style:display-name="ListLabel 146"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7" style:display-name="ListLabel 147"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8" style:display-name="ListLabel 148"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49" style:display-name="ListLabel 149"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50" style:display-name="ListLabel 150"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51" style:display-name="ListLabel 151"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52" style:display-name="ListLabel 152"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53" style:display-name="ListLabel 153" style:family="text">
      <style:text-properties fo:color="#000000" style:text-line-through-style="none" style:text-line-through-type="non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54" style:display-name="ListLabel 1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5" style:display-name="ListLabel 1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6" style:display-name="ListLabel 1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7" style:display-name="ListLabel 1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8" style:display-name="ListLabel 1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9" style:display-name="ListLabel 1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0" style:display-name="ListLabel 1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1" style:display-name="ListLabel 1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2" style:display-name="ListLabel 1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3" style:display-name="ListLabel 1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4" style:display-name="ListLabel 1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5" style:display-name="ListLabel 1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6" style:display-name="ListLabel 1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7" style:display-name="ListLabel 1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8" style:display-name="ListLabel 1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9" style:display-name="ListLabel 1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0" style:display-name="ListLabel 1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1" style:display-name="ListLabel 1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2" style:display-name="ListLabel 1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3" style:display-name="ListLabel 1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4" style:display-name="ListLabel 1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5" style:display-name="ListLabel 1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6" style:display-name="ListLabel 1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7" style:display-name="ListLabel 1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8" style:display-name="ListLabel 1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9" style:display-name="ListLabel 1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0" style:display-name="ListLabel 1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1" style:display-name="ListLabel 1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2" style:display-name="ListLabel 1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3" style:display-name="ListLabel 1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4" style:display-name="ListLabel 1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5" style:display-name="ListLabel 1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6" style:display-name="ListLabel 1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7" style:display-name="ListLabel 1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8" style:display-name="ListLabel 1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9" style:display-name="ListLabel 18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0" style:display-name="ListLabel 19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1" style:display-name="ListLabel 19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2" style:display-name="ListLabel 19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3" style:display-name="ListLabel 1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4" style:display-name="ListLabel 1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5" style:display-name="ListLabel 1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6" style:display-name="ListLabel 1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7" style:display-name="ListLabel 1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8" style:display-name="ListLabel 1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9" style:display-name="ListLabel 1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0" style:display-name="ListLabel 20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1" style:display-name="ListLabel 20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2" style:display-name="ListLabel 20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3" style:display-name="ListLabel 20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4" style:display-name="ListLabel 2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5" style:display-name="ListLabel 20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6" style:display-name="ListLabel 20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7" style:display-name="ListLabel 20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8" style:display-name="ListLabel 20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9" style:display-name="ListLabel 20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0" style:display-name="ListLabel 2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1" style:display-name="ListLabel 2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2" style:display-name="ListLabel 2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3" style:display-name="ListLabel 2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4" style:display-name="ListLabel 2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5" style:display-name="ListLabel 2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6" style:display-name="ListLabel 2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7" style:display-name="ListLabel 2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8" style:display-name="ListLabel 2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9" style:display-name="ListLabel 2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0" style:display-name="ListLabel 2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1" style:display-name="ListLabel 2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2" style:display-name="ListLabel 2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3" style:display-name="ListLabel 2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4" style:display-name="ListLabel 2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5" style:display-name="ListLabel 2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6" style:display-name="ListLabel 2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7" style:display-name="ListLabel 2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8" style:display-name="ListLabel 2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9" style:display-name="ListLabel 2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0" style:display-name="ListLabel 2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1" style:display-name="ListLabel 2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2" style:display-name="ListLabel 2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3" style:display-name="ListLabel 2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4" style:display-name="ListLabel 2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5" style:display-name="ListLabel 2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6" style:display-name="ListLabel 2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7" style:display-name="ListLabel 23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8" style:display-name="ListLabel 2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9" style:display-name="ListLabel 2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0" style:display-name="ListLabel 2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1" style:display-name="ListLabel 2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2" style:display-name="ListLabel 2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3" style:display-name="ListLabel 2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4" style:display-name="ListLabel 2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5" style:display-name="ListLabel 2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6" style:display-name="ListLabel 2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7" style:display-name="ListLabel 2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8" style:display-name="ListLabel 2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9" style:display-name="ListLabel 24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0" style:display-name="ListLabel 25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1" style:display-name="ListLabel 25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2" style:display-name="ListLabel 2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3" style:display-name="ListLabel 2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4" style:display-name="ListLabel 2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5" style:display-name="ListLabel 2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6" style:display-name="ListLabel 2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7" style:display-name="ListLabel 2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8" style:display-name="ListLabel 2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9" style:display-name="ListLabel 2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0" style:display-name="ListLabel 2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1" style:display-name="ListLabel 26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2" style:display-name="ListLabel 26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3" style:display-name="ListLabel 26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4" style:display-name="ListLabel 2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5" style:display-name="ListLabel 26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6" style:display-name="ListLabel 26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7" style:display-name="ListLabel 26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8" style:display-name="ListLabel 26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9" style:display-name="ListLabel 26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0" style:display-name="ListLabel 27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1" style:display-name="ListLabel 27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2" style:display-name="ListLabel 27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3" style:display-name="ListLabel 2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4" style:display-name="ListLabel 27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5" style:display-name="ListLabel 27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6" style:display-name="ListLabel 27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7" style:display-name="ListLabel 2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8" style:display-name="ListLabel 2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9" style:display-name="ListLabel 27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0" style:display-name="ListLabel 28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1" style:display-name="ListLabel 2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2" style:display-name="ListLabel 28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3" style:display-name="ListLabel 28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4" style:display-name="ListLabel 28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5" style:display-name="ListLabel 28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6" style:display-name="ListLabel 2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7" style:display-name="ListLabel 28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8" style:display-name="ListLabel 28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65"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84" style:num-suffix="■" text:bullet-char="■">
        <style:list-level-properties text:list-level-position-and-space-mode="label-alignment">
          <style:list-level-label-alignment text:label-followed-by="listtab" fo:text-indent="1.3752in" fo:margin-left="1.5in"/>
        </style:list-level-properties>
        <style:text-properties style:font-name="Arial"/>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87" style:num-suffix="■" text:bullet-char="■">
        <style:list-level-properties text:list-level-position-and-space-mode="label-alignment">
          <style:list-level-label-alignment text:label-followed-by="listtab" fo:text-indent="2.8752in" fo:margin-left="3in"/>
        </style:list-level-properties>
        <style:text-properties style:font-name="Arial"/>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90" style:num-suffix="■" text:bullet-char="■">
        <style:list-level-properties text:list-level-position-and-space-mode="label-alignment">
          <style:list-level-label-alignment text:label-followed-by="listtab" fo:text-indent="4.37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9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9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0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0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0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0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0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0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0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0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111"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114"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117"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9"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20"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21"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22"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23"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2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25"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26"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28"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29"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30"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3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3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3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34"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3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138"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141"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144"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3" text:style-name="ListLabel_20_147" style:num-suffix="▪" text:bullet-char="▪">
        <style:list-level-properties text:list-level-position-and-space-mode="label-alignment">
          <style:list-level-label-alignment text:label-followed-by="listtab" fo:text-indent="1.3752in" fo:margin-left="1.3752in"/>
        </style:list-level-properties>
        <style:text-properties style:font-name="Arial"/>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1.75in"/>
        </style:list-level-properties>
        <style:text-properties style:font-name="Arial"/>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25in"/>
        </style:list-level-properties>
        <style:text-properties style:font-name="Arial"/>
      </text:list-level-style-bullet>
      <text:list-level-style-bullet text:level="6" text:style-name="ListLabel_20_150" style:num-suffix="▪" text:bullet-char="▪">
        <style:list-level-properties text:list-level-position-and-space-mode="label-alignment">
          <style:list-level-label-alignment text:label-followed-by="listtab" fo:text-indent="2.8752in" fo:margin-left="2.8752in"/>
        </style:list-level-properties>
        <style:text-properties style:font-name="Arial"/>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25in"/>
        </style:list-level-properties>
        <style:text-properties style:font-name="Arial"/>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3.75in"/>
        </style:list-level-properties>
        <style:text-properties style:font-name="Arial"/>
      </text:list-level-style-bullet>
      <text:list-level-style-bullet text:level="9" text:style-name="ListLabel_20_153" style:num-suffix="▪" text:bullet-char="▪">
        <style:list-level-properties text:list-level-position-and-space-mode="label-alignment">
          <style:list-level-label-alignment text:label-followed-by="listtab" fo:text-indent="4.3752in" fo:margin-left="4.3752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55"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56"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57"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5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59"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6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61"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6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64"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65"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66"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67"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68"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6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70"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71"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73"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74"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75"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7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77"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7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7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8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8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8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8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8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8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8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8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8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9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9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9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9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9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9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9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9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01"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02"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0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04"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0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06"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07"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9"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10"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11"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12"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13"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1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15"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16"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18"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19"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20"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2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2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2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24"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2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27"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28"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29"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3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31"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32"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33"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34"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36"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37"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38"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39"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40"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4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42"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43"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45"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46"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47"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4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49"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5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51"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5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54"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55"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56"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57"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58"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5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60"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61"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63"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64"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65"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6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67"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6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6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7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7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7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7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7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7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7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7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7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81"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282"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283"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28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285"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28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287"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28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0" meta:object-count="0" meta:page-count="80" meta:paragraph-count="1138" meta:word-count="10778" meta:character-count="69694" meta:non-whitespace-character-count="59824"/>
    <meta:generator>LibreOfficeDev/5.1.0.3$Linux_X86_64 LibreOffice_project/</meta:generator>
  </office:meta>
</office:document-meta>
</file>